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Arial" svg:font-family="Arial" style:font-family-generic="swiss"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PageStyle0">
      <style:paragraph-properties fo:line-height="150%" style:page-number="auto" style:writing-mode="page"/>
      <style:text-properties style:font-name="Arial" fo:font-size="14pt" style:font-size-asian="14pt" style:font-size-complex="14pt"/>
    </style:style>
    <style:style style:name="P3" style:family="paragraph" style:parent-style-name="Standard" style:master-page-name="">
      <style:paragraph-properties fo:line-height="150%" style:page-number="auto" style:writing-mode="page"/>
      <style:text-properties style:font-name="Arial" fo:font-size="14pt" style:font-size-asian="14pt" style:font-size-complex="14pt"/>
    </style:style>
    <style:style style:name="P4" style:family="paragraph" style:parent-style-name="Standard" style:list-style-name="" style:master-page-name="">
      <style:paragraph-properties fo:line-height="150%" style:page-number="auto" style:writing-mode="page"/>
      <style:text-properties style:font-name="Arial" fo:font-size="14pt" style:font-size-asian="14pt" style:font-size-complex="14pt"/>
    </style:style>
    <style:style style:name="P5" style:family="paragraph" style:parent-style-name="Standard" style:master-page-name="">
      <style:paragraph-properties fo:margin-left="0cm" fo:margin-right="0cm" fo:line-height="150%" fo:text-indent="0.635cm" style:auto-text-indent="false" style:page-number="auto" style:writing-mode="page"/>
    </style:style>
    <style:style style:name="P6" style:family="paragraph" style:parent-style-name="Standard" style:master-page-name="">
      <style:paragraph-properties fo:margin-left="0cm" fo:margin-right="0cm" fo:line-height="150%" fo:text-indent="0.635cm" style:auto-text-indent="false" style:page-number="auto" style:writing-mode="page">
        <style:tab-stops>
          <style:tab-stop style:position="1.379cm"/>
        </style:tab-stops>
      </style:paragraph-properties>
      <style:text-properties officeooo:paragraph-rsid="0016a007"/>
    </style:style>
    <style:style style:name="P7" style:family="paragraph" style:parent-style-name="Standard" style:master-page-name="">
      <style:paragraph-properties fo:margin-left="0cm" fo:margin-right="0cm" fo:line-height="150%" fo:text-indent="0.635cm" style:auto-text-indent="false" style:page-number="auto" style:writing-mode="page">
        <style:tab-stops>
          <style:tab-stop style:position="1.314cm"/>
        </style:tab-stops>
      </style:paragraph-properties>
      <style:text-properties officeooo:paragraph-rsid="0018e700"/>
    </style:style>
    <style:style style:name="P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officeooo:paragraph-rsid="001564e1" style:font-size-asian="14pt" style:font-size-complex="14pt"/>
    </style:style>
    <style:style style:name="P1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officeooo:paragraph-rsid="00177ebf" style:font-size-asian="14pt" style:font-size-complex="14pt"/>
    </style:style>
    <style:style style:name="P1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3" style:family="paragraph" style:parent-style-name="Standard" style:master-page-name="">
      <style:paragraph-properties fo:margin-left="0cm" fo:margin-right="0cm" fo:line-height="150%" fo:text-indent="0.635cm" style:auto-text-indent="false" style:page-number="auto" style:writing-mode="page">
        <style:tab-stops>
          <style:tab-stop style:position="1.295cm"/>
        </style:tab-stops>
      </style:paragraph-properties>
      <style:text-properties style:font-name="Arial" fo:font-size="14pt" style:font-size-asian="14pt" style:font-size-complex="14pt"/>
    </style:style>
    <style:style style:name="P1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5" style:family="paragraph" style:parent-style-name="Standard" style:master-page-name="">
      <style:paragraph-properties fo:margin-left="0cm" fo:margin-right="0cm" fo:line-height="150%" fo:text-indent="0.635cm" style:auto-text-indent="false" style:page-number="auto" style:writing-mode="page">
        <style:tab-stops>
          <style:tab-stop style:position="1.265cm"/>
        </style:tab-stops>
      </style:paragraph-properties>
      <style:text-properties style:font-name="Arial" fo:font-size="14pt" style:font-size-asian="14pt" style:font-size-complex="14pt"/>
    </style:style>
    <style:style style:name="P16" style:family="paragraph" style:parent-style-name="Standard" style:master-page-name="">
      <style:paragraph-properties fo:margin-left="0cm" fo:margin-right="0cm" fo:line-height="150%" fo:text-indent="0.635cm" style:auto-text-indent="false" style:page-number="auto" style:writing-mode="page">
        <style:tab-stops>
          <style:tab-stop style:position="1.238cm"/>
        </style:tab-stops>
      </style:paragraph-properties>
      <style:text-properties style:font-name="Arial" fo:font-size="14pt" style:font-size-asian="14pt" style:font-size-complex="14pt"/>
    </style:style>
    <style:style style:name="P1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8" style:family="paragraph" style:parent-style-name="Standard" style:master-page-name="">
      <style:paragraph-properties fo:margin-left="0cm" fo:margin-right="0cm" fo:line-height="150%" fo:text-indent="0.635cm" style:auto-text-indent="false" style:page-number="auto" style:writing-mode="page">
        <style:tab-stops>
          <style:tab-stop style:position="1.251cm"/>
        </style:tab-stops>
      </style:paragraph-properties>
      <style:text-properties style:font-name="Arial" fo:font-size="14pt" style:font-size-asian="14pt" style:font-size-complex="14pt"/>
    </style:style>
    <style:style style:name="P1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0" style:family="paragraph" style:parent-style-name="Standard" style:master-page-name="">
      <style:paragraph-properties fo:margin-left="0cm" fo:margin-right="0cm" fo:line-height="150%" fo:text-indent="0.635cm" style:auto-text-indent="false" style:page-number="auto" style:writing-mode="page">
        <style:tab-stops>
          <style:tab-stop style:position="1.326cm"/>
        </style:tab-stops>
      </style:paragraph-properties>
      <style:text-properties style:font-name="Arial" fo:font-size="14pt" style:font-size-asian="14pt" style:font-size-complex="14pt"/>
    </style:style>
    <style:style style:name="P21" style:family="paragraph" style:parent-style-name="Standard" style:master-page-name="">
      <style:paragraph-properties fo:margin-left="0cm" fo:margin-right="0cm" fo:line-height="150%" fo:text-indent="0.635cm" style:auto-text-indent="false" style:page-number="auto" style:writing-mode="page">
        <style:tab-stops>
          <style:tab-stop style:position="1.207cm"/>
        </style:tab-stops>
      </style:paragraph-properties>
      <style:text-properties style:font-name="Arial" fo:font-size="14pt" style:font-size-asian="14pt" style:font-size-complex="14pt"/>
    </style:style>
    <style:style style:name="P22" style:family="paragraph" style:parent-style-name="Standard" style:master-page-name="">
      <style:paragraph-properties fo:margin-left="0cm" fo:margin-right="0cm" fo:line-height="150%" fo:text-indent="0.635cm" style:auto-text-indent="false" style:page-number="auto" style:writing-mode="page">
        <style:tab-stops>
          <style:tab-stop style:position="1.27cm"/>
        </style:tab-stops>
      </style:paragraph-properties>
      <style:text-properties style:font-name="Arial" fo:font-size="14pt" style:font-size-asian="14pt" style:font-size-complex="14pt"/>
    </style:style>
    <style:style style:name="P2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6" style:family="paragraph" style:parent-style-name="Standard" style:master-page-name="">
      <style:paragraph-properties fo:margin-left="0cm" fo:margin-right="0cm" fo:line-height="150%" fo:text-indent="0.635cm" style:auto-text-indent="false" style:page-number="auto" style:writing-mode="page">
        <style:tab-stops>
          <style:tab-stop style:position="1.295cm"/>
        </style:tab-stops>
      </style:paragraph-properties>
      <style:text-properties style:font-name="Arial" fo:font-size="14pt" style:font-size-asian="14pt" style:font-size-complex="14pt"/>
    </style:style>
    <style:style style:name="P2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8" style:family="paragraph" style:parent-style-name="Standard" style:master-page-name="">
      <style:paragraph-properties fo:margin-left="0cm" fo:margin-right="0cm" fo:line-height="150%" fo:text-indent="0.635cm" style:auto-text-indent="false" style:page-number="auto" style:writing-mode="page">
        <style:tab-stops>
          <style:tab-stop style:position="1.274cm"/>
        </style:tab-stops>
      </style:paragraph-properties>
      <style:text-properties style:font-name="Arial" fo:font-size="14pt" style:font-size-asian="14pt" style:font-size-complex="14pt"/>
    </style:style>
    <style:style style:name="P2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5" style:family="paragraph" style:parent-style-name="Standard" style:master-page-name="">
      <style:paragraph-properties fo:margin-left="0cm" fo:margin-right="0cm" fo:line-height="150%" fo:text-indent="0.635cm" style:auto-text-indent="false" style:page-number="auto" style:writing-mode="page">
        <style:tab-stops>
          <style:tab-stop style:position="1.281cm"/>
        </style:tab-stops>
      </style:paragraph-properties>
      <style:text-properties style:font-name="Arial" fo:font-size="14pt" style:font-size-asian="14pt" style:font-size-complex="14pt"/>
    </style:style>
    <style:style style:name="P36"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7" style:family="paragraph" style:parent-style-name="Standard" style:master-page-name="">
      <style:paragraph-properties fo:margin-left="0cm" fo:margin-right="0cm" fo:line-height="150%" fo:text-indent="0.635cm" style:auto-text-indent="false" style:page-number="auto" style:writing-mode="page">
        <style:tab-stops>
          <style:tab-stop style:position="1.251cm"/>
        </style:tab-stops>
      </style:paragraph-properties>
      <style:text-properties style:font-name="Arial" fo:font-size="14pt" style:font-size-asian="14pt" style:font-size-complex="14pt"/>
    </style:style>
    <style:style style:name="P38" style:family="paragraph" style:parent-style-name="Standard" style:master-page-name="">
      <style:paragraph-properties fo:margin-left="0cm" fo:margin-right="0cm" fo:line-height="150%" fo:text-indent="0.635cm" style:auto-text-indent="false" style:page-number="auto" style:writing-mode="page">
        <style:tab-stops>
          <style:tab-stop style:position="1.321cm"/>
        </style:tab-stops>
      </style:paragraph-properties>
      <style:text-properties style:font-name="Arial" fo:font-size="14pt" style:font-size-asian="14pt" style:font-size-complex="14pt"/>
    </style:style>
    <style:style style:name="P39" style:family="paragraph" style:parent-style-name="Standard" style:master-page-name="">
      <style:paragraph-properties fo:margin-left="0cm" fo:margin-right="0cm" fo:line-height="150%" fo:text-indent="0.635cm" style:auto-text-indent="false" style:page-number="auto" style:writing-mode="page">
        <style:tab-stops>
          <style:tab-stop style:position="1.282cm"/>
        </style:tab-stops>
      </style:paragraph-properties>
      <style:text-properties style:font-name="Arial" fo:font-size="14pt" style:font-size-asian="14pt" style:font-size-complex="14pt"/>
    </style:style>
    <style:style style:name="P4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2" style:family="paragraph" style:parent-style-name="Standard" style:master-page-name="">
      <style:paragraph-properties fo:margin-left="0cm" fo:margin-right="0cm" fo:line-height="150%" fo:text-indent="0.635cm" style:auto-text-indent="false" style:page-number="auto" style:writing-mode="page">
        <style:tab-stops>
          <style:tab-stop style:position="1.337cm"/>
        </style:tab-stops>
      </style:paragraph-properties>
      <style:text-properties style:font-name="Arial" fo:font-size="14pt" style:font-size-asian="14pt" style:font-size-complex="14pt"/>
    </style:style>
    <style:style style:name="P4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4" style:family="paragraph" style:parent-style-name="Standard" style:master-page-name="">
      <style:paragraph-properties fo:margin-left="0cm" fo:margin-right="0cm" fo:line-height="150%" fo:text-indent="0.635cm" style:auto-text-indent="false" style:page-number="auto" style:writing-mode="page">
        <style:tab-stops>
          <style:tab-stop style:position="1.251cm"/>
        </style:tab-stops>
      </style:paragraph-properties>
      <style:text-properties style:font-name="Arial" fo:font-size="14pt" style:font-size-asian="14pt" style:font-size-complex="14pt"/>
    </style:style>
    <style:style style:name="P45" style:family="paragraph" style:parent-style-name="Standard" style:master-page-name="">
      <style:paragraph-properties fo:margin-left="0cm" fo:margin-right="0cm" fo:line-height="150%" fo:text-indent="0.635cm" style:auto-text-indent="false" style:page-number="auto" style:writing-mode="page">
        <style:tab-stops>
          <style:tab-stop style:position="1.309cm"/>
        </style:tab-stops>
      </style:paragraph-properties>
      <style:text-properties style:font-name="Arial" fo:font-size="14pt" style:font-size-asian="14pt" style:font-size-complex="14pt"/>
    </style:style>
    <style:style style:name="P46"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5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5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5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53" style:family="paragraph" style:parent-style-name="Standard" style:master-page-name="">
      <style:paragraph-properties fo:margin-left="0cm" fo:margin-right="0cm" fo:line-height="150%" fo:text-indent="0.635cm" style:auto-text-indent="false" style:page-number="auto" style:writing-mode="page">
        <style:tab-stops>
          <style:tab-stop style:position="1.353cm"/>
        </style:tab-stops>
      </style:paragraph-properties>
      <style:text-properties style:font-name="Arial" fo:font-size="14pt" style:font-size-asian="14pt" style:font-size-complex="14pt"/>
    </style:style>
    <style:style style:name="P5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5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56" style:family="paragraph" style:parent-style-name="Standard" style:master-page-name="">
      <style:paragraph-properties fo:margin-left="0cm" fo:margin-right="0cm" fo:line-height="150%" fo:text-indent="0.635cm" style:auto-text-indent="false" style:page-number="auto" style:writing-mode="page">
        <style:tab-stops>
          <style:tab-stop style:position="1.302cm"/>
        </style:tab-stops>
      </style:paragraph-properties>
      <style:text-properties style:font-name="Arial" fo:font-size="14pt" style:font-size-asian="14pt" style:font-size-complex="14pt"/>
    </style:style>
    <style:style style:name="P5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5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5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6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61" style:family="paragraph" style:parent-style-name="Standard" style:master-page-name="">
      <style:paragraph-properties fo:margin-left="0cm" fo:margin-right="0cm" fo:line-height="150%" fo:text-indent="0.635cm" style:auto-text-indent="false" style:page-number="auto" style:writing-mode="page">
        <style:tab-stops>
          <style:tab-stop style:position="1.295cm"/>
        </style:tab-stops>
      </style:paragraph-properties>
      <style:text-properties style:font-name="Arial" fo:font-size="14pt" style:font-size-asian="14pt" style:font-size-complex="14pt"/>
    </style:style>
    <style:style style:name="P62" style:family="paragraph" style:parent-style-name="Standard" style:master-page-name="">
      <style:paragraph-properties fo:margin-left="0cm" fo:margin-right="0cm" fo:line-height="150%" fo:text-indent="0.635cm" style:auto-text-indent="false" style:page-number="auto" style:writing-mode="page">
        <style:tab-stops>
          <style:tab-stop style:position="1.309cm"/>
        </style:tab-stops>
      </style:paragraph-properties>
      <style:text-properties style:font-name="Arial" fo:font-size="14pt" style:font-size-asian="14pt" style:font-size-complex="14pt"/>
    </style:style>
    <style:style style:name="P6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6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65" style:family="paragraph" style:parent-style-name="Standard" style:master-page-name="">
      <style:paragraph-properties fo:margin-left="0cm" fo:margin-right="0cm" fo:line-height="150%" fo:text-indent="0.635cm" style:auto-text-indent="false" style:page-number="auto" style:writing-mode="page">
        <style:tab-stops>
          <style:tab-stop style:position="1.293cm"/>
        </style:tab-stops>
      </style:paragraph-properties>
      <style:text-properties style:font-name="Arial" fo:font-size="14pt" style:font-size-asian="14pt" style:font-size-complex="14pt"/>
    </style:style>
    <style:style style:name="P66" style:family="paragraph" style:parent-style-name="Standard" style:master-page-name="">
      <style:paragraph-properties fo:margin-left="0cm" fo:margin-right="0cm" fo:line-height="150%" fo:text-indent="0.635cm" style:auto-text-indent="false" style:page-number="auto" style:writing-mode="page">
        <style:tab-stops>
          <style:tab-stop style:position="1.305cm"/>
        </style:tab-stops>
      </style:paragraph-properties>
      <style:text-properties style:font-name="Arial" fo:font-size="14pt" style:font-size-asian="14pt" style:font-size-complex="14pt"/>
    </style:style>
    <style:style style:name="P67" style:family="paragraph" style:parent-style-name="Standard" style:master-page-name="">
      <style:paragraph-properties fo:margin-left="0cm" fo:margin-right="0cm" fo:line-height="150%" fo:text-indent="0.635cm" style:auto-text-indent="false" style:page-number="auto" style:writing-mode="page">
        <style:tab-stops>
          <style:tab-stop style:position="1.422cm"/>
        </style:tab-stops>
      </style:paragraph-properties>
      <style:text-properties style:font-name="Arial" fo:font-size="14pt" style:font-size-asian="14pt" style:font-size-complex="14pt"/>
    </style:style>
    <style:style style:name="P6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69" style:family="paragraph" style:parent-style-name="Standard" style:master-page-name="">
      <style:paragraph-properties fo:margin-left="0cm" fo:margin-right="0cm" fo:line-height="150%" fo:text-indent="0.635cm" style:auto-text-indent="false" style:page-number="auto" style:writing-mode="page">
        <style:tab-stops>
          <style:tab-stop style:position="1.249cm"/>
        </style:tab-stops>
      </style:paragraph-properties>
      <style:text-properties style:font-name="Arial" fo:font-size="14pt" style:font-size-asian="14pt" style:font-size-complex="14pt"/>
    </style:style>
    <style:style style:name="P70" style:family="paragraph" style:parent-style-name="Standard" style:master-page-name="">
      <style:paragraph-properties fo:margin-left="0cm" fo:margin-right="0cm" fo:line-height="150%" fo:text-indent="0.635cm" style:auto-text-indent="false" style:page-number="auto" style:writing-mode="page">
        <style:tab-stops>
          <style:tab-stop style:position="1.346cm"/>
        </style:tab-stops>
      </style:paragraph-properties>
      <style:text-properties style:font-name="Arial" fo:font-size="14pt" style:font-size-asian="14pt" style:font-size-complex="14pt"/>
    </style:style>
    <style:style style:name="P7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7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7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7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7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76" style:family="paragraph" style:parent-style-name="Standard" style:master-page-name="">
      <style:paragraph-properties fo:margin-left="0cm" fo:margin-right="0cm" fo:line-height="150%" fo:text-indent="0.635cm" style:auto-text-indent="false" style:page-number="auto" style:writing-mode="page">
        <style:tab-stops>
          <style:tab-stop style:position="1.358cm"/>
        </style:tab-stops>
      </style:paragraph-properties>
      <style:text-properties style:font-name="Arial" fo:font-size="14pt" style:font-size-asian="14pt" style:font-size-complex="14pt"/>
    </style:style>
    <style:style style:name="P7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7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7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8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81" style:family="paragraph" style:parent-style-name="Standard" style:master-page-name="">
      <style:paragraph-properties fo:margin-left="0cm" fo:margin-right="0cm" fo:line-height="150%" fo:text-indent="0.635cm" style:auto-text-indent="false" style:page-number="auto" style:writing-mode="page">
        <style:tab-stops>
          <style:tab-stop style:position="1.309cm"/>
        </style:tab-stops>
      </style:paragraph-properties>
      <style:text-properties style:font-name="Arial" fo:font-size="14pt" style:font-size-asian="14pt" style:font-size-complex="14pt"/>
    </style:style>
    <style:style style:name="P8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83" style:family="paragraph" style:parent-style-name="Standard" style:master-page-name="">
      <style:paragraph-properties fo:margin-left="0cm" fo:margin-right="0cm" fo:line-height="150%" fo:text-indent="0.635cm" style:auto-text-indent="false" style:page-number="auto" style:writing-mode="page">
        <style:tab-stops>
          <style:tab-stop style:position="1.238cm"/>
        </style:tab-stops>
      </style:paragraph-properties>
      <style:text-properties style:font-name="Arial" fo:font-size="14pt" style:font-size-asian="14pt" style:font-size-complex="14pt"/>
    </style:style>
    <style:style style:name="P8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8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86" style:family="paragraph" style:parent-style-name="Standard" style:master-page-name="">
      <style:paragraph-properties fo:margin-left="0cm" fo:margin-right="0cm" fo:line-height="150%" fo:text-indent="0.635cm" style:auto-text-indent="false" style:page-number="auto" style:writing-mode="page">
        <style:tab-stops>
          <style:tab-stop style:position="1.302cm"/>
        </style:tab-stops>
      </style:paragraph-properties>
      <style:text-properties style:font-name="Arial" fo:font-size="14pt" style:font-size-asian="14pt" style:font-size-complex="14pt"/>
    </style:style>
    <style:style style:name="P8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8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8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9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9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9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9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94" style:family="paragraph" style:parent-style-name="Standard" style:master-page-name="">
      <style:paragraph-properties fo:margin-left="0cm" fo:margin-right="0cm" fo:line-height="150%" fo:text-indent="0.635cm" style:auto-text-indent="false" style:page-number="auto" style:writing-mode="page">
        <style:tab-stops>
          <style:tab-stop style:position="1.309cm"/>
        </style:tab-stops>
      </style:paragraph-properties>
      <style:text-properties style:font-name="Arial" fo:font-size="14pt" style:font-size-asian="14pt" style:font-size-complex="14pt"/>
    </style:style>
    <style:style style:name="P9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96" style:family="paragraph" style:parent-style-name="Standard" style:master-page-name="">
      <style:paragraph-properties fo:margin-left="0cm" fo:margin-right="0cm" fo:line-height="150%" fo:text-indent="0.635cm" style:auto-text-indent="false" style:page-number="auto" style:writing-mode="page">
        <style:tab-stops>
          <style:tab-stop style:position="1.326cm"/>
        </style:tab-stops>
      </style:paragraph-properties>
      <style:text-properties style:font-name="Arial" fo:font-size="14pt" style:font-size-asian="14pt" style:font-size-complex="14pt"/>
    </style:style>
    <style:style style:name="P9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9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9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0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0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0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0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0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0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06"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0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0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0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1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1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1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1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1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1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16"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1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1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1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2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2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2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2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2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25" style:family="paragraph" style:parent-style-name="Standard" style:master-page-name="">
      <style:paragraph-properties fo:margin-left="0cm" fo:margin-right="0cm" fo:line-height="150%" fo:text-indent="0.635cm" style:auto-text-indent="false" style:page-number="auto" style:writing-mode="page">
        <style:tab-stops>
          <style:tab-stop style:position="1.334cm"/>
        </style:tab-stops>
      </style:paragraph-properties>
      <style:text-properties style:font-name="Arial" fo:font-size="14pt" style:font-size-asian="14pt" style:font-size-complex="14pt"/>
    </style:style>
    <style:style style:name="P126"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2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2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2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3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31" style:family="paragraph" style:parent-style-name="Standard" style:master-page-name="">
      <style:paragraph-properties fo:margin-left="0cm" fo:margin-right="0cm" fo:line-height="150%" fo:text-indent="0.635cm" style:auto-text-indent="false" style:page-number="auto" style:writing-mode="page">
        <style:tab-stops>
          <style:tab-stop style:position="1.312cm"/>
        </style:tab-stops>
      </style:paragraph-properties>
      <style:text-properties style:font-name="Arial" fo:font-size="14pt" style:font-size-asian="14pt" style:font-size-complex="14pt"/>
    </style:style>
    <style:style style:name="P13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3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34" style:family="paragraph" style:parent-style-name="Standard" style:master-page-name="">
      <style:paragraph-properties fo:margin-left="0cm" fo:margin-right="0cm" fo:line-height="150%" fo:text-indent="0.635cm" style:auto-text-indent="false" style:page-number="auto" style:writing-mode="page">
        <style:tab-stops>
          <style:tab-stop style:position="1.325cm"/>
        </style:tab-stops>
      </style:paragraph-properties>
      <style:text-properties style:font-name="Arial" fo:font-size="14pt" style:font-size-asian="14pt" style:font-size-complex="14pt"/>
    </style:style>
    <style:style style:name="P13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36"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3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38" style:family="paragraph" style:parent-style-name="Standard" style:master-page-name="">
      <style:paragraph-properties fo:margin-left="0cm" fo:margin-right="0cm" fo:line-height="150%" fo:text-indent="0.635cm" style:auto-text-indent="false" style:page-number="auto" style:writing-mode="page">
        <style:tab-stops>
          <style:tab-stop style:position="1.334cm"/>
        </style:tab-stops>
      </style:paragraph-properties>
      <style:text-properties style:font-name="Arial" fo:font-size="14pt" style:font-size-asian="14pt" style:font-size-complex="14pt"/>
    </style:style>
    <style:style style:name="P13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40" style:family="paragraph" style:parent-style-name="Standard" style:master-page-name="">
      <style:paragraph-properties fo:margin-left="0cm" fo:margin-right="0cm" fo:line-height="150%" fo:text-indent="0.635cm" style:auto-text-indent="false" style:page-number="auto" style:writing-mode="page">
        <style:tab-stops>
          <style:tab-stop style:position="1.314cm"/>
        </style:tab-stops>
      </style:paragraph-properties>
      <style:text-properties style:font-name="Arial" fo:font-size="14pt" style:font-size-asian="14pt" style:font-size-complex="14pt"/>
    </style:style>
    <style:style style:name="P141" style:family="paragraph" style:parent-style-name="Standard" style:master-page-name="">
      <style:paragraph-properties fo:margin-left="0cm" fo:margin-right="0cm" fo:line-height="150%" fo:text-indent="0.635cm" style:auto-text-indent="false" style:page-number="auto" style:writing-mode="page">
        <style:tab-stops>
          <style:tab-stop style:position="1.295cm"/>
        </style:tab-stops>
      </style:paragraph-properties>
      <style:text-properties style:font-name="Arial" fo:font-size="14pt" style:font-size-asian="14pt" style:font-size-complex="14pt"/>
    </style:style>
    <style:style style:name="P142" style:family="paragraph" style:parent-style-name="Standard" style:master-page-name="">
      <style:paragraph-properties fo:margin-left="0cm" fo:margin-right="0cm" fo:line-height="150%" fo:text-indent="0.635cm" style:auto-text-indent="false" style:page-number="auto" style:writing-mode="page">
        <style:tab-stops>
          <style:tab-stop style:position="1.334cm"/>
        </style:tab-stops>
      </style:paragraph-properties>
      <style:text-properties style:font-name="Arial" fo:font-size="14pt" style:font-size-asian="14pt" style:font-size-complex="14pt"/>
    </style:style>
    <style:style style:name="P143" style:family="paragraph" style:parent-style-name="Standard" style:master-page-name="">
      <style:paragraph-properties fo:margin-left="0cm" fo:margin-right="0cm" fo:line-height="150%" fo:text-indent="0.635cm" style:auto-text-indent="false" style:page-number="auto" style:writing-mode="page">
        <style:tab-stops>
          <style:tab-stop style:position="10.691cm"/>
        </style:tab-stops>
      </style:paragraph-properties>
      <style:text-properties style:font-name="Arial" fo:font-size="14pt" style:font-size-asian="14pt" style:font-size-complex="14pt"/>
    </style:style>
    <style:style style:name="P14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4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46" style:family="paragraph" style:parent-style-name="Standard" style:master-page-name="">
      <style:paragraph-properties fo:margin-left="0cm" fo:margin-right="0cm" fo:line-height="150%" fo:text-indent="0.635cm" style:auto-text-indent="false" style:page-number="auto" style:writing-mode="page">
        <style:tab-stops>
          <style:tab-stop style:position="1.251cm"/>
        </style:tab-stops>
      </style:paragraph-properties>
      <style:text-properties style:font-name="Arial" fo:font-size="14pt" style:font-size-asian="14pt" style:font-size-complex="14pt"/>
    </style:style>
    <style:style style:name="P14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4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4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5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5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5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5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5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5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56"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57" style:family="paragraph" style:parent-style-name="Standard" style:master-page-name="">
      <style:paragraph-properties fo:margin-left="0cm" fo:margin-right="0cm" fo:line-height="150%" fo:text-indent="0.635cm" style:auto-text-indent="false" style:page-number="auto" style:writing-mode="page">
        <style:tab-stops>
          <style:tab-stop style:position="1.358cm"/>
        </style:tab-stops>
      </style:paragraph-properties>
      <style:text-properties style:font-name="Arial" fo:font-size="14pt" style:font-size-asian="14pt" style:font-size-complex="14pt"/>
    </style:style>
    <style:style style:name="P15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5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6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6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6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6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6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6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66"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67" style:family="paragraph" style:parent-style-name="Standard" style:master-page-name="">
      <style:paragraph-properties fo:margin-left="0cm" fo:margin-right="0cm" fo:line-height="150%" fo:text-indent="0.635cm" style:auto-text-indent="false" style:page-number="auto" style:writing-mode="page">
        <style:tab-stops>
          <style:tab-stop style:position="1.326cm"/>
        </style:tab-stops>
      </style:paragraph-properties>
      <style:text-properties style:font-name="Arial" fo:font-size="14pt" style:font-size-asian="14pt" style:font-size-complex="14pt"/>
    </style:style>
    <style:style style:name="P16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6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7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7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72" style:family="paragraph" style:parent-style-name="Standard" style:master-page-name="">
      <style:paragraph-properties fo:margin-left="0cm" fo:margin-right="0cm" fo:line-height="150%" fo:text-indent="0.635cm" style:auto-text-indent="false" style:page-number="auto" style:writing-mode="page">
        <style:tab-stops>
          <style:tab-stop style:position="1.353cm"/>
        </style:tab-stops>
      </style:paragraph-properties>
      <style:text-properties style:font-name="Arial" fo:font-size="14pt" style:font-size-asian="14pt" style:font-size-complex="14pt"/>
    </style:style>
    <style:style style:name="P173" style:family="paragraph" style:parent-style-name="Standard" style:master-page-name="">
      <style:paragraph-properties fo:margin-left="0cm" fo:margin-right="0cm" fo:line-height="150%" fo:text-indent="0.635cm" style:auto-text-indent="false" style:page-number="auto" style:writing-mode="page">
        <style:tab-stops>
          <style:tab-stop style:position="1.275cm"/>
        </style:tab-stops>
      </style:paragraph-properties>
      <style:text-properties style:font-name="Arial" fo:font-size="14pt" style:font-size-asian="14pt" style:font-size-complex="14pt"/>
    </style:style>
    <style:style style:name="P174" style:family="paragraph" style:parent-style-name="Standard" style:master-page-name="">
      <style:paragraph-properties fo:margin-left="0cm" fo:margin-right="0cm" fo:line-height="150%" fo:text-indent="0.635cm" style:auto-text-indent="false" style:page-number="auto" style:writing-mode="page">
        <style:tab-stops>
          <style:tab-stop style:position="1.326cm"/>
        </style:tab-stops>
      </style:paragraph-properties>
      <style:text-properties style:font-name="Arial" fo:font-size="14pt" style:font-size-asian="14pt" style:font-size-complex="14pt"/>
    </style:style>
    <style:style style:name="P175" style:family="paragraph" style:parent-style-name="Standard" style:master-page-name="">
      <style:paragraph-properties fo:margin-left="0cm" fo:margin-right="0cm" fo:line-height="150%" fo:text-indent="0.635cm" style:auto-text-indent="false" style:page-number="auto" style:writing-mode="page">
        <style:tab-stops>
          <style:tab-stop style:position="1.372cm"/>
        </style:tab-stops>
      </style:paragraph-properties>
      <style:text-properties style:font-name="Arial" fo:font-size="14pt" style:font-size-asian="14pt" style:font-size-complex="14pt"/>
    </style:style>
    <style:style style:name="P176"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7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7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7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8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8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8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83" style:family="paragraph" style:parent-style-name="Standard" style:master-page-name="">
      <style:paragraph-properties fo:margin-left="0cm" fo:margin-right="0cm" fo:line-height="150%" fo:text-indent="0.635cm" style:auto-text-indent="false" style:page-number="auto" style:writing-mode="page">
        <style:tab-stops>
          <style:tab-stop style:position="1.312cm"/>
        </style:tab-stops>
      </style:paragraph-properties>
      <style:text-properties style:font-name="Arial" fo:font-size="14pt" style:font-size-asian="14pt" style:font-size-complex="14pt"/>
    </style:style>
    <style:style style:name="P18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85" style:family="paragraph" style:parent-style-name="Standard" style:master-page-name="">
      <style:paragraph-properties fo:margin-left="0cm" fo:margin-right="0cm" fo:line-height="150%" fo:text-indent="0.635cm" style:auto-text-indent="false" style:page-number="auto" style:writing-mode="page">
        <style:tab-stops>
          <style:tab-stop style:position="1.281cm"/>
        </style:tab-stops>
      </style:paragraph-properties>
      <style:text-properties style:font-name="Arial" fo:font-size="14pt" style:font-size-asian="14pt" style:font-size-complex="14pt"/>
    </style:style>
    <style:style style:name="P186"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87" style:family="paragraph" style:parent-style-name="Standard" style:master-page-name="">
      <style:paragraph-properties fo:margin-left="0cm" fo:margin-right="0cm" fo:line-height="150%" fo:text-indent="0.635cm" style:auto-text-indent="false" style:page-number="auto" style:writing-mode="page">
        <style:tab-stops>
          <style:tab-stop style:position="1.334cm"/>
        </style:tab-stops>
      </style:paragraph-properties>
      <style:text-properties style:font-name="Arial" fo:font-size="14pt" style:font-size-asian="14pt" style:font-size-complex="14pt"/>
    </style:style>
    <style:style style:name="P188" style:family="paragraph" style:parent-style-name="Standard" style:master-page-name="">
      <style:paragraph-properties fo:margin-left="0cm" fo:margin-right="0cm" fo:line-height="150%" fo:text-indent="0.635cm" style:auto-text-indent="false" style:page-number="auto" style:writing-mode="page">
        <style:tab-stops>
          <style:tab-stop style:position="1.298cm"/>
        </style:tab-stops>
      </style:paragraph-properties>
      <style:text-properties style:font-name="Arial" fo:font-size="14pt" style:font-size-asian="14pt" style:font-size-complex="14pt"/>
    </style:style>
    <style:style style:name="P18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9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9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9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93" style:family="paragraph" style:parent-style-name="Standard" style:master-page-name="">
      <style:paragraph-properties fo:margin-left="0cm" fo:margin-right="0cm" fo:line-height="150%" fo:text-indent="0.635cm" style:auto-text-indent="false" style:page-number="auto" style:writing-mode="page">
        <style:tab-stops>
          <style:tab-stop style:position="1.358cm"/>
        </style:tab-stops>
      </style:paragraph-properties>
      <style:text-properties style:font-name="Arial" fo:font-size="14pt" style:font-size-asian="14pt" style:font-size-complex="14pt"/>
    </style:style>
    <style:style style:name="P194" style:family="paragraph" style:parent-style-name="Standard" style:master-page-name="">
      <style:paragraph-properties fo:margin-left="0cm" fo:margin-right="0cm" fo:line-height="150%" fo:text-indent="0.635cm" style:auto-text-indent="false" style:page-number="auto" style:writing-mode="page">
        <style:tab-stops>
          <style:tab-stop style:position="1.346cm"/>
        </style:tab-stops>
      </style:paragraph-properties>
      <style:text-properties style:font-name="Arial" fo:font-size="14pt" style:font-size-asian="14pt" style:font-size-complex="14pt"/>
    </style:style>
    <style:style style:name="P19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96" style:family="paragraph" style:parent-style-name="Standard" style:master-page-name="">
      <style:paragraph-properties fo:margin-left="0cm" fo:margin-right="0cm" fo:line-height="150%" fo:text-indent="0.635cm" style:auto-text-indent="false" style:page-number="auto" style:writing-mode="page">
        <style:tab-stops>
          <style:tab-stop style:position="1.265cm"/>
        </style:tab-stops>
      </style:paragraph-properties>
      <style:text-properties style:font-name="Arial" fo:font-size="14pt" style:font-size-asian="14pt" style:font-size-complex="14pt"/>
    </style:style>
    <style:style style:name="P19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9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99" style:family="paragraph" style:parent-style-name="Standard" style:master-page-name="">
      <style:paragraph-properties fo:margin-left="0cm" fo:margin-right="0cm" fo:line-height="150%" fo:text-indent="0.635cm" style:auto-text-indent="false" style:page-number="auto" style:writing-mode="page">
        <style:tab-stops>
          <style:tab-stop style:position="1.281cm"/>
        </style:tab-stops>
      </style:paragraph-properties>
      <style:text-properties style:font-name="Arial" fo:font-size="14pt" style:font-size-asian="14pt" style:font-size-complex="14pt"/>
    </style:style>
    <style:style style:name="P20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01" style:family="paragraph" style:parent-style-name="Standard" style:master-page-name="">
      <style:paragraph-properties fo:margin-left="0cm" fo:margin-right="0cm" fo:line-height="150%" fo:text-indent="0.635cm" style:auto-text-indent="false" style:page-number="auto" style:writing-mode="page">
        <style:tab-stops>
          <style:tab-stop style:position="1.286cm"/>
        </style:tab-stops>
      </style:paragraph-properties>
      <style:text-properties style:font-name="Arial" fo:font-size="14pt" style:font-size-asian="14pt" style:font-size-complex="14pt"/>
    </style:style>
    <style:style style:name="P20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03" style:family="paragraph" style:parent-style-name="Standard" style:master-page-name="">
      <style:paragraph-properties fo:margin-left="0cm" fo:margin-right="0cm" fo:line-height="150%" fo:text-indent="0.635cm" style:auto-text-indent="false" style:page-number="auto" style:writing-mode="page">
        <style:tab-stops>
          <style:tab-stop style:position="1.298cm"/>
        </style:tab-stops>
      </style:paragraph-properties>
      <style:text-properties style:font-name="Arial" fo:font-size="14pt" style:font-size-asian="14pt" style:font-size-complex="14pt"/>
    </style:style>
    <style:style style:name="P20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0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06" style:family="paragraph" style:parent-style-name="Standard" style:master-page-name="">
      <style:paragraph-properties fo:margin-left="0cm" fo:margin-right="0cm" fo:line-height="150%" fo:text-indent="0.635cm" style:auto-text-indent="false" style:page-number="auto" style:writing-mode="page">
        <style:tab-stops>
          <style:tab-stop style:position="1.305cm"/>
        </style:tab-stops>
      </style:paragraph-properties>
      <style:text-properties style:font-name="Arial" fo:font-size="14pt" style:font-size-asian="14pt" style:font-size-complex="14pt"/>
    </style:style>
    <style:style style:name="P20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08" style:family="paragraph" style:parent-style-name="Standard" style:master-page-name="">
      <style:paragraph-properties fo:margin-left="0cm" fo:margin-right="0cm" fo:line-height="150%" fo:text-indent="0.635cm" style:auto-text-indent="false" style:page-number="auto" style:writing-mode="page">
        <style:tab-stops>
          <style:tab-stop style:position="1.274cm"/>
        </style:tab-stops>
      </style:paragraph-properties>
      <style:text-properties style:font-name="Arial" fo:font-size="14pt" style:font-size-asian="14pt" style:font-size-complex="14pt"/>
    </style:style>
    <style:style style:name="P209" style:family="paragraph" style:parent-style-name="Standard" style:master-page-name="">
      <style:paragraph-properties fo:margin-left="0cm" fo:margin-right="0cm" fo:line-height="150%" fo:text-indent="0.635cm" style:auto-text-indent="false" style:page-number="auto" style:writing-mode="page">
        <style:tab-stops>
          <style:tab-stop style:position="1.302cm"/>
        </style:tab-stops>
      </style:paragraph-properties>
      <style:text-properties style:font-name="Arial" fo:font-size="14pt" style:font-size-asian="14pt" style:font-size-complex="14pt"/>
    </style:style>
    <style:style style:name="P21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1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12" style:family="paragraph" style:parent-style-name="Standard" style:master-page-name="">
      <style:paragraph-properties fo:margin-left="0cm" fo:margin-right="0cm" fo:line-height="150%" fo:text-indent="0.635cm" style:auto-text-indent="false" style:page-number="auto" style:writing-mode="page">
        <style:tab-stops>
          <style:tab-stop style:position="1.372cm"/>
        </style:tab-stops>
      </style:paragraph-properties>
      <style:text-properties style:font-name="Arial" fo:font-size="14pt" style:font-size-asian="14pt" style:font-size-complex="14pt"/>
    </style:style>
    <style:style style:name="P213" style:family="paragraph" style:parent-style-name="Standard" style:master-page-name="">
      <style:paragraph-properties fo:margin-left="0cm" fo:margin-right="0cm" fo:line-height="150%" fo:text-indent="0.635cm" style:auto-text-indent="false" style:page-number="auto" style:writing-mode="page">
        <style:tab-stops>
          <style:tab-stop style:position="1.321cm"/>
        </style:tab-stops>
      </style:paragraph-properties>
      <style:text-properties style:font-name="Arial" fo:font-size="14pt" style:font-size-asian="14pt" style:font-size-complex="14pt"/>
    </style:style>
    <style:style style:name="P214" style:family="paragraph" style:parent-style-name="Standard" style:master-page-name="">
      <style:paragraph-properties fo:margin-left="0cm" fo:margin-right="0cm" fo:line-height="150%" fo:text-indent="0.635cm" style:auto-text-indent="false" style:page-number="auto" style:writing-mode="page">
        <style:tab-stops>
          <style:tab-stop style:position="1.353cm"/>
        </style:tab-stops>
      </style:paragraph-properties>
      <style:text-properties style:font-name="Arial" fo:font-size="14pt" style:font-size-asian="14pt" style:font-size-complex="14pt"/>
    </style:style>
    <style:style style:name="P21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16" style:family="paragraph" style:parent-style-name="Standard" style:master-page-name="">
      <style:paragraph-properties fo:margin-left="0cm" fo:margin-right="0cm" fo:line-height="150%" fo:text-indent="0.635cm" style:auto-text-indent="false" style:page-number="auto" style:writing-mode="page">
        <style:tab-stops>
          <style:tab-stop style:position="1.392cm"/>
        </style:tab-stops>
      </style:paragraph-properties>
      <style:text-properties style:font-name="Arial" fo:font-size="14pt" style:font-size-asian="14pt" style:font-size-complex="14pt"/>
    </style:style>
    <style:style style:name="P217" style:family="paragraph" style:parent-style-name="Standard" style:master-page-name="">
      <style:paragraph-properties fo:margin-left="0cm" fo:margin-right="0cm" fo:line-height="150%" fo:text-indent="0.635cm" style:auto-text-indent="false" style:page-number="auto" style:writing-mode="page">
        <style:tab-stops>
          <style:tab-stop style:position="1.314cm"/>
        </style:tab-stops>
      </style:paragraph-properties>
      <style:text-properties style:font-name="Arial" fo:font-size="14pt" style:font-size-asian="14pt" style:font-size-complex="14pt"/>
    </style:style>
    <style:style style:name="P21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1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2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2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22" style:family="paragraph" style:parent-style-name="Standard" style:master-page-name="">
      <style:paragraph-properties fo:margin-left="0cm" fo:margin-right="0cm" fo:line-height="150%" fo:text-indent="0.635cm" style:auto-text-indent="false" style:page-number="auto" style:writing-mode="page">
        <style:tab-stops>
          <style:tab-stop style:position="1.556cm"/>
        </style:tab-stops>
      </style:paragraph-properties>
      <style:text-properties style:font-name="Arial" fo:font-size="14pt" style:font-size-asian="14pt" style:font-size-complex="14pt"/>
    </style:style>
    <style:style style:name="P22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24" style:family="paragraph" style:parent-style-name="Standard" style:master-page-name="">
      <style:paragraph-properties fo:margin-left="0cm" fo:margin-right="0cm" fo:line-height="150%" fo:text-indent="0.635cm" style:auto-text-indent="false" style:page-number="auto" style:writing-mode="page">
        <style:tab-stops>
          <style:tab-stop style:position="1.298cm"/>
        </style:tab-stops>
      </style:paragraph-properties>
      <style:text-properties style:font-name="Arial" fo:font-size="14pt" style:font-size-asian="14pt" style:font-size-complex="14pt"/>
    </style:style>
    <style:style style:name="P225" style:family="paragraph" style:parent-style-name="Standard" style:master-page-name="">
      <style:paragraph-properties fo:margin-left="0cm" fo:margin-right="0cm" fo:line-height="150%" fo:text-indent="0.635cm" style:auto-text-indent="false" style:page-number="auto" style:writing-mode="page">
        <style:tab-stops>
          <style:tab-stop style:position="1.326cm"/>
        </style:tab-stops>
      </style:paragraph-properties>
      <style:text-properties style:font-name="Arial" fo:font-size="14pt" style:font-size-asian="14pt" style:font-size-complex="14pt"/>
    </style:style>
    <style:style style:name="P226"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27" style:family="paragraph" style:parent-style-name="Standard" style:master-page-name="">
      <style:paragraph-properties fo:margin-left="0cm" fo:margin-right="0cm" fo:line-height="150%" fo:text-indent="0.635cm" style:auto-text-indent="false" style:page-number="auto" style:writing-mode="page">
        <style:tab-stops>
          <style:tab-stop style:position="1.281cm"/>
        </style:tab-stops>
      </style:paragraph-properties>
      <style:text-properties style:font-name="Arial" fo:font-size="14pt" style:font-size-asian="14pt" style:font-size-complex="14pt"/>
    </style:style>
    <style:style style:name="P228" style:family="paragraph" style:parent-style-name="Standard" style:master-page-name="">
      <style:paragraph-properties fo:margin-left="0cm" fo:margin-right="0cm" fo:line-height="150%" fo:text-indent="0.635cm" style:auto-text-indent="false" style:page-number="auto" style:writing-mode="page">
        <style:tab-stops>
          <style:tab-stop style:position="1.314cm"/>
        </style:tab-stops>
      </style:paragraph-properties>
      <style:text-properties style:font-name="Arial" fo:font-size="14pt" style:font-size-asian="14pt" style:font-size-complex="14pt"/>
    </style:style>
    <style:style style:name="P229" style:family="paragraph" style:parent-style-name="Standard" style:master-page-name="">
      <style:paragraph-properties fo:margin-left="0cm" fo:margin-right="0cm" fo:line-height="150%" fo:text-indent="0.635cm" style:auto-text-indent="false" style:page-number="auto" style:writing-mode="page">
        <style:tab-stops>
          <style:tab-stop style:position="1.326cm"/>
        </style:tab-stops>
      </style:paragraph-properties>
      <style:text-properties style:font-name="Arial" fo:font-size="14pt" style:font-size-asian="14pt" style:font-size-complex="14pt"/>
    </style:style>
    <style:style style:name="P23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31" style:family="paragraph" style:parent-style-name="Standard" style:master-page-name="">
      <style:paragraph-properties fo:margin-left="0cm" fo:margin-right="0cm" fo:line-height="150%" fo:text-indent="0.635cm" style:auto-text-indent="false" style:page-number="auto" style:writing-mode="page">
        <style:tab-stops>
          <style:tab-stop style:position="1.293cm"/>
        </style:tab-stops>
      </style:paragraph-properties>
      <style:text-properties style:font-name="Arial" fo:font-size="14pt" style:font-size-asian="14pt" style:font-size-complex="14pt"/>
    </style:style>
    <style:style style:name="P23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33" style:family="paragraph" style:parent-style-name="Standard" style:master-page-name="">
      <style:paragraph-properties fo:margin-left="0cm" fo:margin-right="0cm" fo:line-height="150%" fo:text-indent="0.635cm" style:auto-text-indent="false" style:page-number="auto" style:writing-mode="page">
        <style:tab-stops>
          <style:tab-stop style:position="1.286cm"/>
        </style:tab-stops>
      </style:paragraph-properties>
      <style:text-properties style:font-name="Arial" fo:font-size="14pt" style:font-size-asian="14pt" style:font-size-complex="14pt"/>
    </style:style>
    <style:style style:name="P234" style:family="paragraph" style:parent-style-name="Standard" style:master-page-name="">
      <style:paragraph-properties fo:margin-left="0cm" fo:margin-right="0cm" fo:line-height="150%" fo:text-indent="0.635cm" style:auto-text-indent="false" style:page-number="auto" style:writing-mode="page">
        <style:tab-stops>
          <style:tab-stop style:position="1.293cm"/>
        </style:tab-stops>
      </style:paragraph-properties>
      <style:text-properties style:font-name="Arial" fo:font-size="14pt" style:font-size-asian="14pt" style:font-size-complex="14pt"/>
    </style:style>
    <style:style style:name="P235" style:family="paragraph" style:parent-style-name="Standard" style:master-page-name="">
      <style:paragraph-properties fo:margin-left="0cm" fo:margin-right="0cm" fo:line-height="150%" fo:text-indent="0.635cm" style:auto-text-indent="false" style:page-number="auto" style:writing-mode="page">
        <style:tab-stops>
          <style:tab-stop style:position="1.266cm"/>
        </style:tab-stops>
      </style:paragraph-properties>
      <style:text-properties style:font-name="Arial" fo:font-size="14pt" style:font-size-asian="14pt" style:font-size-complex="14pt"/>
    </style:style>
    <style:style style:name="P236" style:family="paragraph" style:parent-style-name="Standard" style:master-page-name="">
      <style:paragraph-properties fo:margin-left="0cm" fo:margin-right="0cm" fo:line-height="150%" fo:text-indent="0.635cm" style:auto-text-indent="false" style:page-number="auto" style:writing-mode="page">
        <style:tab-stops>
          <style:tab-stop style:position="1.286cm"/>
        </style:tab-stops>
      </style:paragraph-properties>
      <style:text-properties style:font-name="Arial" fo:font-size="14pt" style:font-size-asian="14pt" style:font-size-complex="14pt"/>
    </style:style>
    <style:style style:name="P237" style:family="paragraph" style:parent-style-name="Standard" style:master-page-name="">
      <style:paragraph-properties fo:margin-left="0cm" fo:margin-right="0cm" fo:line-height="150%" fo:text-indent="0.635cm" style:auto-text-indent="false" style:page-number="auto" style:writing-mode="page">
        <style:tab-stops>
          <style:tab-stop style:position="1.298cm"/>
        </style:tab-stops>
      </style:paragraph-properties>
      <style:text-properties style:font-name="Arial" fo:font-size="14pt" style:font-size-asian="14pt" style:font-size-complex="14pt"/>
    </style:style>
    <style:style style:name="P23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3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40" style:family="paragraph" style:parent-style-name="Standard" style:master-page-name="">
      <style:paragraph-properties fo:margin-left="0cm" fo:margin-right="0cm" fo:line-height="150%" fo:text-indent="0.635cm" style:auto-text-indent="false" style:page-number="auto" style:writing-mode="page">
        <style:tab-stops>
          <style:tab-stop style:position="1.258cm"/>
        </style:tab-stops>
      </style:paragraph-properties>
      <style:text-properties style:font-name="Arial" fo:font-size="14pt" style:font-size-asian="14pt" style:font-size-complex="14pt"/>
    </style:style>
    <style:style style:name="P24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4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43" style:family="paragraph" style:parent-style-name="Standard" style:master-page-name="">
      <style:paragraph-properties fo:margin-left="0cm" fo:margin-right="0cm" fo:line-height="150%" fo:text-indent="0.635cm" style:auto-text-indent="false" style:page-number="auto" style:writing-mode="page">
        <style:tab-stops>
          <style:tab-stop style:position="1.365cm"/>
        </style:tab-stops>
      </style:paragraph-properties>
      <style:text-properties style:font-name="Arial" fo:font-size="14pt" style:font-size-asian="14pt" style:font-size-complex="14pt"/>
    </style:style>
    <style:style style:name="P24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45" style:family="paragraph" style:parent-style-name="Standard" style:master-page-name="">
      <style:paragraph-properties fo:margin-left="0cm" fo:margin-right="0cm" fo:line-height="150%" fo:text-indent="0.635cm" style:auto-text-indent="false" style:page-number="auto" style:writing-mode="page">
        <style:tab-stops>
          <style:tab-stop style:position="1.378cm"/>
        </style:tab-stops>
      </style:paragraph-properties>
      <style:text-properties style:font-name="Arial" fo:font-size="14pt" style:font-size-asian="14pt" style:font-size-complex="14pt"/>
    </style:style>
    <style:style style:name="P246" style:family="paragraph" style:parent-style-name="Standard" style:master-page-name="">
      <style:paragraph-properties fo:margin-left="0cm" fo:margin-right="0cm" fo:line-height="150%" fo:text-indent="0.635cm" style:auto-text-indent="false" style:page-number="auto" style:writing-mode="page">
        <style:tab-stops>
          <style:tab-stop style:position="1.282cm"/>
        </style:tab-stops>
      </style:paragraph-properties>
      <style:text-properties style:font-name="Arial" fo:font-size="14pt" style:font-size-asian="14pt" style:font-size-complex="14pt"/>
    </style:style>
    <style:style style:name="P247" style:family="paragraph" style:parent-style-name="Standard" style:master-page-name="">
      <style:paragraph-properties fo:margin-left="0cm" fo:margin-right="0cm" fo:line-height="150%" fo:text-indent="0.635cm" style:auto-text-indent="false" style:page-number="auto" style:writing-mode="page">
        <style:tab-stops>
          <style:tab-stop style:position="1.305cm"/>
        </style:tab-stops>
      </style:paragraph-properties>
      <style:text-properties style:font-name="Arial" fo:font-size="14pt" style:font-size-asian="14pt" style:font-size-complex="14pt"/>
    </style:style>
    <style:style style:name="P248" style:family="paragraph" style:parent-style-name="Standard" style:master-page-name="">
      <style:paragraph-properties fo:margin-left="0cm" fo:margin-right="0cm" fo:line-height="150%" fo:text-indent="0.635cm" style:auto-text-indent="false" style:page-number="auto" style:writing-mode="page">
        <style:tab-stops>
          <style:tab-stop style:position="1.332cm"/>
        </style:tab-stops>
      </style:paragraph-properties>
      <style:text-properties style:font-name="Arial" fo:font-size="14pt" style:font-size-asian="14pt" style:font-size-complex="14pt"/>
    </style:style>
    <style:style style:name="P24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5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51" style:family="paragraph" style:parent-style-name="Standard" style:master-page-name="">
      <style:paragraph-properties fo:margin-left="0cm" fo:margin-right="0cm" fo:line-height="150%" fo:text-indent="0.635cm" style:auto-text-indent="false" style:page-number="auto" style:writing-mode="page">
        <style:tab-stops>
          <style:tab-stop style:position="1.309cm"/>
        </style:tab-stops>
      </style:paragraph-properties>
      <style:text-properties style:font-name="Arial" fo:font-size="14pt" style:font-size-asian="14pt" style:font-size-complex="14pt"/>
    </style:style>
    <style:style style:name="P25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5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54" style:family="paragraph" style:parent-style-name="Standard" style:master-page-name="">
      <style:paragraph-properties fo:margin-left="0cm" fo:margin-right="0cm" fo:line-height="150%" fo:text-indent="0.635cm" style:auto-text-indent="false" style:page-number="auto" style:writing-mode="page">
        <style:tab-stops>
          <style:tab-stop style:position="1.298cm"/>
        </style:tab-stops>
      </style:paragraph-properties>
      <style:text-properties style:font-name="Arial" fo:font-size="14pt" style:font-size-asian="14pt" style:font-size-complex="14pt"/>
    </style:style>
    <style:style style:name="P255" style:family="paragraph" style:parent-style-name="Standard" style:master-page-name="">
      <style:paragraph-properties fo:margin-left="0cm" fo:margin-right="0cm" fo:line-height="150%" fo:text-indent="0.635cm" style:auto-text-indent="false" style:page-number="auto" style:writing-mode="page">
        <style:tab-stops>
          <style:tab-stop style:position="1.305cm"/>
        </style:tab-stops>
      </style:paragraph-properties>
      <style:text-properties style:font-name="Arial" fo:font-size="14pt" style:font-size-asian="14pt" style:font-size-complex="14pt"/>
    </style:style>
    <style:style style:name="P256"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57" style:family="paragraph" style:parent-style-name="Standard" style:master-page-name="">
      <style:paragraph-properties fo:margin-left="0cm" fo:margin-right="0cm" fo:line-height="150%" fo:text-indent="0.635cm" style:auto-text-indent="false" style:page-number="auto" style:writing-mode="page">
        <style:tab-stops>
          <style:tab-stop style:position="1.309cm"/>
        </style:tab-stops>
      </style:paragraph-properties>
      <style:text-properties style:font-name="Arial" fo:font-size="14pt" style:font-size-asian="14pt" style:font-size-complex="14pt"/>
    </style:style>
    <style:style style:name="P25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59" style:family="paragraph" style:parent-style-name="Standard" style:master-page-name="">
      <style:paragraph-properties fo:margin-left="0cm" fo:margin-right="0cm" fo:line-height="150%" fo:text-indent="0.635cm" style:auto-text-indent="false" style:page-number="auto" style:writing-mode="page">
        <style:tab-stops>
          <style:tab-stop style:position="1.341cm"/>
        </style:tab-stops>
      </style:paragraph-properties>
      <style:text-properties style:font-name="Arial" fo:font-size="14pt" style:font-size-asian="14pt" style:font-size-complex="14pt"/>
    </style:style>
    <style:style style:name="P260" style:family="paragraph" style:parent-style-name="Standard" style:master-page-name="">
      <style:paragraph-properties fo:margin-left="0cm" fo:margin-right="0cm" fo:line-height="150%" fo:text-indent="0.635cm" style:auto-text-indent="false" style:page-number="auto" style:writing-mode="page">
        <style:tab-stops>
          <style:tab-stop style:position="1.231cm"/>
        </style:tab-stops>
      </style:paragraph-properties>
      <style:text-properties style:font-name="Arial" fo:font-size="14pt" style:font-size-asian="14pt" style:font-size-complex="14pt"/>
    </style:style>
    <style:style style:name="P261" style:family="paragraph" style:parent-style-name="Standard" style:master-page-name="">
      <style:paragraph-properties fo:margin-left="0cm" fo:margin-right="0cm" fo:line-height="150%" fo:text-indent="0.635cm" style:auto-text-indent="false" style:page-number="auto" style:writing-mode="page">
        <style:tab-stops>
          <style:tab-stop style:position="1.309cm"/>
        </style:tab-stops>
      </style:paragraph-properties>
      <style:text-properties style:font-name="Arial" fo:font-size="14pt" style:font-size-asian="14pt" style:font-size-complex="14pt"/>
    </style:style>
    <style:style style:name="P26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63" style:family="paragraph" style:parent-style-name="Standard" style:master-page-name="">
      <style:paragraph-properties fo:margin-left="0cm" fo:margin-right="0cm" fo:line-height="150%" fo:text-indent="0.635cm" style:auto-text-indent="false" style:page-number="auto" style:writing-mode="page">
        <style:tab-stops>
          <style:tab-stop style:position="1.295cm"/>
        </style:tab-stops>
      </style:paragraph-properties>
      <style:text-properties style:font-name="Arial" fo:font-size="14pt" style:font-size-asian="14pt" style:font-size-complex="14pt"/>
    </style:style>
    <style:style style:name="P264" style:family="paragraph" style:parent-style-name="Standard" style:master-page-name="">
      <style:paragraph-properties fo:margin-left="0cm" fo:margin-right="0cm" fo:line-height="150%" fo:text-indent="0.635cm" style:auto-text-indent="false" style:page-number="auto" style:writing-mode="page">
        <style:tab-stops>
          <style:tab-stop style:position="1.353cm"/>
        </style:tab-stops>
      </style:paragraph-properties>
      <style:text-properties style:font-name="Arial" fo:font-size="14pt" style:font-size-asian="14pt" style:font-size-complex="14pt"/>
    </style:style>
    <style:style style:name="P265" style:family="paragraph" style:parent-style-name="Standard" style:master-page-name="">
      <style:paragraph-properties fo:margin-left="0cm" fo:margin-right="0cm" fo:line-height="150%" fo:text-indent="0.635cm" style:auto-text-indent="false" style:page-number="auto" style:writing-mode="page">
        <style:tab-stops>
          <style:tab-stop style:position="1.298cm"/>
        </style:tab-stops>
      </style:paragraph-properties>
      <style:text-properties style:font-name="Arial" fo:font-size="14pt" style:font-size-asian="14pt" style:font-size-complex="14pt"/>
    </style:style>
    <style:style style:name="P266" style:family="paragraph" style:parent-style-name="Standard" style:master-page-name="">
      <style:paragraph-properties fo:margin-left="0cm" fo:margin-right="0cm" fo:line-height="150%" fo:text-indent="0.635cm" style:auto-text-indent="false" style:page-number="auto" style:writing-mode="page">
        <style:tab-stops>
          <style:tab-stop style:position="1.261cm"/>
        </style:tab-stops>
      </style:paragraph-properties>
      <style:text-properties style:font-name="Arial" fo:font-size="14pt" style:font-size-asian="14pt" style:font-size-complex="14pt"/>
    </style:style>
    <style:style style:name="P267" style:family="paragraph" style:parent-style-name="Standard" style:master-page-name="">
      <style:paragraph-properties fo:margin-left="0cm" fo:margin-right="0cm" fo:line-height="150%" fo:text-indent="0.635cm" style:auto-text-indent="false" style:page-number="auto" style:writing-mode="page">
        <style:tab-stops>
          <style:tab-stop style:position="1.286cm"/>
        </style:tab-stops>
      </style:paragraph-properties>
      <style:text-properties style:font-name="Arial" fo:font-size="14pt" style:font-size-asian="14pt" style:font-size-complex="14pt"/>
    </style:style>
    <style:style style:name="P268" style:family="paragraph" style:parent-style-name="Standard" style:master-page-name="">
      <style:paragraph-properties fo:margin-left="0cm" fo:margin-right="0cm" fo:line-height="150%" fo:text-indent="0.635cm" style:auto-text-indent="false" style:page-number="auto" style:writing-mode="page">
        <style:tab-stops>
          <style:tab-stop style:position="1.055cm"/>
        </style:tab-stops>
      </style:paragraph-properties>
      <style:text-properties style:font-name="Arial" fo:font-size="14pt" style:font-size-asian="14pt" style:font-size-complex="14pt"/>
    </style:style>
    <style:style style:name="P269" style:family="paragraph" style:parent-style-name="Standard" style:master-page-name="">
      <style:paragraph-properties fo:margin-left="0cm" fo:margin-right="0cm" fo:line-height="150%" fo:text-indent="0.635cm" style:auto-text-indent="false" style:page-number="auto" style:writing-mode="page">
        <style:tab-stops>
          <style:tab-stop style:position="1.334cm"/>
        </style:tab-stops>
      </style:paragraph-properties>
      <style:text-properties style:font-name="Arial" fo:font-size="14pt" style:font-size-asian="14pt" style:font-size-complex="14pt"/>
    </style:style>
    <style:style style:name="P27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7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7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7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74" style:family="paragraph" style:parent-style-name="Standard" style:master-page-name="">
      <style:paragraph-properties fo:margin-left="0cm" fo:margin-right="0cm" fo:line-height="150%" fo:text-indent="0.635cm" style:auto-text-indent="false" style:page-number="auto" style:writing-mode="page">
        <style:tab-stops>
          <style:tab-stop style:position="1.298cm"/>
        </style:tab-stops>
      </style:paragraph-properties>
      <style:text-properties style:font-name="Arial" fo:font-size="14pt" style:font-size-asian="14pt" style:font-size-complex="14pt"/>
    </style:style>
    <style:style style:name="P27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76"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7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7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7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8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8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82" style:family="paragraph" style:parent-style-name="Standard" style:master-page-name="">
      <style:paragraph-properties fo:margin-left="0cm" fo:margin-right="0cm" fo:line-height="150%" fo:text-indent="0.635cm" style:auto-text-indent="false" style:page-number="auto" style:writing-mode="page">
        <style:tab-stops>
          <style:tab-stop style:position="1.342cm"/>
        </style:tab-stops>
      </style:paragraph-properties>
      <style:text-properties style:font-name="Arial" fo:font-size="14pt" style:font-size-asian="14pt" style:font-size-complex="14pt"/>
    </style:style>
    <style:style style:name="P28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8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8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86"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87" style:family="paragraph" style:parent-style-name="Standard" style:master-page-name="">
      <style:paragraph-properties fo:margin-left="0cm" fo:margin-right="0cm" fo:line-height="150%" fo:text-indent="0.635cm" style:auto-text-indent="false" style:page-number="auto" style:writing-mode="page">
        <style:tab-stops>
          <style:tab-stop style:position="1.309cm"/>
        </style:tab-stops>
      </style:paragraph-properties>
      <style:text-properties style:font-name="Arial" fo:font-size="14pt" style:font-size-asian="14pt" style:font-size-complex="14pt"/>
    </style:style>
    <style:style style:name="P28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8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90" style:family="paragraph" style:parent-style-name="Standard" style:master-page-name="">
      <style:paragraph-properties fo:margin-left="0cm" fo:margin-right="0cm" fo:line-height="150%" fo:text-indent="0.635cm" style:auto-text-indent="false" style:page-number="auto" style:writing-mode="page">
        <style:tab-stops>
          <style:tab-stop style:position="1.309cm"/>
        </style:tab-stops>
      </style:paragraph-properties>
      <style:text-properties style:font-name="Arial" fo:font-size="14pt" style:font-size-asian="14pt" style:font-size-complex="14pt"/>
    </style:style>
    <style:style style:name="P29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9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9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94" style:family="paragraph" style:parent-style-name="Standard" style:master-page-name="">
      <style:paragraph-properties fo:margin-left="0cm" fo:margin-right="0cm" fo:line-height="150%" fo:text-indent="0.635cm" style:auto-text-indent="false" style:page-number="auto" style:writing-mode="page">
        <style:tab-stops>
          <style:tab-stop style:position="1.342cm"/>
        </style:tab-stops>
      </style:paragraph-properties>
      <style:text-properties style:font-name="Arial" fo:font-size="14pt" style:font-size-asian="14pt" style:font-size-complex="14pt"/>
    </style:style>
    <style:style style:name="P29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96" style:family="paragraph" style:parent-style-name="Standard" style:master-page-name="">
      <style:paragraph-properties fo:margin-left="0cm" fo:margin-right="0cm" fo:line-height="150%" fo:text-indent="0.635cm" style:auto-text-indent="false" style:page-number="auto" style:writing-mode="page">
        <style:tab-stops>
          <style:tab-stop style:position="1.274cm"/>
        </style:tab-stops>
      </style:paragraph-properties>
      <style:text-properties style:font-name="Arial" fo:font-size="14pt" style:font-size-asian="14pt" style:font-size-complex="14pt"/>
    </style:style>
    <style:style style:name="P29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298" style:family="paragraph" style:parent-style-name="Standard" style:master-page-name="">
      <style:paragraph-properties fo:margin-left="0cm" fo:margin-right="0cm" fo:line-height="150%" fo:text-indent="0.635cm" style:auto-text-indent="false" style:page-number="auto" style:writing-mode="page">
        <style:tab-stops>
          <style:tab-stop style:position="1.337cm"/>
        </style:tab-stops>
      </style:paragraph-properties>
      <style:text-properties style:font-name="Arial" fo:font-size="14pt" style:font-size-asian="14pt" style:font-size-complex="14pt"/>
    </style:style>
    <style:style style:name="P29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00" style:family="paragraph" style:parent-style-name="Standard" style:master-page-name="">
      <style:paragraph-properties fo:margin-left="0cm" fo:margin-right="0cm" fo:line-height="150%" fo:text-indent="0.635cm" style:auto-text-indent="false" style:page-number="auto" style:writing-mode="page">
        <style:tab-stops>
          <style:tab-stop style:position="1.281cm"/>
        </style:tab-stops>
      </style:paragraph-properties>
      <style:text-properties style:font-name="Arial" fo:font-size="14pt" style:font-size-asian="14pt" style:font-size-complex="14pt"/>
    </style:style>
    <style:style style:name="P30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02" style:family="paragraph" style:parent-style-name="Standard" style:master-page-name="">
      <style:paragraph-properties fo:margin-left="0cm" fo:margin-right="0cm" fo:line-height="150%" fo:text-indent="0.635cm" style:auto-text-indent="false" style:page-number="auto" style:writing-mode="page">
        <style:tab-stops>
          <style:tab-stop style:position="1.293cm"/>
        </style:tab-stops>
      </style:paragraph-properties>
      <style:text-properties style:font-name="Arial" fo:font-size="14pt" style:font-size-asian="14pt" style:font-size-complex="14pt"/>
    </style:style>
    <style:style style:name="P30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04" style:family="paragraph" style:parent-style-name="Standard" style:master-page-name="">
      <style:paragraph-properties fo:margin-left="0cm" fo:margin-right="0cm" fo:line-height="150%" fo:text-indent="0.635cm" style:auto-text-indent="false" style:page-number="auto" style:writing-mode="page">
        <style:tab-stops>
          <style:tab-stop style:position="1.325cm"/>
        </style:tab-stops>
      </style:paragraph-properties>
      <style:text-properties style:font-name="Arial" fo:font-size="14pt" style:font-size-asian="14pt" style:font-size-complex="14pt"/>
    </style:style>
    <style:style style:name="P30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06"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07" style:family="paragraph" style:parent-style-name="Standard" style:master-page-name="">
      <style:paragraph-properties fo:margin-left="0cm" fo:margin-right="0cm" fo:line-height="150%" fo:text-indent="0.635cm" style:auto-text-indent="false" style:page-number="auto" style:writing-mode="page">
        <style:tab-stops>
          <style:tab-stop style:position="1.254cm"/>
        </style:tab-stops>
      </style:paragraph-properties>
      <style:text-properties style:font-name="Arial" fo:font-size="14pt" style:font-size-asian="14pt" style:font-size-complex="14pt"/>
    </style:style>
    <style:style style:name="P308" style:family="paragraph" style:parent-style-name="Standard" style:master-page-name="">
      <style:paragraph-properties fo:margin-left="0cm" fo:margin-right="0cm" fo:line-height="150%" fo:text-indent="0.635cm" style:auto-text-indent="false" style:page-number="auto" style:writing-mode="page">
        <style:tab-stops>
          <style:tab-stop style:position="1.334cm"/>
        </style:tab-stops>
      </style:paragraph-properties>
      <style:text-properties style:font-name="Arial" fo:font-size="14pt" style:font-size-asian="14pt" style:font-size-complex="14pt"/>
    </style:style>
    <style:style style:name="P30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1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11" style:family="paragraph" style:parent-style-name="Standard" style:master-page-name="">
      <style:paragraph-properties fo:margin-left="0cm" fo:margin-right="0cm" fo:line-height="150%" fo:text-indent="0.635cm" style:auto-text-indent="false" style:page-number="auto" style:writing-mode="page">
        <style:tab-stops>
          <style:tab-stop style:position="1.314cm"/>
        </style:tab-stops>
      </style:paragraph-properties>
      <style:text-properties style:font-name="Arial" fo:font-size="14pt" style:font-size-asian="14pt" style:font-size-complex="14pt"/>
    </style:style>
    <style:style style:name="P312" style:family="paragraph" style:parent-style-name="Standard" style:master-page-name="">
      <style:paragraph-properties fo:margin-left="0cm" fo:margin-right="0cm" fo:line-height="150%" fo:text-indent="0.635cm" style:auto-text-indent="false" style:page-number="auto" style:writing-mode="page">
        <style:tab-stops>
          <style:tab-stop style:position="1.332cm"/>
        </style:tab-stops>
      </style:paragraph-properties>
      <style:text-properties style:font-name="Arial" fo:font-size="14pt" style:font-size-asian="14pt" style:font-size-complex="14pt"/>
    </style:style>
    <style:style style:name="P31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1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15" style:family="paragraph" style:parent-style-name="Standard" style:master-page-name="">
      <style:paragraph-properties fo:margin-left="0cm" fo:margin-right="0cm" fo:line-height="150%" fo:text-indent="0.635cm" style:auto-text-indent="false" style:page-number="auto" style:writing-mode="page">
        <style:tab-stops>
          <style:tab-stop style:position="1.349cm"/>
        </style:tab-stops>
      </style:paragraph-properties>
      <style:text-properties style:font-name="Arial" fo:font-size="14pt" style:font-size-asian="14pt" style:font-size-complex="14pt"/>
    </style:style>
    <style:style style:name="P316" style:family="paragraph" style:parent-style-name="Standard" style:master-page-name="">
      <style:paragraph-properties fo:margin-left="0cm" fo:margin-right="0cm" fo:line-height="150%" fo:text-indent="0.635cm" style:auto-text-indent="false" style:page-number="auto" style:writing-mode="page">
        <style:tab-stops>
          <style:tab-stop style:position="1.326cm"/>
        </style:tab-stops>
      </style:paragraph-properties>
      <style:text-properties style:font-name="Arial" fo:font-size="14pt" style:font-size-asian="14pt" style:font-size-complex="14pt"/>
    </style:style>
    <style:style style:name="P31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1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19" style:family="paragraph" style:parent-style-name="Standard" style:master-page-name="">
      <style:paragraph-properties fo:margin-left="0cm" fo:margin-right="0cm" fo:line-height="150%" fo:text-indent="0.635cm" style:auto-text-indent="false" style:page-number="auto" style:writing-mode="page">
        <style:tab-stops>
          <style:tab-stop style:position="1.342cm"/>
        </style:tab-stops>
      </style:paragraph-properties>
      <style:text-properties style:font-name="Arial" fo:font-size="14pt" style:font-size-asian="14pt" style:font-size-complex="14pt"/>
    </style:style>
    <style:style style:name="P320" style:family="paragraph" style:parent-style-name="Standard" style:master-page-name="">
      <style:paragraph-properties fo:margin-left="0cm" fo:margin-right="0cm" fo:line-height="150%" fo:text-indent="0.635cm" style:auto-text-indent="false" style:page-number="auto" style:writing-mode="page">
        <style:tab-stops>
          <style:tab-stop style:position="1.397cm"/>
        </style:tab-stops>
      </style:paragraph-properties>
      <style:text-properties style:font-name="Arial" fo:font-size="14pt" style:font-size-asian="14pt" style:font-size-complex="14pt"/>
    </style:style>
    <style:style style:name="P32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2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2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2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2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26" style:family="paragraph" style:parent-style-name="Standard" style:master-page-name="">
      <style:paragraph-properties fo:margin-left="0cm" fo:margin-right="0cm" fo:line-height="150%" fo:text-indent="0.635cm" style:auto-text-indent="false" style:page-number="auto" style:writing-mode="page">
        <style:tab-stops>
          <style:tab-stop style:position="1.314cm"/>
        </style:tab-stops>
      </style:paragraph-properties>
      <style:text-properties style:font-name="Arial" fo:font-size="14pt" style:font-size-asian="14pt" style:font-size-complex="14pt"/>
    </style:style>
    <style:style style:name="P32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28" style:family="paragraph" style:parent-style-name="Standard" style:master-page-name="">
      <style:paragraph-properties fo:margin-left="0cm" fo:margin-right="0cm" fo:line-height="150%" fo:text-indent="0.635cm" style:auto-text-indent="false" style:page-number="auto" style:writing-mode="page">
        <style:tab-stops>
          <style:tab-stop style:position="1.381cm"/>
        </style:tab-stops>
      </style:paragraph-properties>
      <style:text-properties style:font-name="Arial" fo:font-size="14pt" style:font-size-asian="14pt" style:font-size-complex="14pt"/>
    </style:style>
    <style:style style:name="P32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30" style:family="paragraph" style:parent-style-name="Standard" style:master-page-name="">
      <style:paragraph-properties fo:margin-left="0cm" fo:margin-right="0cm" fo:line-height="150%" fo:text-indent="0.635cm" style:auto-text-indent="false" style:page-number="auto" style:writing-mode="page">
        <style:tab-stops>
          <style:tab-stop style:position="1.332cm"/>
        </style:tab-stops>
      </style:paragraph-properties>
      <style:text-properties style:font-name="Arial" fo:font-size="14pt" style:font-size-asian="14pt" style:font-size-complex="14pt"/>
    </style:style>
    <style:style style:name="P33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3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3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3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3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36" style:family="paragraph" style:parent-style-name="Standard" style:master-page-name="">
      <style:paragraph-properties fo:margin-left="0cm" fo:margin-right="0cm" fo:line-height="150%" fo:text-indent="0.635cm" style:auto-text-indent="false" style:page-number="auto" style:writing-mode="page">
        <style:tab-stops>
          <style:tab-stop style:position="1.346cm"/>
        </style:tab-stops>
      </style:paragraph-properties>
      <style:text-properties style:font-name="Arial" fo:font-size="14pt" style:font-size-asian="14pt" style:font-size-complex="14pt"/>
    </style:style>
    <style:style style:name="P33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38" style:family="paragraph" style:parent-style-name="Standard" style:master-page-name="">
      <style:paragraph-properties fo:margin-left="0cm" fo:margin-right="0cm" fo:line-height="150%" fo:text-indent="0.635cm" style:auto-text-indent="false" style:page-number="auto" style:writing-mode="page">
        <style:tab-stops>
          <style:tab-stop style:position="1.326cm"/>
        </style:tab-stops>
      </style:paragraph-properties>
      <style:text-properties style:font-name="Arial" fo:font-size="14pt" style:font-size-asian="14pt" style:font-size-complex="14pt"/>
    </style:style>
    <style:style style:name="P33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4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41" style:family="paragraph" style:parent-style-name="Standard" style:master-page-name="">
      <style:paragraph-properties fo:margin-left="0cm" fo:margin-right="0cm" fo:line-height="150%" fo:text-indent="0.635cm" style:auto-text-indent="false" style:page-number="auto" style:writing-mode="page">
        <style:tab-stops>
          <style:tab-stop style:position="1.314cm"/>
        </style:tab-stops>
      </style:paragraph-properties>
      <style:text-properties style:font-name="Arial" fo:font-size="14pt" style:font-size-asian="14pt" style:font-size-complex="14pt"/>
    </style:style>
    <style:style style:name="P34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4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4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4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46"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47" style:family="paragraph" style:parent-style-name="Standard" style:master-page-name="">
      <style:paragraph-properties fo:margin-left="0cm" fo:margin-right="0cm" fo:line-height="150%" fo:text-indent="0.635cm" style:auto-text-indent="false" style:page-number="auto" style:writing-mode="page">
        <style:tab-stops>
          <style:tab-stop style:position="1.286cm"/>
        </style:tab-stops>
      </style:paragraph-properties>
      <style:text-properties style:font-name="Arial" fo:font-size="14pt" style:font-size-asian="14pt" style:font-size-complex="14pt"/>
    </style:style>
    <style:style style:name="P34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4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5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5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52" style:family="paragraph" style:parent-style-name="Standard" style:master-page-name="">
      <style:paragraph-properties fo:margin-left="0cm" fo:margin-right="0cm" fo:line-height="150%" fo:text-indent="0.635cm" style:auto-text-indent="false" style:page-number="auto" style:writing-mode="page">
        <style:tab-stops>
          <style:tab-stop style:position="1.337cm"/>
        </style:tab-stops>
      </style:paragraph-properties>
      <style:text-properties style:font-name="Arial" fo:font-size="14pt" style:font-size-asian="14pt" style:font-size-complex="14pt"/>
    </style:style>
    <style:style style:name="P35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5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5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56"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57" style:family="paragraph" style:parent-style-name="Standard" style:master-page-name="">
      <style:paragraph-properties fo:margin-left="0cm" fo:margin-right="0cm" fo:line-height="150%" fo:text-indent="0.635cm" style:auto-text-indent="false" style:page-number="auto" style:writing-mode="page">
        <style:tab-stops>
          <style:tab-stop style:position="1.231cm"/>
        </style:tab-stops>
      </style:paragraph-properties>
      <style:text-properties style:font-name="Arial" fo:font-size="14pt" style:font-size-asian="14pt" style:font-size-complex="14pt"/>
    </style:style>
    <style:style style:name="P35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59" style:family="paragraph" style:parent-style-name="Standard" style:master-page-name="">
      <style:paragraph-properties fo:margin-left="0cm" fo:margin-right="0cm" fo:line-height="150%" fo:text-indent="0.635cm" style:auto-text-indent="false" style:page-number="auto" style:writing-mode="page">
        <style:tab-stops>
          <style:tab-stop style:position="1.286cm"/>
        </style:tab-stops>
      </style:paragraph-properties>
      <style:text-properties style:font-name="Arial" fo:font-size="14pt" style:font-size-asian="14pt" style:font-size-complex="14pt"/>
    </style:style>
    <style:style style:name="P36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61" style:family="paragraph" style:parent-style-name="Standard" style:master-page-name="">
      <style:paragraph-properties fo:margin-left="0cm" fo:margin-right="0cm" fo:line-height="150%" fo:text-indent="0.635cm" style:auto-text-indent="false" style:page-number="auto" style:writing-mode="page">
        <style:tab-stops>
          <style:tab-stop style:position="1.293cm"/>
        </style:tab-stops>
      </style:paragraph-properties>
      <style:text-properties style:font-name="Arial" fo:font-size="14pt" style:font-size-asian="14pt" style:font-size-complex="14pt"/>
    </style:style>
    <style:style style:name="P36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6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6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6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66" style:family="paragraph" style:parent-style-name="Standard" style:master-page-name="">
      <style:paragraph-properties fo:margin-left="0cm" fo:margin-right="0cm" fo:line-height="150%" fo:text-indent="0.635cm" style:auto-text-indent="false" style:page-number="auto" style:writing-mode="page">
        <style:tab-stops>
          <style:tab-stop style:position="1.326cm"/>
        </style:tab-stops>
      </style:paragraph-properties>
      <style:text-properties style:font-name="Arial" fo:font-size="14pt" style:font-size-asian="14pt" style:font-size-complex="14pt"/>
    </style:style>
    <style:style style:name="P36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68" style:family="paragraph" style:parent-style-name="Standard" style:master-page-name="">
      <style:paragraph-properties fo:margin-left="0cm" fo:margin-right="0cm" fo:line-height="150%" fo:text-indent="0.635cm" style:auto-text-indent="false" style:page-number="auto" style:writing-mode="page">
        <style:tab-stops>
          <style:tab-stop style:position="1.341cm"/>
        </style:tab-stops>
      </style:paragraph-properties>
      <style:text-properties style:font-name="Arial" fo:font-size="14pt" style:font-size-asian="14pt" style:font-size-complex="14pt"/>
    </style:style>
    <style:style style:name="P36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7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7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72" style:family="paragraph" style:parent-style-name="Standard" style:master-page-name="">
      <style:paragraph-properties fo:margin-left="0cm" fo:margin-right="0cm" fo:line-height="150%" fo:text-indent="0.635cm" style:auto-text-indent="false" style:page-number="auto" style:writing-mode="page">
        <style:tab-stops>
          <style:tab-stop style:position="1.275cm"/>
        </style:tab-stops>
      </style:paragraph-properties>
      <style:text-properties style:font-name="Arial" fo:font-size="14pt" style:font-size-asian="14pt" style:font-size-complex="14pt"/>
    </style:style>
    <style:style style:name="P37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7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75" style:family="paragraph" style:parent-style-name="Standard" style:master-page-name="">
      <style:paragraph-properties fo:margin-left="0cm" fo:margin-right="0cm" fo:line-height="150%" fo:text-indent="0.635cm" style:auto-text-indent="false" style:page-number="auto" style:writing-mode="page">
        <style:tab-stops>
          <style:tab-stop style:position="1.321cm"/>
        </style:tab-stops>
      </style:paragraph-properties>
      <style:text-properties style:font-name="Arial" fo:font-size="14pt" style:font-size-asian="14pt" style:font-size-complex="14pt"/>
    </style:style>
    <style:style style:name="P376" style:family="paragraph" style:parent-style-name="Standard" style:master-page-name="">
      <style:paragraph-properties fo:margin-left="0cm" fo:margin-right="0cm" fo:line-height="150%" fo:text-indent="0.635cm" style:auto-text-indent="false" style:page-number="auto" style:writing-mode="page">
        <style:tab-stops>
          <style:tab-stop style:position="1.326cm"/>
        </style:tab-stops>
      </style:paragraph-properties>
      <style:text-properties style:font-name="Arial" fo:font-size="14pt" style:font-size-asian="14pt" style:font-size-complex="14pt"/>
    </style:style>
    <style:style style:name="P377" style:family="paragraph" style:parent-style-name="Standard" style:master-page-name="">
      <style:paragraph-properties fo:margin-left="0cm" fo:margin-right="0cm" fo:line-height="150%" fo:text-indent="0.635cm" style:auto-text-indent="false" style:page-number="auto" style:writing-mode="page">
        <style:tab-stops>
          <style:tab-stop style:position="1.341cm"/>
        </style:tab-stops>
      </style:paragraph-properties>
      <style:text-properties style:font-name="Arial" fo:font-size="14pt" style:font-size-asian="14pt" style:font-size-complex="14pt"/>
    </style:style>
    <style:style style:name="P37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7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8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81" style:family="paragraph" style:parent-style-name="Standard" style:master-page-name="">
      <style:paragraph-properties fo:margin-left="0cm" fo:margin-right="0cm" fo:line-height="150%" fo:text-indent="0.635cm" style:auto-text-indent="false" style:page-number="auto" style:writing-mode="page">
        <style:tab-stops>
          <style:tab-stop style:position="1.295cm"/>
        </style:tab-stops>
      </style:paragraph-properties>
      <style:text-properties style:font-name="Arial" fo:font-size="14pt" style:font-size-asian="14pt" style:font-size-complex="14pt"/>
    </style:style>
    <style:style style:name="P382" style:family="paragraph" style:parent-style-name="Standard" style:master-page-name="">
      <style:paragraph-properties fo:margin-left="0cm" fo:margin-right="0cm" fo:line-height="150%" fo:text-indent="0.635cm" style:auto-text-indent="false" style:page-number="auto" style:writing-mode="page">
        <style:tab-stops>
          <style:tab-stop style:position="1.302cm"/>
        </style:tab-stops>
      </style:paragraph-properties>
      <style:text-properties style:font-name="Arial" fo:font-size="14pt" style:font-size-asian="14pt" style:font-size-complex="14pt"/>
    </style:style>
    <style:style style:name="P383" style:family="paragraph" style:parent-style-name="Standard" style:master-page-name="">
      <style:paragraph-properties fo:margin-left="0cm" fo:margin-right="0cm" fo:line-height="150%" fo:text-indent="0.635cm" style:auto-text-indent="false" style:page-number="auto" style:writing-mode="page">
        <style:tab-stops>
          <style:tab-stop style:position="1.258cm"/>
        </style:tab-stops>
      </style:paragraph-properties>
      <style:text-properties style:font-name="Arial" fo:font-size="14pt" style:font-size-asian="14pt" style:font-size-complex="14pt"/>
    </style:style>
    <style:style style:name="P38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8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86"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8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8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8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9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9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9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9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94" style:family="paragraph" style:parent-style-name="Standard" style:master-page-name="">
      <style:paragraph-properties fo:margin-left="0cm" fo:margin-right="0cm" fo:line-height="150%" fo:text-indent="0.635cm" style:auto-text-indent="false" style:page-number="auto" style:writing-mode="page">
        <style:tab-stops>
          <style:tab-stop style:position="1.314cm"/>
        </style:tab-stops>
      </style:paragraph-properties>
      <style:text-properties style:font-name="Arial" fo:font-size="14pt" style:font-size-asian="14pt" style:font-size-complex="14pt"/>
    </style:style>
    <style:style style:name="P39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96" style:family="paragraph" style:parent-style-name="Standard" style:master-page-name="">
      <style:paragraph-properties fo:margin-left="0cm" fo:margin-right="0cm" fo:line-height="150%" fo:text-indent="0.635cm" style:auto-text-indent="false" style:page-number="auto" style:writing-mode="page">
        <style:tab-stops>
          <style:tab-stop style:position="1.261cm"/>
        </style:tab-stops>
      </style:paragraph-properties>
      <style:text-properties style:font-name="Arial" fo:font-size="14pt" style:font-size-asian="14pt" style:font-size-complex="14pt"/>
    </style:style>
    <style:style style:name="P39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9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99" style:family="paragraph" style:parent-style-name="Standard" style:master-page-name="">
      <style:paragraph-properties fo:margin-left="0cm" fo:margin-right="0cm" fo:line-height="150%" fo:text-indent="0.635cm" style:auto-text-indent="false" style:page-number="auto" style:writing-mode="page">
        <style:tab-stops>
          <style:tab-stop style:position="1.316cm"/>
        </style:tab-stops>
      </style:paragraph-properties>
      <style:text-properties style:font-name="Arial" fo:font-size="14pt" style:font-size-asian="14pt" style:font-size-complex="14pt"/>
    </style:style>
    <style:style style:name="P40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0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02" style:family="paragraph" style:parent-style-name="Standard" style:master-page-name="">
      <style:paragraph-properties fo:margin-left="0cm" fo:margin-right="0cm" fo:line-height="150%" fo:text-indent="0.635cm" style:auto-text-indent="false" style:page-number="auto" style:writing-mode="page">
        <style:tab-stops>
          <style:tab-stop style:position="1.261cm"/>
        </style:tab-stops>
      </style:paragraph-properties>
      <style:text-properties style:font-name="Arial" fo:font-size="14pt" style:font-size-asian="14pt" style:font-size-complex="14pt"/>
    </style:style>
    <style:style style:name="P40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0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0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06"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07" style:family="paragraph" style:parent-style-name="Standard" style:master-page-name="">
      <style:paragraph-properties fo:margin-left="0cm" fo:margin-right="0cm" fo:line-height="150%" fo:text-indent="0.635cm" style:auto-text-indent="false" style:page-number="auto" style:writing-mode="page">
        <style:tab-stops>
          <style:tab-stop style:position="1.245cm"/>
        </style:tab-stops>
      </style:paragraph-properties>
      <style:text-properties style:font-name="Arial" fo:font-size="14pt" style:font-size-asian="14pt" style:font-size-complex="14pt"/>
    </style:style>
    <style:style style:name="P40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0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10" style:family="paragraph" style:parent-style-name="Standard" style:master-page-name="">
      <style:paragraph-properties fo:margin-left="0cm" fo:margin-right="0cm" fo:line-height="150%" fo:text-indent="0.635cm" style:auto-text-indent="false" style:page-number="auto" style:writing-mode="page">
        <style:tab-stops>
          <style:tab-stop style:position="1.334cm"/>
        </style:tab-stops>
      </style:paragraph-properties>
      <style:text-properties style:font-name="Arial" fo:font-size="14pt" style:font-size-asian="14pt" style:font-size-complex="14pt"/>
    </style:style>
    <style:style style:name="P41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1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13" style:family="paragraph" style:parent-style-name="Standard" style:master-page-name="">
      <style:paragraph-properties fo:margin-left="0cm" fo:margin-right="0cm" fo:line-height="150%" fo:text-indent="0.635cm" style:auto-text-indent="false" style:page-number="auto" style:writing-mode="page">
        <style:tab-stops>
          <style:tab-stop style:position="1.342cm"/>
        </style:tab-stops>
      </style:paragraph-properties>
      <style:text-properties style:font-name="Arial" fo:font-size="14pt" style:font-size-asian="14pt" style:font-size-complex="14pt"/>
    </style:style>
    <style:style style:name="P41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1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16"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1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1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19" style:family="paragraph" style:parent-style-name="Standard" style:master-page-name="">
      <style:paragraph-properties fo:margin-left="0cm" fo:margin-right="0cm" fo:line-height="150%" fo:text-indent="0.635cm" style:auto-text-indent="false" style:page-number="auto" style:writing-mode="page">
        <style:tab-stops>
          <style:tab-stop style:position="1.372cm"/>
        </style:tab-stops>
      </style:paragraph-properties>
      <style:text-properties style:font-name="Arial" fo:font-size="14pt" style:font-size-asian="14pt" style:font-size-complex="14pt"/>
    </style:style>
    <style:style style:name="P420" style:family="paragraph" style:parent-style-name="Standard" style:master-page-name="">
      <style:paragraph-properties fo:margin-left="0cm" fo:margin-right="0cm" fo:line-height="150%" fo:text-indent="0.635cm" style:auto-text-indent="false" style:page-number="auto" style:writing-mode="page">
        <style:tab-stops>
          <style:tab-stop style:position="1.27cm"/>
        </style:tab-stops>
      </style:paragraph-properties>
      <style:text-properties style:font-name="Arial" fo:font-size="14pt" style:font-size-asian="14pt" style:font-size-complex="14pt"/>
    </style:style>
    <style:style style:name="P42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2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2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2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25" style:family="paragraph" style:parent-style-name="Standard" style:master-page-name="">
      <style:paragraph-properties fo:margin-left="0cm" fo:margin-right="0cm" fo:line-height="150%" fo:text-indent="0.635cm" style:auto-text-indent="false" style:page-number="auto" style:writing-mode="page">
        <style:tab-stops>
          <style:tab-stop style:position="1.309cm"/>
        </style:tab-stops>
      </style:paragraph-properties>
      <style:text-properties style:font-name="Arial" fo:font-size="14pt" style:font-size-asian="14pt" style:font-size-complex="14pt"/>
    </style:style>
    <style:style style:name="P426" style:family="paragraph" style:parent-style-name="Standard" style:master-page-name="">
      <style:paragraph-properties fo:margin-left="0cm" fo:margin-right="0cm" fo:line-height="150%" fo:text-indent="0.635cm" style:auto-text-indent="false" style:page-number="auto" style:writing-mode="page">
        <style:tab-stops>
          <style:tab-stop style:position="1.289cm"/>
        </style:tab-stops>
      </style:paragraph-properties>
      <style:text-properties style:font-name="Arial" fo:font-size="14pt" style:font-size-asian="14pt" style:font-size-complex="14pt"/>
    </style:style>
    <style:style style:name="P427" style:family="paragraph" style:parent-style-name="Standard" style:master-page-name="">
      <style:paragraph-properties fo:margin-left="0cm" fo:margin-right="0cm" fo:line-height="150%" fo:text-indent="0.635cm" style:auto-text-indent="false" style:page-number="auto" style:writing-mode="page">
        <style:tab-stops>
          <style:tab-stop style:position="1.295cm"/>
        </style:tab-stops>
      </style:paragraph-properties>
      <style:text-properties style:font-name="Arial" fo:font-size="14pt" style:font-size-asian="14pt" style:font-size-complex="14pt"/>
    </style:style>
    <style:style style:name="P428" style:family="paragraph" style:parent-style-name="Standard" style:master-page-name="">
      <style:paragraph-properties fo:margin-left="0cm" fo:margin-right="0cm" fo:line-height="150%" fo:text-indent="0.635cm" style:auto-text-indent="false" style:page-number="auto" style:writing-mode="page">
        <style:tab-stops>
          <style:tab-stop style:position="1.275cm"/>
        </style:tab-stops>
      </style:paragraph-properties>
      <style:text-properties style:font-name="Arial" fo:font-size="14pt" style:font-size-asian="14pt" style:font-size-complex="14pt"/>
    </style:style>
    <style:style style:name="P42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30" style:family="paragraph" style:parent-style-name="Standard" style:master-page-name="">
      <style:paragraph-properties fo:margin-left="0cm" fo:margin-right="0cm" fo:line-height="150%" fo:text-indent="0.635cm" style:auto-text-indent="false" style:page-number="auto" style:writing-mode="page">
        <style:tab-stops>
          <style:tab-stop style:position="1.346cm"/>
        </style:tab-stops>
      </style:paragraph-properties>
      <style:text-properties style:font-name="Arial" fo:font-size="14pt" style:font-size-asian="14pt" style:font-size-complex="14pt"/>
    </style:style>
    <style:style style:name="P431" style:family="paragraph" style:parent-style-name="Standard" style:master-page-name="">
      <style:paragraph-properties fo:margin-left="0cm" fo:margin-right="0cm" fo:line-height="150%" fo:text-indent="0.635cm" style:auto-text-indent="false" style:page-number="auto" style:writing-mode="page">
        <style:tab-stops>
          <style:tab-stop style:position="1.295cm"/>
        </style:tab-stops>
      </style:paragraph-properties>
      <style:text-properties style:font-name="Arial" fo:font-size="14pt" style:font-size-asian="14pt" style:font-size-complex="14pt"/>
    </style:style>
    <style:style style:name="P43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3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3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35" style:family="paragraph" style:parent-style-name="Standard" style:master-page-name="">
      <style:paragraph-properties fo:margin-left="0cm" fo:margin-right="0cm" fo:line-height="150%" fo:text-indent="0.635cm" style:auto-text-indent="false" style:page-number="auto" style:writing-mode="page">
        <style:tab-stops>
          <style:tab-stop style:position="1.293cm"/>
        </style:tab-stops>
      </style:paragraph-properties>
      <style:text-properties style:font-name="Arial" fo:font-size="14pt" style:font-size-asian="14pt" style:font-size-complex="14pt"/>
    </style:style>
    <style:style style:name="P436" style:family="paragraph" style:parent-style-name="Standard" style:master-page-name="">
      <style:paragraph-properties fo:margin-left="0cm" fo:margin-right="0cm" fo:line-height="150%" fo:text-indent="0.635cm" style:auto-text-indent="false" style:page-number="auto" style:writing-mode="page">
        <style:tab-stops>
          <style:tab-stop style:position="1.321cm"/>
        </style:tab-stops>
      </style:paragraph-properties>
      <style:text-properties style:font-name="Arial" fo:font-size="14pt" style:font-size-asian="14pt" style:font-size-complex="14pt"/>
    </style:style>
    <style:style style:name="P43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38" style:family="paragraph" style:parent-style-name="Standard" style:master-page-name="">
      <style:paragraph-properties fo:margin-left="0cm" fo:margin-right="0cm" fo:line-height="150%" fo:text-indent="0.635cm" style:auto-text-indent="false" style:page-number="auto" style:writing-mode="page">
        <style:tab-stops>
          <style:tab-stop style:position="1.245cm"/>
        </style:tab-stops>
      </style:paragraph-properties>
      <style:text-properties style:font-name="Arial" fo:font-size="14pt" style:font-size-asian="14pt" style:font-size-complex="14pt"/>
    </style:style>
    <style:style style:name="P43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4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4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4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4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4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45" style:family="paragraph" style:parent-style-name="Standard" style:master-page-name="">
      <style:paragraph-properties fo:margin-left="0cm" fo:margin-right="0cm" fo:line-height="150%" fo:text-indent="0.635cm" style:auto-text-indent="false" style:page-number="auto" style:writing-mode="page">
        <style:tab-stops>
          <style:tab-stop style:position="1.334cm"/>
        </style:tab-stops>
      </style:paragraph-properties>
      <style:text-properties style:font-name="Arial" fo:font-size="14pt" style:font-size-asian="14pt" style:font-size-complex="14pt"/>
    </style:style>
    <style:style style:name="P446"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47" style:family="paragraph" style:parent-style-name="Standard" style:master-page-name="">
      <style:paragraph-properties fo:margin-left="0cm" fo:margin-right="0cm" fo:line-height="150%" fo:text-indent="0.635cm" style:auto-text-indent="false" style:page-number="auto" style:writing-mode="page">
        <style:tab-stops>
          <style:tab-stop style:position="1.302cm"/>
        </style:tab-stops>
      </style:paragraph-properties>
      <style:text-properties style:font-name="Arial" fo:font-size="14pt" style:font-size-asian="14pt" style:font-size-complex="14pt"/>
    </style:style>
    <style:style style:name="P44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4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50" style:family="paragraph" style:parent-style-name="Standard" style:master-page-name="">
      <style:paragraph-properties fo:margin-left="0cm" fo:margin-right="0cm" fo:line-height="150%" fo:text-indent="0.635cm" style:auto-text-indent="false" style:page-number="auto" style:writing-mode="page">
        <style:tab-stops>
          <style:tab-stop style:position="1.309cm"/>
        </style:tab-stops>
      </style:paragraph-properties>
      <style:text-properties style:font-name="Arial" fo:font-size="14pt" style:font-size-asian="14pt" style:font-size-complex="14pt"/>
    </style:style>
    <style:style style:name="P45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5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5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54" style:family="paragraph" style:parent-style-name="Standard" style:master-page-name="">
      <style:paragraph-properties fo:margin-left="0cm" fo:margin-right="0cm" fo:line-height="150%" fo:text-indent="0.635cm" style:auto-text-indent="false" style:page-number="auto" style:writing-mode="page">
        <style:tab-stops>
          <style:tab-stop style:position="1.293cm"/>
        </style:tab-stops>
      </style:paragraph-properties>
      <style:text-properties style:font-name="Arial" fo:font-size="14pt" style:font-size-asian="14pt" style:font-size-complex="14pt"/>
    </style:style>
    <style:style style:name="P45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56" style:family="paragraph" style:parent-style-name="Standard" style:master-page-name="">
      <style:paragraph-properties fo:margin-left="0cm" fo:margin-right="0cm" fo:line-height="150%" fo:text-indent="0.635cm" style:auto-text-indent="false" style:page-number="auto" style:writing-mode="page">
        <style:tab-stops>
          <style:tab-stop style:position="1.325cm"/>
        </style:tab-stops>
      </style:paragraph-properties>
      <style:text-properties style:font-name="Arial" fo:font-size="14pt" style:font-size-asian="14pt" style:font-size-complex="14pt"/>
    </style:style>
    <style:style style:name="P45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5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5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6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61" style:family="paragraph" style:parent-style-name="Standard" style:master-page-name="">
      <style:paragraph-properties fo:margin-left="0cm" fo:margin-right="0cm" fo:line-height="150%" fo:text-indent="0.635cm" style:auto-text-indent="false" style:page-number="auto" style:writing-mode="page">
        <style:tab-stops>
          <style:tab-stop style:position="1.282cm"/>
        </style:tab-stops>
      </style:paragraph-properties>
      <style:text-properties style:font-name="Arial" fo:font-size="14pt" style:font-size-asian="14pt" style:font-size-complex="14pt"/>
    </style:style>
    <style:style style:name="P462" style:family="paragraph" style:parent-style-name="Standard" style:master-page-name="">
      <style:paragraph-properties fo:margin-left="0cm" fo:margin-right="0cm" fo:line-height="150%" fo:text-indent="0.635cm" style:auto-text-indent="false" style:page-number="auto" style:writing-mode="page">
        <style:tab-stops>
          <style:tab-stop style:position="1.245cm"/>
        </style:tab-stops>
      </style:paragraph-properties>
      <style:text-properties style:font-name="Arial" fo:font-size="14pt" style:font-size-asian="14pt" style:font-size-complex="14pt"/>
    </style:style>
    <style:style style:name="P46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6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6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66" style:family="paragraph" style:parent-style-name="Standard" style:master-page-name="">
      <style:paragraph-properties fo:margin-left="0cm" fo:margin-right="0cm" fo:line-height="150%" fo:text-indent="0.635cm" style:auto-text-indent="false" style:page-number="auto" style:writing-mode="page">
        <style:tab-stops>
          <style:tab-stop style:position="1.346cm"/>
        </style:tab-stops>
      </style:paragraph-properties>
      <style:text-properties style:font-name="Arial" fo:font-size="14pt" style:font-size-asian="14pt" style:font-size-complex="14pt"/>
    </style:style>
    <style:style style:name="P46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68" style:family="paragraph" style:parent-style-name="Standard" style:master-page-name="">
      <style:paragraph-properties fo:margin-left="0cm" fo:margin-right="0cm" fo:line-height="150%" fo:text-indent="0.635cm" style:auto-text-indent="false" style:page-number="auto" style:writing-mode="page">
        <style:tab-stops>
          <style:tab-stop style:position="1.289cm"/>
        </style:tab-stops>
      </style:paragraph-properties>
      <style:text-properties style:font-name="Arial" fo:font-size="14pt" style:font-size-asian="14pt" style:font-size-complex="14pt"/>
    </style:style>
    <style:style style:name="P46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70" style:family="paragraph" style:parent-style-name="Standard" style:master-page-name="">
      <style:paragraph-properties fo:margin-left="0cm" fo:margin-right="0cm" fo:line-height="150%" fo:text-indent="0.635cm" style:auto-text-indent="false" style:page-number="auto" style:writing-mode="page">
        <style:tab-stops>
          <style:tab-stop style:position="1.321cm"/>
        </style:tab-stops>
      </style:paragraph-properties>
      <style:text-properties style:font-name="Arial" fo:font-size="14pt" style:font-size-asian="14pt" style:font-size-complex="14pt"/>
    </style:style>
    <style:style style:name="P47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72" style:family="paragraph" style:parent-style-name="Standard" style:master-page-name="">
      <style:paragraph-properties fo:margin-left="0cm" fo:margin-right="0cm" fo:line-height="150%" fo:text-indent="0.635cm" style:auto-text-indent="false" style:page-number="auto" style:writing-mode="page">
        <style:tab-stops>
          <style:tab-stop style:position="1.353cm"/>
        </style:tab-stops>
      </style:paragraph-properties>
      <style:text-properties style:font-name="Arial" fo:font-size="14pt" style:font-size-asian="14pt" style:font-size-complex="14pt"/>
    </style:style>
    <style:style style:name="P47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7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7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76" style:family="paragraph" style:parent-style-name="Standard" style:master-page-name="">
      <style:paragraph-properties fo:margin-left="0cm" fo:margin-right="0cm" fo:line-height="150%" fo:text-indent="0.635cm" style:auto-text-indent="false" style:page-number="auto" style:writing-mode="page">
        <style:tab-stops>
          <style:tab-stop style:position="1.337cm"/>
        </style:tab-stops>
      </style:paragraph-properties>
      <style:text-properties style:font-name="Arial" fo:font-size="14pt" style:font-size-asian="14pt" style:font-size-complex="14pt"/>
    </style:style>
    <style:style style:name="P47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7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7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80" style:family="paragraph" style:parent-style-name="Standard" style:master-page-name="">
      <style:paragraph-properties fo:margin-left="0cm" fo:margin-right="0cm" fo:line-height="150%" fo:text-indent="0.635cm" style:auto-text-indent="false" style:page-number="auto" style:writing-mode="page">
        <style:tab-stops>
          <style:tab-stop style:position="1.266cm"/>
        </style:tab-stops>
      </style:paragraph-properties>
      <style:text-properties style:font-name="Arial" fo:font-size="14pt" style:font-size-asian="14pt" style:font-size-complex="14pt"/>
    </style:style>
    <style:style style:name="P48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82" style:family="paragraph" style:parent-style-name="Standard" style:master-page-name="">
      <style:paragraph-properties fo:margin-left="0cm" fo:margin-right="0cm" fo:line-height="150%" fo:text-indent="0.635cm" style:auto-text-indent="false" style:page-number="auto" style:writing-mode="page">
        <style:tab-stops>
          <style:tab-stop style:position="1.266cm"/>
        </style:tab-stops>
      </style:paragraph-properties>
      <style:text-properties style:font-name="Arial" fo:font-size="14pt" style:font-size-asian="14pt" style:font-size-complex="14pt"/>
    </style:style>
    <style:style style:name="P48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84" style:family="paragraph" style:parent-style-name="Standard" style:master-page-name="">
      <style:paragraph-properties fo:margin-left="0cm" fo:margin-right="0cm" fo:line-height="150%" fo:text-indent="0.635cm" style:auto-text-indent="false" style:page-number="auto" style:writing-mode="page">
        <style:tab-stops>
          <style:tab-stop style:position="1.302cm"/>
        </style:tab-stops>
      </style:paragraph-properties>
      <style:text-properties style:font-name="Arial" fo:font-size="14pt" style:font-size-asian="14pt" style:font-size-complex="14pt"/>
    </style:style>
    <style:style style:name="P485" style:family="paragraph" style:parent-style-name="Standard" style:master-page-name="">
      <style:paragraph-properties fo:margin-left="0cm" fo:margin-right="0cm" fo:line-height="150%" fo:text-indent="0.635cm" style:auto-text-indent="false" style:page-number="auto" style:writing-mode="page">
        <style:tab-stops>
          <style:tab-stop style:position="1.258cm"/>
        </style:tab-stops>
      </style:paragraph-properties>
      <style:text-properties style:font-name="Arial" fo:font-size="14pt" style:font-size-asian="14pt" style:font-size-complex="14pt"/>
    </style:style>
    <style:style style:name="P486"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8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8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8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9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91" style:family="paragraph" style:parent-style-name="Standard" style:master-page-name="">
      <style:paragraph-properties fo:margin-left="0cm" fo:margin-right="0cm" fo:line-height="150%" fo:text-indent="0.635cm" style:auto-text-indent="false" style:page-number="auto" style:writing-mode="page">
        <style:tab-stops>
          <style:tab-stop style:position="1.281cm"/>
        </style:tab-stops>
      </style:paragraph-properties>
      <style:text-properties style:font-name="Arial" fo:font-size="14pt" style:font-size-asian="14pt" style:font-size-complex="14pt"/>
    </style:style>
    <style:style style:name="P492" style:family="paragraph" style:parent-style-name="Standard" style:master-page-name="">
      <style:paragraph-properties fo:margin-left="0cm" fo:margin-right="0cm" fo:line-height="150%" fo:text-indent="0.635cm" style:auto-text-indent="false" style:page-number="auto" style:writing-mode="page">
        <style:tab-stops>
          <style:tab-stop style:position="1.441cm"/>
        </style:tab-stops>
      </style:paragraph-properties>
      <style:text-properties style:font-name="Arial" fo:font-size="14pt" style:font-size-asian="14pt" style:font-size-complex="14pt"/>
    </style:style>
    <style:style style:name="P493" style:family="paragraph" style:parent-style-name="Standard" style:master-page-name="">
      <style:paragraph-properties fo:margin-left="0cm" fo:margin-right="0cm" fo:line-height="150%" fo:text-indent="0.635cm" style:auto-text-indent="false" style:page-number="auto" style:writing-mode="page">
        <style:tab-stops>
          <style:tab-stop style:position="1.266cm"/>
        </style:tab-stops>
      </style:paragraph-properties>
      <style:text-properties style:font-name="Arial" fo:font-size="14pt" style:font-size-asian="14pt" style:font-size-complex="14pt"/>
    </style:style>
    <style:style style:name="P494" style:family="paragraph" style:parent-style-name="Standard" style:master-page-name="">
      <style:paragraph-properties fo:margin-left="0cm" fo:margin-right="0cm" fo:line-height="150%" fo:text-indent="0.635cm" style:auto-text-indent="false" style:page-number="auto" style:writing-mode="page">
        <style:tab-stops>
          <style:tab-stop style:position="1.341cm"/>
        </style:tab-stops>
      </style:paragraph-properties>
      <style:text-properties style:font-name="Arial" fo:font-size="14pt" style:font-size-asian="14pt" style:font-size-complex="14pt"/>
    </style:style>
    <style:style style:name="P49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496" style:family="paragraph" style:parent-style-name="Standard" style:master-page-name="">
      <style:paragraph-properties fo:margin-left="0cm" fo:margin-right="0cm" fo:line-height="150%" fo:text-indent="0.635cm" style:auto-text-indent="false" style:page-number="auto" style:writing-mode="page">
        <style:tab-stops>
          <style:tab-stop style:position="1.293cm"/>
        </style:tab-stops>
      </style:paragraph-properties>
      <style:text-properties style:font-name="Arial" fo:font-size="14pt" style:font-size-asian="14pt" style:font-size-complex="14pt"/>
    </style:style>
    <style:style style:name="P497" style:family="paragraph" style:parent-style-name="Standard" style:master-page-name="">
      <style:paragraph-properties fo:margin-left="0cm" fo:margin-right="0cm" fo:line-height="150%" fo:text-indent="0.635cm" style:auto-text-indent="false" style:page-number="auto" style:writing-mode="page">
        <style:tab-stops>
          <style:tab-stop style:position="1.341cm"/>
        </style:tab-stops>
      </style:paragraph-properties>
      <style:text-properties style:font-name="Arial" fo:font-size="14pt" style:font-size-asian="14pt" style:font-size-complex="14pt"/>
    </style:style>
    <style:style style:name="P498" style:family="paragraph" style:parent-style-name="Standard" style:master-page-name="">
      <style:paragraph-properties fo:margin-left="0cm" fo:margin-right="0cm" fo:line-height="150%" fo:text-indent="0.635cm" style:auto-text-indent="false" style:page-number="auto" style:writing-mode="page">
        <style:tab-stops>
          <style:tab-stop style:position="1.282cm"/>
        </style:tab-stops>
      </style:paragraph-properties>
      <style:text-properties style:font-name="Arial" fo:font-size="14pt" style:font-size-asian="14pt" style:font-size-complex="14pt"/>
    </style:style>
    <style:style style:name="P499" style:family="paragraph" style:parent-style-name="Standard" style:master-page-name="">
      <style:paragraph-properties fo:margin-left="0cm" fo:margin-right="0cm" fo:line-height="150%" fo:text-indent="0.635cm" style:auto-text-indent="false" style:page-number="auto" style:writing-mode="page">
        <style:tab-stops>
          <style:tab-stop style:position="1.409cm"/>
        </style:tab-stops>
      </style:paragraph-properties>
      <style:text-properties style:font-name="Arial" fo:font-size="14pt" style:font-size-asian="14pt" style:font-size-complex="14pt"/>
    </style:style>
    <style:style style:name="P50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50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502" style:family="paragraph" style:parent-style-name="Standard" style:master-page-name="">
      <style:paragraph-properties fo:margin-left="0cm" fo:margin-right="0cm" fo:line-height="150%" fo:text-indent="0.635cm" style:auto-text-indent="false" style:page-number="auto" style:writing-mode="page">
        <style:tab-stops>
          <style:tab-stop style:position="1.305cm"/>
        </style:tab-stops>
      </style:paragraph-properties>
      <style:text-properties style:font-name="Arial" fo:font-size="14pt" style:font-size-asian="14pt" style:font-size-complex="14pt"/>
    </style:style>
    <style:style style:name="P503" style:family="paragraph" style:parent-style-name="Standard" style:master-page-name="">
      <style:paragraph-properties fo:margin-left="0cm" fo:margin-right="0cm" fo:line-height="150%" fo:text-indent="0.635cm" style:auto-text-indent="false" style:page-number="auto" style:writing-mode="page">
        <style:tab-stops>
          <style:tab-stop style:position="1.275cm"/>
        </style:tab-stops>
      </style:paragraph-properties>
      <style:text-properties style:font-name="Arial" fo:font-size="14pt" style:font-size-asian="14pt" style:font-size-complex="14pt"/>
    </style:style>
    <style:style style:name="P50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50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506" style:family="paragraph" style:parent-style-name="Standard" style:master-page-name="">
      <style:paragraph-properties fo:margin-left="0cm" fo:margin-right="0cm" fo:line-height="150%" fo:text-indent="0.635cm" style:auto-text-indent="false" style:page-number="auto" style:writing-mode="page">
        <style:tab-stops>
          <style:tab-stop style:position="1.298cm"/>
        </style:tab-stops>
      </style:paragraph-properties>
      <style:text-properties style:font-name="Arial" fo:font-size="14pt" style:font-size-asian="14pt" style:font-size-complex="14pt"/>
    </style:style>
    <style:style style:name="P507" style:family="paragraph" style:parent-style-name="Standard" style:master-page-name="">
      <style:paragraph-properties fo:margin-left="0cm" fo:margin-right="0cm" fo:line-height="150%" fo:text-indent="0.635cm" style:auto-text-indent="false" style:page-number="auto" style:writing-mode="page">
        <style:tab-stops>
          <style:tab-stop style:position="1.295cm"/>
        </style:tab-stops>
      </style:paragraph-properties>
      <style:text-properties style:font-name="Arial" fo:font-size="14pt" style:font-size-asian="14pt" style:font-size-complex="14pt"/>
    </style:style>
    <style:style style:name="P50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509" style:family="paragraph" style:parent-style-name="Standard" style:master-page-name="">
      <style:paragraph-properties fo:margin-left="0cm" fo:margin-right="0cm" fo:line-height="150%" fo:text-indent="0.635cm" style:auto-text-indent="false" style:page-number="auto" style:writing-mode="page">
        <style:tab-stops>
          <style:tab-stop style:position="1.326cm"/>
        </style:tab-stops>
      </style:paragraph-properties>
      <style:text-properties style:font-name="Arial" fo:font-size="14pt" style:font-size-asian="14pt" style:font-size-complex="14pt"/>
    </style:style>
    <style:style style:name="P51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511" style:family="paragraph" style:parent-style-name="Standard" style:master-page-name="">
      <style:paragraph-properties fo:margin-left="0cm" fo:margin-right="0cm" fo:line-height="150%" fo:text-indent="0.635cm" style:auto-text-indent="false" style:page-number="auto" style:writing-mode="page">
        <style:tab-stops>
          <style:tab-stop style:position="1.326cm"/>
        </style:tab-stops>
      </style:paragraph-properties>
      <style:text-properties style:font-name="Arial" fo:font-size="14pt" style:font-size-asian="14pt" style:font-size-complex="14pt"/>
    </style:style>
    <style:style style:name="P51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51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51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515" style:family="paragraph" style:parent-style-name="Standard" style:master-page-name="">
      <style:paragraph-properties fo:margin-left="0cm" fo:margin-right="0cm" fo:line-height="150%" fo:text-indent="0.635cm" style:auto-text-indent="false" style:page-number="auto" style:writing-mode="page">
        <style:tab-stops>
          <style:tab-stop style:position="1.365cm"/>
        </style:tab-stops>
      </style:paragraph-properties>
      <style:text-properties style:font-name="Arial" fo:font-size="14pt" style:font-size-asian="14pt" style:font-size-complex="14pt"/>
    </style:style>
    <style:style style:name="P516" style:family="paragraph" style:parent-style-name="Standard" style:master-page-name="">
      <style:paragraph-properties fo:margin-left="0cm" fo:margin-right="0cm" fo:line-height="150%" fo:text-indent="0.635cm" style:auto-text-indent="false" style:page-number="auto" style:writing-mode="page">
        <style:tab-stops>
          <style:tab-stop style:position="1.27cm"/>
        </style:tab-stops>
      </style:paragraph-properties>
      <style:text-properties style:font-name="Arial" fo:font-size="14pt" style:font-size-asian="14pt" style:font-size-complex="14pt"/>
    </style:style>
    <style:style style:name="P51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51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519" style:family="paragraph" style:parent-style-name="Standard" style:master-page-name="">
      <style:paragraph-properties fo:margin-left="0cm" fo:margin-right="0cm" fo:line-height="150%" fo:text-indent="0.635cm" style:auto-text-indent="false" style:page-number="auto" style:writing-mode="page">
        <style:tab-stops>
          <style:tab-stop style:position="1.261cm"/>
        </style:tab-stops>
      </style:paragraph-properties>
      <style:text-properties style:font-name="Arial" fo:font-size="14pt" style:font-size-asian="14pt" style:font-size-complex="14pt"/>
    </style:style>
    <style:style style:name="P520" style:family="paragraph" style:parent-style-name="Standard" style:master-page-name="">
      <style:paragraph-properties fo:margin-left="0cm" fo:margin-right="0cm" fo:line-height="150%" fo:text-indent="0.635cm" style:auto-text-indent="false" style:page-number="auto" style:writing-mode="page">
        <style:tab-stops>
          <style:tab-stop style:position="1.092cm"/>
        </style:tab-stops>
      </style:paragraph-properties>
      <style:text-properties style:font-name="Arial" fo:font-size="14pt" style:font-size-asian="14pt" style:font-size-complex="14pt"/>
    </style:style>
    <style:style style:name="P52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52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523" style:family="paragraph" style:parent-style-name="Standard" style:master-page-name="">
      <style:paragraph-properties fo:margin-left="0cm" fo:margin-right="0cm" fo:line-height="150%" fo:text-indent="0.635cm" style:auto-text-indent="false" style:page-number="auto" style:writing-mode="page">
        <style:tab-stops>
          <style:tab-stop style:position="1.281cm"/>
        </style:tab-stops>
      </style:paragraph-properties>
      <style:text-properties style:font-name="Arial" fo:font-size="14pt" style:font-size-asian="14pt" style:font-size-complex="14pt"/>
    </style:style>
    <style:style style:name="P52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525" style:family="paragraph" style:parent-style-name="Standard" style:master-page-name="">
      <style:paragraph-properties fo:margin-left="0cm" fo:margin-right="0cm" fo:line-height="150%" fo:text-indent="0.635cm" style:auto-text-indent="false" style:page-number="auto" style:writing-mode="page">
        <style:tab-stops>
          <style:tab-stop style:position="1.341cm"/>
        </style:tab-stops>
      </style:paragraph-properties>
      <style:text-properties style:font-name="Arial" fo:font-size="14pt" style:font-size-asian="14pt" style:font-size-complex="14pt"/>
    </style:style>
    <style:style style:name="P526"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52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528" style:family="paragraph" style:parent-style-name="Standard" style:master-page-name="">
      <style:paragraph-properties fo:margin-left="0cm" fo:margin-right="0cm" fo:line-height="150%" fo:text-indent="0.635cm" style:auto-text-indent="false" style:page-number="auto" style:writing-mode="page">
        <style:tab-stops>
          <style:tab-stop style:position="1.305cm"/>
        </style:tab-stops>
      </style:paragraph-properties>
      <style:text-properties style:font-name="Arial" fo:font-size="14pt" style:font-size-asian="14pt" style:font-size-complex="14pt"/>
    </style:style>
    <style:style style:name="P529" style:family="paragraph" style:parent-style-name="Standard" style:master-page-name="">
      <style:paragraph-properties fo:margin-left="0cm" fo:margin-right="0cm" fo:line-height="150%" fo:text-indent="0.635cm" style:auto-text-indent="false" style:page-number="auto" style:writing-mode="page">
        <style:tab-stops>
          <style:tab-stop style:position="1.041cm"/>
        </style:tab-stops>
      </style:paragraph-properties>
      <style:text-properties style:font-name="Arial" fo:font-size="14pt" style:font-size-asian="14pt" style:font-size-complex="14pt"/>
    </style:style>
    <style:style style:name="P53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53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532" style:family="paragraph" style:parent-style-name="Standard" style:master-page-name="">
      <style:paragraph-properties fo:margin-left="0cm" fo:margin-right="0cm" fo:line-height="150%" fo:text-indent="0.635cm" style:auto-text-indent="false" style:page-number="auto" style:writing-mode="page">
        <style:tab-stops>
          <style:tab-stop style:position="1.035cm"/>
        </style:tab-stops>
      </style:paragraph-properties>
      <style:text-properties style:font-name="Arial" fo:font-size="14pt" style:font-size-asian="14pt" style:font-size-complex="14pt"/>
    </style:style>
    <style:style style:name="P53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534" style:family="paragraph" style:parent-style-name="Standard">
      <style:paragraph-properties fo:margin-left="0cm" fo:margin-right="0cm" fo:line-height="150%" fo:text-indent="0.635cm" style:auto-text-indent="false" style:writing-mode="page"/>
      <style:text-properties style:font-name="Arial" fo:font-size="14pt" style:font-size-asian="14pt" style:font-size-complex="14pt"/>
    </style:style>
    <style:style style:name="P535" style:family="paragraph" style:parent-style-name="Standard">
      <style:paragraph-properties fo:margin-left="0cm" fo:margin-right="0cm" fo:line-height="150%" fo:text-indent="0.635cm" style:auto-text-indent="false" style:writing-mode="page"/>
      <style:text-properties style:font-name="Arial" fo:font-size="14pt" officeooo:paragraph-rsid="00177ebf" style:font-size-asian="14pt" style:font-size-complex="14pt"/>
    </style:style>
    <style:style style:name="P536" style:family="paragraph" style:parent-style-name="Standard">
      <style:paragraph-properties fo:margin-left="0cm" fo:margin-right="0cm" fo:line-height="150%" fo:text-indent="0.635cm" style:auto-text-indent="false" style:writing-mode="page">
        <style:tab-stops>
          <style:tab-stop style:position="1.379cm"/>
        </style:tab-stops>
      </style:paragraph-properties>
      <style:text-properties officeooo:paragraph-rsid="001717eb"/>
    </style:style>
    <style:style style:name="P537" style:family="paragraph" style:parent-style-name="Standard">
      <style:paragraph-properties fo:margin-left="0cm" fo:margin-right="0cm" fo:line-height="150%" fo:text-indent="0.635cm" style:auto-text-indent="false" style:writing-mode="page">
        <style:tab-stops>
          <style:tab-stop style:position="1.314cm"/>
        </style:tab-stops>
      </style:paragraph-properties>
      <style:text-properties officeooo:paragraph-rsid="0018e700"/>
    </style:style>
    <style:style style:name="P538" style:family="paragraph" style:parent-style-name="Standard" style:master-page-name="">
      <style:paragraph-properties fo:margin-left="0cm" fo:margin-right="0cm" fo:line-height="150%" fo:text-indent="0.635cm" style:auto-text-indent="false" style:page-number="auto" style:writing-mode="page">
        <style:tab-stops>
          <style:tab-stop style:position="1.402cm"/>
        </style:tab-stops>
      </style:paragraph-properties>
      <style:text-properties style:font-name="Arial" fo:font-size="14pt" officeooo:paragraph-rsid="0016a007" style:font-size-asian="14pt" style:font-size-complex="14pt"/>
    </style:style>
    <style:style style:name="P53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officeooo:paragraph-rsid="001717eb" style:font-size-asian="14pt" style:font-size-complex="14pt"/>
    </style:style>
    <style:style style:name="P540" style:family="paragraph" style:parent-style-name="Standard" style:master-page-name="">
      <style:paragraph-properties fo:margin-left="0cm" fo:margin-right="0cm" fo:line-height="150%" fo:text-indent="0.635cm" style:auto-text-indent="false" style:page-number="auto" style:writing-mode="page">
        <style:tab-stops>
          <style:tab-stop style:position="1.293cm"/>
        </style:tab-stops>
      </style:paragraph-properties>
      <style:text-properties style:font-name="Arial" fo:font-size="14pt" officeooo:paragraph-rsid="00177ebf" style:font-size-asian="14pt" style:font-size-complex="14pt"/>
    </style:style>
    <style:style style:name="P54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officeooo:paragraph-rsid="00177ebf" style:font-size-asian="14pt" style:font-size-complex="14pt"/>
    </style:style>
    <style:style style:name="P542" style:family="paragraph" style:parent-style-name="Standard" style:list-style-name="" style:master-page-name="">
      <style:paragraph-properties fo:line-height="150%" style:page-number="auto" style:writing-mode="page"/>
      <style:text-properties style:font-name="Arial" fo:font-size="14pt" style:font-size-asian="14pt" style:font-size-complex="14pt"/>
    </style:style>
    <style:style style:name="P543" style:family="paragraph" style:parent-style-name="Standard" style:list-style-name="" style:master-page-name="">
      <style:paragraph-properties fo:line-height="150%" style:page-number="auto" style:writing-mode="page"/>
      <style:text-properties style:font-name="Arial" fo:font-size="14pt" style:font-size-asian="14pt" style:font-size-complex="14pt"/>
    </style:style>
    <style:style style:name="P544" style:family="paragraph" style:parent-style-name="Standard" style:list-style-name="" style:master-page-name="">
      <style:paragraph-properties fo:line-height="150%" style:page-number="auto" style:writing-mode="page"/>
      <style:text-properties style:font-name="Arial" fo:font-size="14pt" style:font-size-asian="14pt" style:font-size-complex="14pt"/>
    </style:style>
    <style:style style:name="P545" style:family="paragraph" style:parent-style-name="Standard" style:master-page-name="">
      <style:paragraph-properties fo:line-height="150%" style:page-number="auto" style:writing-mode="page">
        <style:tab-stops>
          <style:tab-stop style:position="0.376cm"/>
        </style:tab-stops>
      </style:paragraph-properties>
      <style:text-properties style:font-name="Arial" fo:font-size="14pt" style:font-size-asian="14pt" style:font-size-complex="14pt"/>
    </style:style>
    <style:style style:name="P546" style:family="paragraph" style:parent-style-name="Standard" style:master-page-name="">
      <style:paragraph-properties fo:line-height="150%" style:page-number="auto" style:writing-mode="page"/>
      <style:text-properties style:font-name="Arial" fo:font-size="14pt" style:font-size-asian="14pt" style:font-size-complex="14pt"/>
    </style:style>
    <style:style style:name="P547" style:family="paragraph" style:parent-style-name="Standard" style:master-page-name="">
      <style:paragraph-properties fo:line-height="150%" style:page-number="auto" style:writing-mode="page">
        <style:tab-stops>
          <style:tab-stop style:position="0.437cm"/>
        </style:tab-stops>
      </style:paragraph-properties>
      <style:text-properties style:font-name="Arial" fo:font-size="14pt" style:font-size-asian="14pt" style:font-size-complex="14pt"/>
    </style:style>
    <style:style style:name="P548" style:family="paragraph" style:parent-style-name="Standard" style:list-style-name="" style:master-page-name="">
      <style:paragraph-properties fo:line-height="150%" style:page-number="auto" style:writing-mode="page"/>
      <style:text-properties style:font-name="Arial" fo:font-size="14pt" style:font-size-asian="14pt" style:font-size-complex="14pt"/>
    </style:style>
    <style:style style:name="P549" style:family="paragraph" style:parent-style-name="Standard">
      <style:paragraph-properties fo:line-height="150%" style:writing-mode="page"/>
      <style:text-properties style:font-name="Arial" fo:font-size="14pt" style:font-size-asian="14pt" style:font-size-complex="14pt"/>
    </style:style>
    <style:style style:name="P550" style:family="paragraph" style:parent-style-name="Standard" style:list-style-name="">
      <style:paragraph-properties fo:line-height="150%" style:writing-mode="page"/>
      <style:text-properties style:font-name="Arial" fo:font-size="14pt" style:font-size-asian="14pt" style:font-size-complex="14pt"/>
    </style:style>
    <style:style style:name="P551" style:family="paragraph" style:parent-style-name="Standard" style:master-page-name="">
      <style:paragraph-properties fo:line-height="150%" style:page-number="auto" style:writing-mode="page"/>
      <style:text-properties style:font-name="Arial" fo:font-size="14pt" style:font-size-asian="14pt" style:font-size-complex="14pt"/>
    </style:style>
    <style:style style:name="T1" style:family="text">
      <style:text-properties style:font-name="Arial" fo:font-size="14pt" style:font-size-asian="14pt" style:font-size-complex="14pt"/>
    </style:style>
    <style:style style:name="T2" style:family="text">
      <style:text-properties style:font-name="Arial" fo:font-size="14pt" officeooo:rsid="0016a007" style:font-size-asian="14pt" style:font-size-complex="14pt"/>
    </style:style>
    <style:style style:name="T3" style:family="text">
      <style:text-properties style:font-name="Arial" fo:font-size="14pt" officeooo:rsid="001717eb" style:font-size-asian="14pt" style:font-size-complex="14pt"/>
    </style:style>
    <style:style style:name="T4" style:family="text">
      <style:text-properties style:font-name="Arial" fo:font-size="14pt" officeooo:rsid="00177ebf" style:font-size-asian="14pt" style:font-size-complex="14pt"/>
    </style:style>
    <style:style style:name="T5" style:family="text">
      <style:text-properties officeooo:rsid="001564e1"/>
    </style:style>
    <style:style style:name="T6" style:family="text">
      <style:text-properties officeooo:rsid="0016a007"/>
    </style:style>
    <style:style style:name="T7" style:family="text">
      <style:text-properties officeooo:rsid="001717eb"/>
    </style:style>
    <style:style style:name="T8" style:family="text">
      <style:text-properties officeooo:rsid="00177387"/>
    </style:style>
    <style:style style:name="T9" style:family="text">
      <style:text-properties officeooo:rsid="00177ebf"/>
    </style:style>
    <style:style style:name="T10" style:family="text">
      <style:text-properties officeooo:rsid="0018e700"/>
    </style:style>
    <style:style style:name="T11" style:family="text">
      <style:text-properties officeooo:rsid="0019a058"/>
    </style:style>
    <style:style style:name="T12" style:family="text">
      <style:text-properties officeooo:rsid="001abe77"/>
    </style:style>
    <style:style style:name="Sect1" style:family="section">
      <style:section-properties fo:margin-left="2.54cm" fo:margin-right="8.648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p text:style-name="P2"><text:bookmark-start text:name="bookmark0"/>J. C. HRONSKÝ:<text:bookmark-end text:name="bookmark0"/></text:p>
        <text:h text:style-name="P4" text:outline-level="1"><text:bookmark-start text:name="bookmark1"/>ZLATÝ DÁŽĎ<text:bookmark-end text:name="bookmark1"/></text:h>
        <text:h text:style-name="P4" text:outline-level="2"><text:bookmark-start text:name="bookmark2"/>ROZPRÁVKY<text:bookmark-end text:name="bookmark2"/></text:h>
        <text:p text:style-name="P3"/>
        <text:h text:style-name="P4" text:outline-level="2"><text:bookmark-start text:name="bookmark3"/>Turákov zázračný kvet<text:bookmark-end text:name="bookmark3"/></text:h>
        <text:p text:style-name="P8">Kde bolo, tam bolo, akurát na tom vŕšku to bolo, čo má tri vrcholce a na prostrednom vrcholci tri brezy. Jedna veľká, druhá menšia, a tá tretia iba čo zo zeme vyrastá.</text:p>
        <text:p text:style-name="P8">Práve pri tejto tretej zastavil sa pastierik, Turák, lebo sa mu remenec na krpci odmotal.</text:p>
        <text:p text:style-name="P9">Okrúti remenec, dupn<text:span text:style-name="T5">e, </text:span>ba by <text:span text:style-name="T5">už</text:span> kročil, ale počuje:</text:p>
        <text:p text:style-name="P13">— Stoj, lebo ma zadláviš!</text:p>
        <text:p text:style-name="P8">Zastane, díva sa, ničoho nevidí, a o človeku naširoko-naďaleko ani len slychu.</text:p>
        <text:p text:style-name="P15">— <text:span text:style-name="T5">V</text:span>ietor duje, zato sa mi zazdala ľudská vrava, — hovorí si Turák i dupol by si hneď, ale zastaví ho hlas, hlas ešte silnejší:</text:p>
        <text:p text:style-name="P16">— Stoj, lebo ma zadláviš!</text:p>
        <text:p text:style-name="P8">Díva sa, a už aj vidí červený kvet na krátkom steble, čudný kvet, aký nikdy nevidel, ani o ňom nepočul.</text:p>
        <text:p text:style-name="P18"><text:soft-page-break/>— Čo si, to si, čudné si, ak máš ešte i ľudský hlas.</text:p>
        <text:p text:style-name="P8">Kvet sa zakolembal na steble, aj mu odpovedal:</text:p>
        <text:p text:style-name="P20">— Len o to dbaj, aby si ma nezadlávil! — prosil Turáka a kolembal sa ďalej.</text:p>
        <text:p text:style-name="P21">— Akože ťa nepridláviť, keď si vyrástol na mojom chodníku, kade najviac chodím?</text:p>
        <text:p text:style-name="P22">— Staraj sa, ako vieš, ak sa dobre budeš starať, do smrti neoľutuješ.</text:p>
        <text:p text:style-name="P8">Turák nelenivý, sňal klobúk, na ktorom mu tej jari mladé straky štyri diery vyzobaly, a prikryl ním zázračný kvet, aby si vraj zapamätal, kde nemá nohu položiť.</text:p>
        <text:p text:style-name="P8">Ale potom skoro onemel od divu.</text:p>
        <text:p text:style-name="P8">Klobúk sám od seba začal sa dvíhať; — dvíha sa, dvíha, a keď je už od zeme na dve piade, tu pod klo­búkom stojí človiečik v červených nohaviciach, na Turáka žmurká, oči si pretiera.</text:p>
        <text:p text:style-name="P13">— Ech, či som dlho spal; akurát sto a jedon rok; nik ma nezobudil, nik ma nevolal, ale keď si ma ty vo­lal, nuž tu som, sluha som, a tak ti budem slúžiť, ako budeš chceť, lebo si mi pán.</text:p>
        <text:p text:style-name="P8">Turák bol veru prestrašený, ale i v ľaku zbadal, že mu jedna ovca vybočila z kŕdľa, nuž nenazdajky vykríkol:</text:p>
        <text:p text:style-name="P28">— Dočkaj, braček, najprv si musím ovcu zavrátiť!</text:p>
        <text:p text:style-name="P8"><text:soft-page-break/>Lenže ani odpovedať nestačil, človiečik sa rozbe­hol ako strela, zavrátil ovcu, ani si to Turák nestačil pomysleť.</text:p>
        <text:p text:style-name="P8">Ba veru zavrátil ovcu, ani nie raz; zavracal ich Turákovi až do večera, že sa Turák nemusel ani hnúť z chládku.</text:p>
        <text:p text:style-name="P8">Páčilo sa Turákovi, že má dnes takého dobrého sluhu, i ľutoval, že musí ísť spať a nikdy viac nebude takým veľkým pánom, čo iba pod brezou sedí a do do­liny hľadí.</text:p>
        <text:p text:style-name="P8">Veru na druhý deň hneď z rána šiel pozreť, či kvet vykvitol, alebo nie, a bolo mu smutno, lebo po kvete nebolo nikde ani stopy.</text:p>
        <text:p text:style-name="P8">Zaháňal Turák ovce, zaháňal ich sám, vypotil sa, ukonal sa, lebo slnce stálo mu už nad hlavou, ale kvet dostriehnuť nemohol. Iba keď sa slnce prevalilo na západ, prišlo mu na um položiť klobúk na včerajšie miesto.</text:p>
        <text:p text:style-name="P8">Sotva ho však položí, klobúk sa už dvíha, človiečik volá:</text:p>
        <text:p text:style-name="P35">— Tu som, sluha som, a ty si my pán!</text:p>
        <text:p text:style-name="P8">Turák sa však hneď a hneď dozvedal:</text:p>
        <text:p text:style-name="P18">— Vidím, vidím, ale to mi povedz, aké je dlhé moje panstvo.</text:p>
        <text:p text:style-name="P38">— Ak ťa nevychytí márnosť, potrvá ti až do smrti, ak budeš márnivým, iba <text:span text:style-name="T5">čo</text:span> raz sl<text:span text:style-name="T5">n</text:span>ce zapadne — od­povedal Turákov sluha.</text:p>
        <text:p text:style-name="P39">— No, to je ľahko dodržať! — myslel si Turák, vy­valil sa pod brezu, iba kedy-<text:soft-page-break/>vtedy pozrel, kde mu chodí klobúk, lebo sluhu nebolo pod ním videť, keď sa zapletal v tráve.</text:p>
        <text:p text:style-name="P8">A bolo Turákovi dobre.</text:p>
        <text:p text:style-name="P8">Na tretí deň sveril ovce svojmu sluhovi, išiel do dediny, chodil z dom do domu, i všade sa núkal ľuďom:</text:p>
        <text:p text:style-name="P42">— <text:span text:style-name="T5">V</text:span>yžeňte si ovce, napasiem ich aj za dobré slovo!</text:p>
        <text:p text:style-name="P8">Ľudia si mysleli, že blaznie, lebo zadarmo, za do­bré slovo, ešte ani jedon pastier nepásol.</text:p>
        <text:p text:style-name="P18">— Akože ti dať, keď si ani svoje nestrážiš? Kdeže ti je kŕdeľ? — spytovali sa a chceli sa mu vysmiať.</text:p>
        <text:p text:style-name="P45">— Heno je, hen, na kopci s troma vrcholci, a klo­búk som si pri ňom nechal, aby mi ho strážil!</text:p>
        <text:p text:style-name="P5"><text:span text:style-name="T1">Ľudia ani len nepočuli takú smiešnu vec, aby klo­búk pásol ovce; div nepukli od smiechu; ale keď po</text:span><text:bookmark-start text:name="bookmark4"/><text:bookmark-end text:name="bookmark4"/><text:span text:style-name="T1">zreli pod vrcholec, na kopec, akurát tak bolo, ako Turák rozprával.</text:span></text:p>
        <text:p text:style-name="P8">Klobúk behal po pašienku, ako čo by ho len tak vietor nosil, a keď ovca vybočila, hneď ju zavrátil.</text:p>
        <text:p text:style-name="P8">Dali Turákovi ovce v jednom dome, dali mu v dru­hom, ba do pol poludnia <text:soft-page-break/>nasháňali mu ich z celej de­diny, aby ich pásol.</text:p>
        <text:p text:style-name="P8">Horkýže Turák pasie! — Pod brezou sedí, ani za klobúkom nehľadí, lebo nemusí, keď má usilovného a verného sluhu.</text:p>
        <text:p text:style-name="P8">Sedí, vylihuje a dáva si pozor, aby iba toľko bo­hatstva mal, aby iba toľko prijal od ľudí, čo zvládze zjesť na jedno posedenie. Ak by viac, bola by to vraj márnosť a bolo by po panstve.</text:p>
        <text:p text:style-name="P8">Tak vylihuje deň, vylihuje dva, na tretí sa mu to však zunuje a rád by niečo robil; aj si vymyslí, že si krpec zašije, lebo i ten mal deravý.</text:p>
        <text:p text:style-name="P8">Šije, šije, ani sa neponáhľa, aby mu to dlhšie trva­lo, čože však pastierovi krpec zašiť?...</text:p>
        <text:p text:style-name="P8">Krajec chleba zjesť a krpec zašiť, akurát rovnako dlhá robota.</text:p>
        <text:p text:style-name="P53">— Však ja mám i klobúk deravý! — prišlo mu zrazu na um, i vypýtal si ho od sluhu, že si ho popláta.</text:p>
        <text:p text:style-name="P8">A to bola práve ta márnosť, ktorú nemal vykonať.</text:p>
        <text:p text:style-name="P8">Sotva zašil jednu dieru zo štyroch, tu hneď začaly sa rozbehúvať ovce, ako čo by ich niekto plašil.</text:p>
        <text:p text:style-name="P56">— Hej, sluha môj, akáže to robota? — vykrikuje Turák, ale po sluhovi ani chýru, ani slychu; sám musí behať za ohromným kŕdľom, ani dych mu už nestačí.</text:p>
        <text:p text:style-name="P8"><text:soft-page-break/><text:span text:style-name="T5">I</text:span> zbadal sa Turák, utekal pod brezn, kde si nechal klobúk aj s ihlou, rozpáral dieru, ale čože? — to už nebola diera od mladej straky vyzobaná!</text:p>
        <text:p text:style-name="P8">Bolo po Turákovej moci.</text:p>
        <text:p text:style-name="P8">A žije bez nej i dnes, ak ešte neumrel, a vraj ani trochu nie mu je ľúto za sluhom, lebo že vylihovať nebol by už vydržal ani deň, a nestojí vraj ani za babku také pastierstvo, kde si pastier nemôže ovcu sám zavrátiť a poshovárať sa s ňou.</text:p>
        <text:p text:style-name="P8">Aj že lepšia je robota, ako deravý klobúk nosiť až do smrti.</text:p>
        <text:h text:style-name="P4" text:outline-level="2"/>
        <text:h text:style-name="P550" text:outline-level="2"/>
        <text:h text:style-name="P550" text:outline-level="2"><text:bookmark-start text:name="bookmark5"/>Zrno slepého mládenca<text:bookmark-end text:name="bookmark5"/></text:h>
        <text:p text:style-name="P8"/>
        <text:p text:style-name="P534">Kde bolo, kde nie, za dávna bola raz dedina, kde sa ľuďom nechcelo robiť. Ešte žať, ako žať, i mlá­tiť nejako len omlátili, ale orať sa im veľmi nechcelo. <text:span text:style-name="T6">R</text:span>az sa žalovali, že je roľa mokrá, zem ťažká, inokedy im bola suchá a tvrdá.</text:p>
        <text:p text:style-name="P13">— Bolo by, akoby bolo, len keby sme orať nemu­seli, nuž všetko by bolo dobre! — hovorili si všetci, iba starešin krútil hlavou, oráčov karhal a svoju vnu­čku vše zavolal a takto ju poučoval:</text:p>
        <text:p text:style-name="P45">— Vnučka moja, keď počuješ lenivé reči, len ich nikdy nepočúvaj; radšej sa dva <text:soft-page-break/>razy zvrtni miesto jedného razu, aby si čo najviac spravila, lebo so sve­tom dobre nebude!</text:p>
        <text:p text:style-name="P8">Počúvala vnučka, keď iní frf<text:span text:style-name="T6">ľ</text:span>ali, zvrtla sa v ro­bote vždy dva razy miesto jedného, a robota išla jej tak, že ju dedo mohol pochváliť. A keď chlapi veľa frf<text:span text:style-name="T6">ľ</text:span>ali na oračku, nuž aj ona sama sa vybrala na roľu, aby orala, hoci ju vysmievali, že jej pluh do rúk ne­pristane.</text:p>
        <text:p text:style-name="P8">Raz prišiel do dediny slepý mládenec; chodil po domoch, chleba si pýtal a dozvedal sa, čo je v dedine nového.</text:p>
        <text:p text:style-name="P538">— Čože by bolo? — hovorili mu, — roboty máme, orať musíme a všetko by sme vďačne porobili, len ke­by oračky nebolo.</text:p>
        <text:p text:style-name="P65">— Ak chcete, nemusí jej byť!<text:bookmark-start text:name="bookmark6"/><text:bookmark-end text:name="bookmark6"/></text:p>
        <text:p text:style-name="P66">— Akože by oračky nemuselo by<text:span text:style-name="T6">ť</text:span>?</text:p>
        <text:p text:style-name="P67">— Ak chcete, ja vám všetko za kapsu žita pooriem.</text:p>
        <text:p text:style-name="P8">Najprv sa mu vysmiali.</text:p>
        <text:p text:style-name="P69">— Akože chceš orať, keď si slepý?</text:p>
        <text:p text:style-name="P70">— Pravda je, slepý som, ale zavše toľko vidím, ako vy.</text:p>
        <text:p text:style-name="P5"><text:span text:style-name="T1">Nerozumeli mu, no, oračky by sa vďačne zbavili a pristali na slepca-oráča, veď vraj bude ako bude, ak ozaj niečo poori</text:span><text:span text:style-name="T2">e,</text:span><text:span text:style-name="T1"> mierk</text:span><text:span text:style-name="T2">u</text:span><text:span text:style-name="T1"> žita si za to zaslúži.</text:span></text:p>
        <text:p text:style-name="P8"><text:soft-page-break/>Iba star<text:span text:style-name="T6">e</text:span>šin poradil vnučke, aby oračku na slepého mládenca nesveri<text:span text:style-name="T6">l</text:span>a, aby si sama zorala, koľko zvlá­dze.</text:p>
        <text:p text:style-name="P8">A tu slepý mládenec večer pýtal si pluh a museli mu zapriahnuť doň všetky voly, čo v dedine boly. Tma bola ako v rohu, keď sa na pole poberal, nuž pravda bola, čo hovoril: ani ostatní ľudia nevideli viac, ako on sám.</text:p>
        <text:p text:style-name="P8">Nevideli, keďže videť nemohli, lenže celú noc po­čuli, ako mládenec vyvoláva na poli raz tu, raz tam.</text:p>
        <text:p text:style-name="P8">Ale ráno, keď začalo svitať, všetko bolo zorané.</text:p>
        <text:p text:style-name="P8">Tešila sa celá dedina, chválila si oráča a že ho vraj ďalej ani nepustia; bude mu u nich dobre, ako mu nikde na svete nebolo.</text:p>
        <text:p text:style-name="P76">— Nepôjdem, ostanem, — hovorí mládenec, — a nič od vás nechcem, len to, čo som si zaslúžil a čo mi máte dať. Tu je moja kapsa, chytro mi nasypte žita, aby bola plná, ako sme sa dojednali. Ak nie, úhor hneď bude zasa úhorom a budete si orať sami.</text:p>
        <text:p text:style-name="P8">Rozbehli sa dedinčania po žito a mládencova kapsa hneď bola plná.</text:p>
        <text:p text:style-name="P8">Ale tu vysype prvý, druhý, veru štedro, a v kapse žita ani na dne. Vysype tretí, štvrtý, nuž zasa nepri­búda, akoby malo. Už skoro všetko zrno vynosili z komôr a kapsa len-len že sa naplnila.</text:p>
        <text:p text:style-name="P8"><text:soft-page-break/>No, čo sľúbili, museli dať; azda hneď ani nezba­dali, aká divná je kapsa slepého mládenca; iba sa te­šili, že orať nemusia. Neskoršie neľutovali ani tak, lebo sa úroda po dobrej oračke ukázala prehojná, i mysleli si, že všetko sa dobre vynahradilo.</text:p>
        <text:p text:style-name="P8">Tak bolo rok, bolo dva, napokon však takto začali frfľať:</text:p>
        <text:p text:style-name="P45">— Orať nemusíme, to sa nám uľavilo, ale i sejba je ťažká robota. Keby sme nemuseli siať, už by sme len nejako sožali, vymlátili. Len my, hádam, po­vedzme slepému mládencovi, či by i túto robotu ne­vykonal miesto nás.</text:p>
        <text:p text:style-name="P8">Tomu nebolo treba dva razy hovoriť.</text:p>
        <text:p text:style-name="P16">— Ak mi naplníte kapsičku ražou, vďačne vám po­sejem, keď budem tak videť, ako vy.</text:p>
        <text:p text:style-name="P8">Hútali dedinčania, že do slepcovej kapsičky mno­ho treba raže, ale si rozmysleli: všetko sa nám vyna­hradí, nuž pristali.</text:p>
        <text:p text:style-name="P8"><text:span text:style-name="T6">V</text:span> najbližšiu tmavú noc posial slepý mládenec celý chotár, okrem starešinových rolí. Tu siala sama jeho vnučka a nič nedbala, ako sa jej ľudia posmievajú.</text:p>
        <text:p text:style-name="P56">— Ľutuje trošku zrna, čo by mala dať slepému, nuž nech sa sama trápi! — hovorili!</text:p>
        <text:p text:style-name="P8">Lenže, keď prišiel mládenec s kapsičkou, veselosť i posmech im trošku prešly; kapsa zasa, ako by ne­bola mala dna, všetku raž z komôr museli povymetať, aby <text:soft-page-break/>bola plná.</text:p>
        <text:p text:style-name="P8">No, úroda bola zasa lepšia, po žatve ani jednému sa nezdalo, že by mnoho platili slepému za orbu a sejbu.</text:p>
        <text:p text:style-name="P8">Tak bolo rok, ale o dva už si aj pobrániť dali mlá­dencovi za kapsu jačmeňa.</text:p>
        <text:p text:style-name="P8">Neskoršie im slepý mládenec i žal i mlátil; žatvu za kapsu ovsa, mlatbu sa kapsu strukovín vykonal a ľudia nemuseli sa ničoho ani dotknúť, iba do vriec sbera<text:span text:style-name="T6">ť</text:span> úrodu a nosiť ju do komôr a záčinov.</text:p>
        <text:p text:style-name="P8">Dobre im bolo, sveta sa im žilo, robiť nemuseli, nuž sa na slnku vypekali.</text:p>
        <text:p text:style-name="P8">A keď tak bolo po niekoľko rokov, už sa im ani to nevidelo, že sa zakaždým musia s mládencom jed­nať; začali hútať, či by úrody nebolo i bez oračky, sejby, bránenia, žatvy a mlatby a ako by bolo dobre, keby sa úroda len tak našla v komore.</text:p>
        <text:p text:style-name="P8">Zašli k mládencovi, keď sa malo orať.</text:p>
        <text:p text:style-name="P45">— Všeličo si nám vykonal, lebo všeličo vieš, nuž či by si nevedel bez sejby žať, bez žatvy mlátiť a bez mlatby záčiny napĺňať.</text:p>
        <text:p text:style-name="P8">Slepý mládenec ani nerozmýšľal, hneď a hneď prikývol.</text:p>
        <text:p text:style-name="P20">— Keď to chcete, to ste mi už dávno mali pove­dať; vďačne vám to vykonám, ba to je taká ľahká robota, že vám ju zadarmo vykonám.</text:p>
        <text:p text:style-name="P8">No, hneď bolo radosti ešte viac; dedinčania za­raz svetom porozpúšťali kone, <text:soft-page-break/>voly, na pluhy sa ani neobzrely, mládenec neoral, nesial, ale všetci čakali, že budú plné záčiny, lebo ich slepec ani raz neokla­mal, nuž mu verili i teraz.</text:p>
        <text:p text:style-name="P8">Nuž, ani teraz ich neoklamal.</text:p>
        <text:p text:style-name="P8">Keď prišla jeseň, zašiel do prvého domu, spýtal <text:span text:style-name="T6">s</text:span>a, akú úrodu chcú mať, a keď mu povedali, koľko a akého má byť zrna, potriasol kapsičku, i div-divúci, vysypala sa z nej veľká hromada, a jednak nebola prázdna, ba ani veľa neodbudlo.</text:p>
        <text:p text:style-name="P8">Zašiel tak k druhému, tretému, obišiel celú de­dinu, všade dával, koľko chceli, len u starešina ho nepustili cez vráta.</text:p>
        <text:p text:style-name="P8">Narozsýpal zrna i po ceste, hydina zozobala, čo mohla, čo nemohla, nechala tak.</text:p>
        <text:p text:style-name="P8">Rozsýpal, delil, až sa mu i kapsa podrala. Tu ju začne ohma<text:span text:style-name="T6">t</text:span>á<text:span text:style-name="T6">v</text:span>ať, pobadá, že je deravá, nuž prosí ľudí, aby mu ju zaplátali.</text:p>
        <text:p text:style-name="P6"><text:span text:style-name="T1">— Akože ti pláta</text:span><text:span text:style-name="T2">ť</text:span><text:span text:style-name="T1">, keď si si nie nevyjednal? — spýtali sa ho v prvom dome. — Keby sm</text:span><text:span text:style-name="T2">e zaplát</text:span><text:span text:style-name="T1">ali, ostatní by zadarmo mali dobrotu, a </text:span><text:span text:style-name="T2">my za robot</text:span><text:span text:style-name="T1">u, to by spravodlivosť nebola. Ne</text:span><text:span text:style-name="T2">ch ti ju zapláta, komu sa chce.</text:span></text:p>
        <text:p text:style-name="P536"><text:span text:style-name="T2">Išiel </text:span><text:span text:style-name="T1">slepec s kapsou do druhého domu, ale tam práve tak pochodil. Prešiel dom tretí, štvrtý prešiel celú dedinu, no, nikto sa plátať nepriberal, iba starešinova vnučka sa smilovala a chytila sa slepcovu kapsi</text:span><text:span text:style-name="T3">č</text:span><text:span text:style-name="T1">ku pl</text:span><text:span text:style-name="T3">á</text:span><text:span text:style-name="T1">ta</text:span><text:span text:style-name="T3">ť.</text:span></text:p>
        <text:p text:style-name="P536"><text:span text:style-name="T3">— Čo ti za to dám? — dozvedal sa slepec.</text:span></text:p>
        <text:p text:style-name="P536"><text:soft-page-break/><text:span text:style-name="T3">— </text:span><text:span text:style-name="T1">Nič mi nedáš, lebo nič nepotrebujem. </text:span><text:span text:style-name="T3">Č</text:span><text:span text:style-name="T1">o mi treba, sama si nájdem.</text:span></text:p>
        <text:p text:style-name="P539">— Keď tak, nuž si len nájdi! — prikývol slepec a odovzdal jej kapsu.</text:p>
        <text:p text:style-name="P8">Chytila sa vnučka kapsu zašívať, a ke<text:span text:style-name="T7">ď</text:span> ju ob<text:span text:style-name="T7">ra</text:span>cala, zavše vypadlo zrnko zbožia, čo <text:span text:style-name="T7">b</text:span>o<text:span text:style-name="T7">lo </text:span>na <text:span text:style-name="T7">dne. Na</text:span> dedových roliach sama or<text:span text:style-name="T7">á</text:span>vala, sama <text:span text:style-name="T7">ž</text:span>ala do<text:span text:style-name="T7">bre</text:span> vedela, ako sa zrno ťažko dor<text:span text:style-name="T7">á</text:span>ba, nu<text:span text:style-name="T7">ž</text:span> bolo jej <text:span text:style-name="T7">ľú</text:span>t<text:span text:style-name="T7">o</text:span> každého jedného, i pozabudla, že je to zrno slepco­vo; no, nelenilo sa jej za každým zoh<text:span text:style-name="T7">ýň</text:span>ať.</text:p>
        <text:p text:style-name="P8">Ako padlo, tak ho zdvihla a polo<text:span text:style-name="T7">ž</text:span>ila na st<text:span text:style-name="T7">ôl</text:span>.</text:p>
        <text:p text:style-name="P8">Tam ich potom zabudla, keď bola kapsa zaplate­ná, a bez nich odovzdala kapsu. Poďakoval sa sle­pec, zrná nevyhľadával, odišiel, nikto nevedel kde. Ktože by sa bol oň staral?</text:p>
        <text:p text:style-name="P8">Ľudia začali piecť, vypekať z nového <text:span text:style-name="T7">zrn</text:span>a, nemohli sa ani dočkať nového chleba. Ve<text:span text:style-name="T7">ď</text:span> nie div. Keď ho zamiesili, cesto rástlo, keď ho do pece vlo<text:span text:style-name="T7">žil</text:span>i za<text:span text:style-name="T7">s</text:span>a ho bolo viac, a keď sa z neho odkrojilo, skoro sa to ani nepoznalo.</text:p>
        <text:p text:style-name="P8">Ale potom bolo, čo bolo, keď nový chlieb začali jesť.</text:p>
        <text:p text:style-name="P8">Jedli, jedli, poniektorí i sedem pecňov zjedol a, — v žalúdku nepocítil nič. Ani toľko nie, ako za omrvinkou. Ba čím viac kto zjedol, tým viac sa mu žiadalo jesť. Ženy napokon už ani nespávaly; i chla­pi museli pred pecou vysedúva<text:span text:style-name="T7">ť</text:span>, cesto miesiť, pecne <text:span text:style-name="T7">s</text:span>á<text:span text:style-name="T7">d</text:span>z<text:span text:style-name="T7">a</text:span>ť a ani to nepomohlo. Nestačili do hory pre dre­vo chodiť, ani korytá <text:soft-page-break/>umývať.</text:p>
        <text:p text:style-name="P8">Lenže nikto sa nemohol chleba nasýtiť.</text:p>
        <text:p text:style-name="P8">Behali za slepým mládencom, hľadali ho, ale ni­kde ho nájsť nemohli.</text:p>
        <text:p text:style-name="P8">Ktože ho vie, kde ten už vtedy bol?</text:p>
        <text:p text:style-name="P8">A o chvíľu mali prázdne komory; iba jesť sa im chcelo ešte viac.</text:p>
        <text:p text:style-name="P8">Nuž, ako je svet svetom, nikdy nebol taký hlad, ako vtedy, nikdy toľko trápenia, ako v t<text:span text:style-name="T7">ú</text:span> zimu, keď nebolo chleba, a v tú jar, keď nebolo zrna na sejbu.</text:p>
        <text:p text:style-name="P8">Nebyť starešinovej vnučky, všetci by boli pohynuli, ale tej bolo slepcových zŕn, čo ostaly na stole, ľúto, i zaniesla ich v hrsti do záčinu, aby na nivoč neprišly.</text:p>
        <text:p text:style-name="P8">Keď bola bieda, začala ľuďom zo záčinu požičia­vať, ľuďom pomáhať, lenže sa bála, že sama nebude mať; dávala málo-neveľa, a tak nezbadala, <text:span text:style-name="T7">ž</text:span>e u<text:span text:style-name="T7">ž</text:span> i de­sať ráz toľko rozdala, ako sa do záčinu sprace.</text:p>
        <text:p text:style-name="P8">Jednak ľudia nahladovali sa dosť do jari; na jar museli robiť do úmoru, keďže role po tie roky, čo sa neoraly, zarástly burinou, krovím ako hora, zem stvrdla na kameň. Ani žať sa im o nič lepšie nežalo.</text:p>
        <text:p text:style-name="P8">A keď bolo po mlatbe, — úrody bolo iba hŕba.</text:p>
        <text:p text:style-name="P545">Iba starešinova vnučka si ľahko všetko porobila, ba keď chcela do záčinu sosýpať zrno, zbadala, že je sám od seba plný. Tak to bolo a nie ináč. Kým žila, nikdy sa viac <text:soft-page-break/>roboty chytať nemusela a jednak i dru­hým ešte chleba odkrojila, lebo v dedine dlho, — dlho bola bieda. Pole sa zle oralo, ťažko sa bránilo, málo sa nažalo, ešte menej vymlátilo.</text:p>
        <text:p text:style-name="P8">No, čo sa upieklo, to sa chutne zjedlo, nuž presta­li dedinčania frfľať, ani nikdy viac si nežiadali, aby mohli žiť bez roboty.</text:p>
        <text:p text:style-name="P3"/>
        <text:p text:style-name="P549"/>
        <text:p text:style-name="P549"><text:bookmark-start text:name="bookmark7"/>Zlatá myška<text:bookmark-end text:name="bookmark7"/></text:p>
        <text:p text:style-name="P8"/>
        <text:p text:style-name="P534">Boly raz tri sestry. Dve boly staršie a tá tretia iba po stôl čo vyrástla. Tu umrie sestrám otec, umrie mať, a sestry naraz nemajú v chalupe nikoho. Veselo im nebolo, ani chleba nebolo veľa, ba veru biedy bolo hocikoľko.</text:p>
        <text:p text:style-name="P8">Lenže dve staršie sestry veľmi neplakaly, nenariekaly, azda im nebolo naozaj ani smutno.</text:p>
        <text:p text:style-name="P8">Tu jedného dňa len sa začnú pristrájať, vyberať do sveta, že vraj hladom mrieť nebudú, službu si nejakú nájdu.</text:p>
        <text:p text:style-name="P8">Ale o najmladšiu sestru sa nestaraly.</text:p>
        <text:p text:style-name="P8">Čo bolo v dome, to bolo, mnoho toho nebolo; no, čo sa dalo, to pobraly a v <text:soft-page-break/>chalupe neostalo nič.</text:p>
        <text:p text:style-name="P8">Najmladšia sestra prosí, narieka, aby ju nenechaly, aby ju so sebou vzaly, lenže ju nemá kto počúvať.</text:p>
        <text:p text:style-name="P8">Sestry ju iba vysmialy.</text:p>
        <text:p text:style-name="P125">— Čože nariekaš. Sama tu nikdy nebudeš, lebo <text:span text:style-name="T8">z</text:span> tohoto domu myši nikdy nevykapú, kým svet sve­tom bude!</text:p>
        <text:p text:style-name="P8">A už sestier nikde nebolo.</text:p>
        <text:p text:style-name="P8">Mohla volať, mohla plakať, kto by ju bol počúval?</text:p>
        <text:p text:style-name="P8">Kotúľa sa jej po líci jedna slza, kotúľa sa druhá, ani nárek nechce mať konca-kraja. Napokon sa i samé nebo rozplakalo nad ňou, keďže sa otec, mať nemohli, sestry nechcely, nuž pustil sa s neba dážď a klopal na oblôčik: klop, klop, klop!</text:p>
        <text:p text:style-name="P8">Ale pre sirotu je také klopkanie ešte smutnejšie.</text:p>
        <text:p text:style-name="P8">A čo horšie, slnce zapadá, večer sa chýli, nuž musí hútať, či sa jej chce, či nie. Práve chcela z cha­lupy zutekať, keď naraz počuje hlas:</text:p>
        <text:p text:style-name="P131">— Gazdinka, Nanka, čože si taká smutná?</text:p>
        <text:p text:style-name="P8">Poľaká sa Nanka, lebo nebol to ani hlas, iba ak hlások, ale v chalúpke ani takto nikoho nevideť.</text:p>
        <text:p text:style-name="P8">A tu zas:</text:p>
        <text:p text:style-name="P134"><text:soft-page-break/>— Gazdinka, Nanka, čože si taká smutná?</text:p>
        <text:p text:style-name="P8">Ej, ale sa len prestrašila ešte väčšmi!</text:p>
        <text:p text:style-name="P8">Pozerá na jednu stranu, pozerá na druhú a tu strach ešte väčší, — pred ňou sedí myška-myšička, predné nôžky pekne dohora, chvostíkom oháňa a malými očkami rovno na ňu pozerá. Ba veru nie je to myška ako myška, akých vidíš sto a sto, ale myška divná-podivná, taká ligotavá, až sa tak svieti okolo nej, sťa by bola zo samého zlata.</text:p>
        <text:p text:style-name="P8">Veď ani nebola to iná, ale sama zlatá myška sede­la tu.</text:p>
        <text:p text:style-name="P125">— Gazdinka, Nanka, už ťa dávno počúvam, a ty nariekať neprestávaš!</text:p>
        <text:p text:style-name="P8">Nuž gazdinke Nanke ani vydýchnuť veľmi nedá, nie by hneď vedela slova preriecť, ale keď sa lepšie prizrie na zlatú myšku, i strach ju pominie a poroz­práva všetko, čo vie.</text:p>
        <text:p text:style-name="P140">— A kde si sa poberala? — dozvedá sa napokon zlatá myška.</text:p>
        <text:p text:style-name="P13">— Sama tu stojím, tmy sa bojím, chcela som u súsedov prenocovať, ak by ma prenocovali.</text:p>
        <text:p text:style-name="P125">— Len ty nikde nechoď, gazdinka Nanka, ani na sestry nemaj ťažké srdce. I darmo sa ti vysmievaly, lepšie tebe pomôžu myšky, ako tvojim sestrám ce­lý svet.</text:p>
        <text:p text:style-name="P143">Takto povedala.</text:p>
        <text:p text:style-name="P8"><text:soft-page-break/>Nanku to veľmi nepotešilo. Myška ako palec <text:span text:style-name="T8">a</text:span> vraj pomáhať! Kto by tomu veril?</text:p>
        <text:p text:style-name="P8">Ale myška, zlatá myška, všetko vedela, čo si Nan­ka myslí.</text:p>
        <text:p text:style-name="P18">— Veríš, neveríš, až uvidíš, ináč si o nás pomyslíš, gazdinka Nanka! Čo vieme, ukážeme; komu chceme, pomôžeme. Nás ešte nijaký človek nespočítal, nikto nevie, ako nás je mnoho. A mnoho malých a slabých premôže i toho najmocnejšieho. Len sa ty netráp, tvoje sestry nevedely, čo ti nechávajú!</text:p>
        <text:p text:style-name="P8">Tu, či veríte, či neveríte, prihrnula sa celá hro­mada myšiek-myšičiek a čo nesú, nenesú, privliekly práve veľkú sviečku. Sviečka veľká-preveľká a my­šací kŕdeľ sa zvŕta, naťahuje,— i kto by sa tomu ne­usmial, nebol by ani na svet súci.</text:p>
        <text:p text:style-name="P8">Nuž musela sa smiať i Nanka.</text:p>
        <text:p text:style-name="P8">Zlatá myška len rozkazovala a ostatné pekne pos<text:span text:style-name="T9">l</text:span>úchaly, zvŕtaly sa, poskakovaly, ukláňaly sa, zavše zapišťaly a — hop! — nestačila sa Nanka ani pousmiať, nasnášaly všetkého, čo si len srdce zažiadalo.</text:p>
        <text:p text:style-name="P8">Za chvíľku do nepoznania zmenila sa celá chýžka. Tu bolo niečo, i tam dačo, všade sa niečo ušlo a myš­ky sa zvŕtať neprestávaly, poskakovaly, ukláňaly sa a zas toho pribudlo.</text:p>
        <text:p text:style-name="P8">Myšky nachystaly večeru takú, akej svet nikdy nevidel, i zlatej myške sa ušiel tanier ten najväčší, čo bol o vlas väčší, ako šesták, i pohár ten najobrovskejší, čo bol <text:soft-page-break/>akurát taký veľký, ako náprstok.</text:p>
        <text:p text:style-name="P8">A večeralo sa im veru veselo.</text:p>
        <text:p text:style-name="P8">Ba myšky ani tu neprestaly sa starať, o chvíľu tie staršie vychytily sa vyhrávať a tie mladšie hybaj do tancu. Gazdinka Nanka sa smiať neprestávala, keby sa nebola bála, že pristúpi labku, alebo dve, i sama by sa bola pustila do skoku; no, takto sa bála pohnúť od stola.</text:p>
        <text:p text:style-name="P8">Ale ani potom ešte nebolo to všetko.</text:p>
        <text:p text:style-name="P8">Zlatá myška, keď sa odoberala, darovala Nanke opravdivý dukát, a vraj že je to nie ten posledný.</text:p>
        <text:p text:style-name="P8">Takto povedala:</text:p>
        <text:p text:style-name="P76">— Každý deň sa ti jeden ujde, a čo ja raz sľúbim, nikdy nezabudnem, čo by som bola hneď na druhom konci sveta. Kedysi dávno žil tu skupáň, čo mnoho peňazí nashromaždil, ale nikomu nimi neposlúžil, ani sebe nie. Peniaze zakopával a sám umrel hladom. Mnoho ľudí ich už hľadalo, no, myšky sú na to súcejšie. Tebe zlato vytrvá, a čo by si žila sto rokov na tomto svete.</text:p>
        <text:p text:style-name="P8">Gazdinka Nanka verila, neverila, azda všetko ani nepočula, lenže ráno na stole sa blyšťal ozajstný dukát.</text:p>
        <text:p text:style-name="P8">I bolo, čo nikdy nebolo: onedlho Nanka mala toľ­ko dukátov, že mohla si kúpiť celú <text:soft-page-break/>dedinu, keby sa jej zachcelo. Ľudia sa divili, závistliv<text:span text:style-name="T9">ci</text:span> závideli, zve­davci pod obloky chodili a naširoko naďaleko sa roz­právalo, ako sa gazdinke Nanke dobre vedie.</text:p>
        <text:p text:style-name="P8">Najviac o tom rozprávali žobráci.</text:p>
        <text:p text:style-name="P8">Marienka veru ani jedného nepustila naprázdno.</text:p>
        <text:p text:style-name="P8">A tu raz prišly do chalupy dve otrhané osoby, zastaly si predo dvermi, prosily o almužnu, ako vše­tci žobráci prosievajú. Gazdinka Nanka vzala nôž, vzala chlieb, odkrojila z neho polovicu, podala ju žobráčkam a potom pritvorila dvere.</text:p>
        <text:p text:style-name="P8">Lenže tie ani potom neodchádzaly.</text:p>
        <text:p text:style-name="P8">Húta Nanka, rozmýšľa, či im dala málo a či dosť, ale pochytí i druhú polovicu chleba a zanesie im aj tú.</text:p>
        <text:p text:style-name="P8">A tu zas nič.</text:p>
        <text:p text:style-name="P8">Žobráčky stoja, odo dvier neodchodia.</text:p>
        <text:p text:style-name="P20">— Aké čudné osoby, — myslí si Nanka, — také tu ešte neboly. Čo mám, to dám, ničoho im je nie dosť, a keby som im všetko dala, čo by ostalo pre druhých?</text:p>
        <text:p text:style-name="P8">I nosila im, nosila, ale nikdy by nebola zvedela, že sú to jej sestry, keby jej to samy neboly povedaly.</text:p>
        <text:p text:style-name="P8">Radosť bola potom veľká, skoro nemala ani kon­ca; gazdinke Nanke veru ani na um neprišlo, ako ju sestry kedysi zanechaly, a či sa im má zato odplácať dobrým, <text:soft-page-break/>alebo zlým.</text:p>
        <text:p text:style-name="P8">Posadila ich za stôl, nasnášala, čo jej prišlo pod ruku, i núkala, ako len vedela.</text:p>
        <text:p text:style-name="P8">A potom sestry samy začaly rozprávať.</text:p>
        <text:p text:style-name="P53">— Zle-nedobre sa nám viedlo, ani sa nám horšie nemohlo, — povedala staršia.</text:p>
        <text:p text:style-name="P173">— Ešte deň, a nikdy by sme sa sem neboly dostaly, — povedala mladšia.</text:p>
        <text:p text:style-name="P20">— Dobre sa nám všetko začínalo, lenže raz, kde sa vzaly, tam sa vzaly, myši nás začaly prenasledo­vať a bola nám beda.</text:p>
        <text:p text:style-name="P175">— Tak bolo, tak zrazu sa začaly hrnúť za nami, že čo malo ísť do úst, to zmizlo; šatstvo nám rozsekaly, len čo sme trošku oči prižmúrily. I bola nám beda, do domu nás prijať nikde nechceli, veď ani tebe nič dobrého nenesieme a radšej nás vyžeň. Ak ti ostane­me tu, o chvíľu sa ich za nami toľko dohrnie, že o všetko prídeš.</text:p>
        <text:p text:style-name="P8">Gazdinka Nanka zaraz vedela, ako sa čo robilo, utekala k polici, kde zlatá myška spávala, chcela ju poprosiť o pomoc, ale zlatej myšky nikde nebolo.</text:p>
        <text:p text:style-name="P8">Nebolo jej teraz, nebolo jej ani na druhý deň, nebolo jej nikdy viac.</text:p>
        <text:p text:style-name="P8">Nebolo však ani krivdy u troch sestier.</text:p>
        <text:p text:style-name="P8">Maly sa sestry dobre, žily, žily, až kým neumrely, a za ten čas zlatú myšku neraz spomínaly.</text:p>
        <text:h text:style-name="P4" text:outline-level="2"/>
        <text:h text:style-name="P550" text:outline-level="2"><text:soft-page-break/></text:h>
        <text:h text:style-name="P550" text:outline-level="2"><text:bookmark-start text:name="bookmark8"/>Lenivé žabky<text:bookmark-end text:name="bookmark8"/></text:h>
        <text:p text:style-name="P8"/>
        <text:p text:style-name="P534">Žila žaba a mala tri žabky.</text:p>
        <text:p text:style-name="P8">Učila ich kŕkať, učila ich plávať, ale žabkám sa všetko lenilo; ba nechcelo sa im ani jesť, iba keď ich matka nakŕmila.</text:p>
        <text:p text:style-name="P8">Raz vypekaly sa žabky na slniečku a išli tade dvaja chlapi.</text:p>
        <text:p text:style-name="P8">Prvý povie:</text:p>
        <text:p text:style-name="P131">— Dobre je tomu, kto si u Skrčka svoje vyslúži.</text:p>
        <text:p text:style-name="P8">Druhý povie:</text:p>
        <text:p text:style-name="P35">— Dobre by bolo i nám, keby nás vzal do služby.</text:p>
        <text:p text:style-name="P8">Žabky to počuly a keď chlapi odišli, hneď sa ozva­la najstaršia:</text:p>
        <text:p text:style-name="P125">— Sestri-tri, sestry-tri, ja by som radila, aby sme šly aj my ku Skrčkovi do služby, aby nám bolo dobre.</text:p>
        <text:p text:style-name="P188">— Veru, veru, — prisvedčila druhá.</text:p>
        <text:p text:style-name="P8">Tretia iba hlavou kývla a už sa pohly a slovka neprehovorily, až kým neprišly k samému Skrčkovi.</text:p>
        <text:p text:style-name="P8">Sk<text:span text:style-name="T9">r</text:span>čok bol maličký človiečik, ufúľaný od roboty celý-ceb<text:span text:style-name="T9">lu</text:span>čičký, iba oči mu na <text:soft-page-break/>ďaleko svietily a takú mal v nich moc, že na koho pozrel, hneď vedel, kto je, čo je, ani vypytovať sa nemusel.</text:p>
        <text:p text:style-name="P8">Len čo pozrel na žabky, hneď vedel: doma ne­chcelo sa im robiť, ba nemohla ich mamka naučiť ani plávať, ani kŕkať, lebo sa im všetko lenilo.</text:p>
        <text:p text:style-name="P8">I povie:</text:p>
        <text:p text:style-name="P76">— Dobre ste prišly, práve dnes sa začína u mňa najľahšia služba. Kto si ju vyslúž<text:span text:style-name="T9">i,</text:span> nemusí viac ani prstom pohnúť, lebo odnesie ho vietor, kde sa mu zachce.</text:p>
        <text:p text:style-name="P70">— Dobre bude, dobre bude! — tešily sa žabky a hneď sa dozvedaly aká bude služba.</text:p>
        <text:p text:style-name="P8">Skrčok povedal:</text:p>
        <text:p text:style-name="P15">— Najstaršia z vás bude cez celý týždeň, deň i noc hovoriť: „My tri, my tri!“ Stredná: „Za zrno, za zrno!“ Najmladšia: „Aj tak dobre, aj tak dobre!“</text:p>
        <text:p text:style-name="P8">Žabky pristaly, hneď a hneď pustily sa slúžiť a za sedem dní a sedem nocí neprestajne hovorily, čo im Skrčok rozkázal.</text:p>
        <text:p text:style-name="P8">Najstaršia vždy takto:</text:p>
        <text:p text:style-name="P35">— My tri, my tri, my tri!</text:p>
        <text:p text:style-name="P8">Stredná po svojom:</text:p>
        <text:p text:style-name="P201">— Za zrno, za zrno, za zrno!</text:p>
        <text:p text:style-name="P8"><text:soft-page-break/>A najmladšia:</text:p>
        <text:p text:style-name="P188">— Aj tak dobre, aj tak dobre, aj tak dobre!</text:p>
        <text:p text:style-name="P8">Ale keď sa minulo sedem dní a sedem nocí, žabky za ten čas celkom zabudly reč a vedely len toľko, čo cez ten týždeň u Skrčka hovorily.</text:p>
        <text:p text:style-name="P8">A tu Skrčok spýta sa najmladšej:</text:p>
        <text:p text:style-name="P66">— Či bude dobre, keď vám za službu nič nedám?</text:p>
        <text:p text:style-name="P8">Tá, pravda, iba toľko vedela povedať:</text:p>
        <text:p text:style-name="P28">— Aj tak dobre, aj tak dobre!</text:p>
        <text:p text:style-name="P56">— No, keď vám je dobre, — povedal Skrčok, — tak nech vás vietor domov zaveje!</text:p>
        <text:p text:style-name="P8">A sotva to vyslovil, uchytil ich vietor a složil ich práve pred mamkinou chalúpkou.</text:p>
        <text:p text:style-name="P8">Chalúpka je zatvorená, klopú na oblôčik, až sa mamka z chalúpky ozve:</text:p>
        <text:p text:style-name="P175">— Kto je to?</text:p>
        <text:p text:style-name="P38">— My tri, my tri, — odpovie najstaršia žabka.</text:p>
        <text:p text:style-name="P53">— Ej, z toho ja málo viem! — hovorí mamka a neotvára, žabky dnu nepúšťa.</text:p>
        <text:p text:style-name="P8">Iba cez dvere volá:</text:p>
        <text:p text:style-name="P216">— Tade choďte, kade ste prišly!</text:p>
        <text:p text:style-name="P140">— Aj tak dobre, aj tak dobre! — ozve sa na to najmladšia sestra, a keď to raz <text:soft-page-break/>povedala, čo maly robiť, — musely ísť svetom.</text:p>
        <text:p text:style-name="P8">Ale čo si vyslúžily, to maly, lebo vietor ich od­nášal, kde sa im zachcelo.</text:p>
        <text:p text:style-name="P8">Raz ich zaniesol na veľký dvor.</text:p>
        <text:p text:style-name="P8">Na prostred dvora stála stará hus, a práve plaka­la, lebo jej umrelo húsatko.</text:p>
        <text:p text:style-name="P8">Plakala, nariekala a takto vyvolávala:</text:p>
        <text:p text:style-name="P222">— Kto mi len usmrtil moje najkrajšie, žlté húsatko ľ</text:p>
        <text:p text:style-name="P8">Najstaršej žabke bolo starej husi ľúto, chcela jej niečo povedať, i povedala, čo vedela:</text:p>
        <text:p text:style-name="P188">— My tri, my tri, my tri!</text:p>
        <text:p text:style-name="P20">— A prečo ste mi usmrtily moje najkrajšie žlté húsatko? — spytuje sa hus nahnevaná.</text:p>
        <text:p text:style-name="P8">Stredná žabka sa naľakala a povedala:</text:p>
        <text:p text:style-name="P35">— Za zrno, za zrno, za zrno!</text:p>
        <text:p text:style-name="P140">— Ej, veď zrna je tu dosť, a keď ste mi usmrtily moje najkrajšie žlté húsatko, ja vás teraz zjem!</text:p>
        <text:p text:style-name="P20">— Aj tak dobre, aj tak dobre! — vykríkla naj­mladšia žabka, a len čo to vykríkla, stará hus otvo­rila zobák a — ham!</text:p>
        <text:p text:style-name="P8">Už je po ža<text:span text:style-name="T9">b</text:span>kách.</text:p>
        <text:h text:style-name="P4" text:outline-level="2"><text:soft-page-break/></text:h>
        <text:h text:style-name="P550" text:outline-level="2"/>
        <text:h text:style-name="P550" text:outline-level="2"><text:bookmark-start text:name="bookmark9"/>Piecka<text:bookmark-end text:name="bookmark9"/></text:h>
        <text:p text:style-name="P8"/>
        <text:p text:style-name="P534">Bol otec, a mal dvoch synov. Žili, ako žili, naj­radšej pri piecke sedeli a zavše sa im ani rozprávať nechcelo. A keď bolo treba do piecky priložiť, kývol otec hlavou a povedal staršiemu synovi:</text:p>
        <text:p text:style-name="P65">— Nože dolož, lebo vyhasne!</text:p>
        <text:p text:style-name="P8">I starší syn kývol hlavou, ale nepriložil, iba sa obrátil k mladšiemu:</text:p>
        <text:p text:style-name="P201">— Dolož, lebo zmrzneme!</text:p>
        <text:p text:style-name="P65">— Ty si bližšie.</text:p>
        <text:p text:style-name="P235">— Ty si mladší.</text:p>
        <text:p text:style-name="P201">— A ty starší!</text:p>
        <text:p text:style-name="P188">— Mladší staršieho počúva.</text:p>
        <text:p text:style-name="P8">A tak sa zavše hádali, až v piecke vyhaslo. A keď v piecke vyhaslo, nadávali na piecku, že im dobre neslúži a nehodno ju v izbe trpeť.</text:p>
        <text:p text:style-name="P8">Piecka nemala väčší rozum, iba taký ako piecka, nuž si zavše pomyslela:</text:p>
        <text:p text:style-name="P240">— Akí sú ľudia čudní: lení sa im, aby mi dali jesť a chceli by sa pri mne zohrievať.</text:p>
        <text:p text:style-name="P8"><text:soft-page-break/>Ale sa bála, že ju z izby vyhodia na mokrý dvor, nuž sa usilovala, ako vedela, hriala, ako vládala, až napokon od veľkej námahy ochorela. Popukaly sa jej kachličky, dym sa predieral cez ne a celú ju zvonku začadil.</text:p>
        <text:p text:style-name="P8">Tu poškrabe sa po vlasoch otec a povie staršiemu synovi:</text:p>
        <text:p text:style-name="P243">— Piecku by bolo treba zaplátať, lebo kadí a hriať nevládze.</text:p>
        <text:p text:style-name="P8">Starší sa ani nehol, iba k mladšiemu sa obrátil a hovorí:</text:p>
        <text:p text:style-name="P245">— Choď, nájdi niekde hlinu, lebo treba omazať pec. Ak ju neomažeme, bude kadiť a hriať nevládze.</text:p>
        <text:p text:style-name="P39">— Ak ja nájdem, nájdeš i ty! — odvrkuje mladší a ani nevstáva.</text:p>
        <text:p text:style-name="P66">— Oslepneme, zamrzneme a ty si mladší!</text:p>
        <text:p text:style-name="P540">— A ty starší!</text:p>
        <text:p text:style-name="P248">— Mladší staršieho počúva!</text:p>
        <text:p text:style-name="P8">A zase sa hádali, kým v chyži videli. Keď bola plná dymom, nahnevali sa na piecku a začali ju oho­várať.</text:p>
        <text:p text:style-name="P8">Piecka, ako piecka, nemala táto ani teraz viac rozumu, ako iná piecka, nuž si iba toľko pomyslela:</text:p>
        <text:p text:style-name="P45">— Akí su ľudia nespravodliví a zlí! Horšieho tvo­ra ani niet na svete!</text:p>
        <text:p text:style-name="P8">I začala smútiť a vtedy ešte černejší a štípľavejší dym vychádzal cez rozpukané <text:soft-page-break/>kachličky.</text:p>
        <text:p text:style-name="P8">Tu povie otec synom:</text:p>
        <text:p text:style-name="P188">— Zajtra musíme pec vyhodiť!</text:p>
        <text:p text:style-name="P66">— Dobre, — prikývli obaja.</text:p>
        <text:p text:style-name="P8">Neboli by to vykonali, no, piecka sa naľakala a keď prišla noc, hoci mala iba toľko rozumu ako iná piecka, takto si pomyslela:</text:p>
        <text:p text:style-name="P45">— Keď ma idú vyhodiť, čakať nebudem, a radšej pôjdem sama.</text:p>
        <text:p text:style-name="P8">Nuž či ju všetky kosti bolely, či nie, len sa pekne vyredikala oblokom a pustila sa svetom.</text:p>
        <text:p text:style-name="P8">To bolo práve cez dvor do stodoly, kde bolo plno sena.</text:p>
        <text:p text:style-name="P259">— Chodiť som sa neučila, — myslela si piecka, — ani chodiť ešte veľmi neviem, a tu je mäkko, nuž si trošku oddýchnem.</text:p>
        <text:p text:style-name="P260"><text:span text:style-name="T9">O </text:span>chvíľu otca i synov začala zima preberať. Otec sa prvý prebudil; i povie najstaršiemu:</text:p>
        <text:p text:style-name="P45">— Nože pozri oblokom, lebo sa mi tak zdá, že sa nám v stodole svieti!</text:p>
        <text:p text:style-name="P8">Starší pomykal mladšieho, zo sna ho prebral a takto mu hovoril:</text:p>
        <text:p text:style-name="P13">— Vraj sa nám v stodole žiara ukazuje, nuž len poskoč a pozri, či je to pravda.</text:p>
        <text:p text:style-name="P53">— Vidím nejaké svetlo, — žmurkal mladší, len­že sa nehol, — ale ak chceš videť <text:soft-page-break/>viac, nuž pozri si sám.</text:p>
        <text:p text:style-name="P188">— Ty si mladší!</text:p>
        <text:p text:style-name="P266">— A ty starší!</text:p>
        <text:p text:style-name="P201">— Mladší staršieho počúva!</text:p>
        <text:p text:style-name="P268"><text:span text:style-name="T9">I </text:span>hádali sa hádali, kým ľudia nedobehli pod ob­lok a nekričali na nich:</text:p>
        <text:p text:style-name="P125">— Vstávajteže, veď vám stodola horí! Ak sa nepoponáhľate, i chalupa vám shorí nad hlavou!</text:p>
        <text:p text:style-name="P8">Sch<text:span text:style-name="T9">á</text:span>pali <text:span text:style-name="T9">sa o</text:span>tec a synovia, ale k<text:span text:style-name="T9">ý</text:span>m sa dostali na dvor, stodola bola celá v plam<text:span text:style-name="T9">eň</text:span>oc<text:span text:style-name="T9">h</text:span> a nedala sa ratovať.</text:p>
        <text:p text:style-name="P3">Piecka, ako piecka, rozumu mnoho nemala, ohňa sa nebála, nuž sa radovala, ako je v stodole veselo. Ale keď počula ľudský krik, bolo po radosti, i po sme­losti, a či si oddýchla, či nie, či sa učila behať, či nie, len sa schytila a rozbehla svetom.</text:p>
        <text:p text:style-name="P8">To bolo práve cez dva dvory do komory, kde bolo plno masla, lebo tento gazda mal mliekáreň. Plno mal čerstvého masla namúteného, lebo sa chystal ráno na jarmok.</text:p>
        <text:p text:style-name="P8">Maslo sa hneď začalo topiť, len čo udychčaná piec­ka vbehla. Ale mliečiar nebol v rodine s lenivým otcom a jeho dvoma synmi, ten hneď vyskočil a hneď sa r<text:span text:style-name="T9">o</text:span>zkr<text:span text:style-name="T9">í</text:span>kol.</text:p>
        <text:p text:style-name="P8">Nuž nečakala piecka, aby ju pri masle našiel, len čo si pomyslela:</text:p>
        <text:p text:style-name="P188"><text:soft-page-break/>— Akí su ľudia zlí a zlostní!</text:p>
        <text:p text:style-name="P8">Nečakala, utekala svetom.</text:p>
        <text:p text:style-name="P8">To bolo práve cez tri dvory, do stajne, kde bolo plno oviec, i pes a valach.</text:p>
        <text:p text:style-name="P8">Ale pes ani nezaštekal, valach bol už na nohách, i sekerou sa oháňal; ak sa piecka neuhne, bol by ju aj trafil.</text:p>
        <text:p text:style-name="P8">Lenže piecka dlho nerozmýšľala, nohy dvíhala, ako najrezkejšie vedela, na ľudí sa hnevala a už ani nezastala v nijakom dvore.</text:p>
        <text:p text:style-name="P8">Išla, išla, až raz prišlo jej cez vodu brodiť.</text:p>
        <text:p text:style-name="P8">Málo, neveľa mala rozumu, ale tu ju i posledná troška opustila, nuž hútať nemohla a vošla do vody. <text:span text:style-name="T9">V</text:span>ošla, zaplakala, lebo ju sily hneď a hneď začaly opúšťať, a kým prešla na druhú stranu, všetky kach­ličky jej drkotaly od zimy a neostal v nej nažive ani jediný uhlík.</text:p>
        <text:p text:style-name="P8">Tu na brehu iba čo vládala ešte takto vydýchnuť:</text:p>
        <text:p text:style-name="P282">— Už som mŕtva, už je po mne!</text:p>
        <text:p text:style-name="P8">Vyvalila sa a viacej sa nehla, o svete nevedela, ani vedeť nechcela.<text:bookmark-start text:name="bookmark10"/><text:bookmark-end text:name="bookmark10"/></text:p>
        <text:p text:style-name="P8">A o ľuďoch ešte menej.</text:p>
        <text:p text:style-name="P8">Neďaleko býval rybár a rybárčence.</text:p>
        <text:p text:style-name="P8">Keď sa rozodnilo, rybár vstal, usmial sa a chytil sa hneď siete plátať. Ale keď i <text:soft-page-break/>rybárčence otvorily oči, zaraz všetky začaly kričať:</text:p>
        <text:p text:style-name="P45">— Pec k nám prišla, nuž keď sama prišla, tak je naša!...</text:p>
        <text:p text:style-name="P8">Zazrely ju, obskočily, pohladkaly, pochytily a nečakaly, či otec rozkáže, len ju niesly, až ju vyniesly do chalupy. Smialy sa, keď ju niesly, smialy sa keď ju skladaly. Jedno pobadalo pukliny a to druhé hneď bežalo po hlinu. Tretie ju umývalo, štvrté ocieľkou zakresalo a keď piate rozdúchalo iskierku, aby sa lepšie rozhorela, vtedy už rybár niesol nošu dreva.</text:p>
        <text:p text:style-name="P8">I hovorí:</text:p>
        <text:p text:style-name="P45">— Zima nám nebola, lebo sme sa zvŕtali, ani nám už nikdy nebude!</text:p>
        <text:p text:style-name="P8">Nuž rozosmialy sa rybárčence, ba keď sa piecka prebrala z mdlôb, keď si všetky zahojené kosti ohma­tala, rozosmiala sa i sama a myslela si, že je v nebi.</text:p>
        <text:p text:style-name="P8">Chichotala sa, chichotala a keď rybárčence chcú, nuž sa im i dnes hockedy usmeje, dobrých ľudí chváli a sveta si žije.</text:p>
        <text:h text:style-name="P4" text:outline-level="2"/>
        <text:h text:style-name="P550" text:outline-level="2"/>
        <text:h text:style-name="P550" text:outline-level="2"><text:bookmark-start text:name="bookmark11"/>O Aničke, čo ju nikto nechcel<text:bookmark-end text:name="bookmark11"/></text:h>
        <text:p text:style-name="P8"/>
        <text:p text:style-name="P534">Bola hora, v hore domčok, v domčoku bývali dedko a babka a tí mali vnučku, <text:soft-page-break/>Aničku.</text:p>
        <text:p text:style-name="P8">Anička sa raz spýtala dedka:</text:p>
        <text:p text:style-name="P282">— Dedko, dedko, či ma chceš?</text:p>
        <text:p text:style-name="P8">Dedko sa usmial, pravdu povedať nechcel, nuž takto povedal:</text:p>
        <text:p text:style-name="P28">— <text:span text:style-name="T9">V</text:span>eru ťa nechcem!</text:p>
        <text:p text:style-name="P8">Anička nezbadala, že dedko žartuje, spýtala sa teda babky:</text:p>
        <text:p text:style-name="P42">— Babka, babka, či ma chceš?</text:p>
        <text:p text:style-name="P8">I babka sa usmiala, pravdu povedať nechcela, nuž aj ona povedala takto:</text:p>
        <text:p text:style-name="P35">— <text:span text:style-name="T9">V</text:span>eru ťa nechcem!</text:p>
        <text:p text:style-name="P8">Pobrala sa Anička pitvorom na dvor a z dvora do sveta. Keď išla popri vrátkach, hovorila:</text:p>
        <text:p text:style-name="P65">— Idem skúsiť do sveta, či ma niekto chce.</text:p>
        <text:p text:style-name="P8">Pri vrátkach sedel psík a volal za Aničkou:</text:p>
        <text:p text:style-name="P134">— Ja <text:span text:style-name="T9">ť</text:span>a chcem, chcem ťa, chcem.</text:p>
        <text:p text:style-name="P8">Ale Anička nerozumela psej reči, i zašla ďaleko do hory.</text:p>
        <text:p text:style-name="P8">Ponad horu letely vrany; Anička sa ich spýtala:</text:p>
        <text:p text:style-name="P307">— <text:span text:style-name="T9">V</text:span>rany, vrany, či ma chcete?</text:p>
        <text:p text:style-name="P125">— Chceme, chceme! — kvákaly vrany, — chceme, lebo si uprosila raz dedka, <text:soft-page-break/>aby nás nepostrieľal.</text:p>
        <text:p text:style-name="P8">Ale Anička nerozumela vraňacej reči, išla ďalej.</text:p>
        <text:p text:style-name="P8">Na buku sedela veverička, na Aničku kukla, chvostíkom pokývala, oriešky mala a tými zahrkala.</text:p>
        <text:p text:style-name="P140">— Veverička, povedz, či ma chceš? — dozvedala sa Anička.</text:p>
        <text:p text:style-name="P248">— Chcem, chcem, len si <text:span text:style-name="T9">ku </text:span>mne hopkaj!</text:p>
        <text:p text:style-name="P8">Ale Anička nerozumela veveričej reči, nuž ani tu sa nezastavila.</text:p>
        <text:p text:style-name="P8">Postretla zajačka-ušiačka, čo im do záhrady cho­dil na kapustu.</text:p>
        <text:p text:style-name="P315">— Povedz, zajko, povedz, či ma ty chceš?</text:p>
        <text:p text:style-name="P20">— Ej, veruže <text:span text:style-name="T9">ť</text:span>a chcem! Kapustu si polievala, babku si prosila, aby sa na mňa nehnevala, nuž akože by som ťa nechcel!</text:p>
        <text:p text:style-name="P8">No, Anička nerozumela zajačej reči a šla ďalej.</text:p>
        <text:p text:style-name="P8">Pri potoku videla srnku, zastavila ju a prihovo­rila sa jej:</text:p>
        <text:p text:style-name="P282">— Povedz, srnka, povedz, či ma ty chceš?</text:p>
        <text:p text:style-name="P320">— Chcem, nechcem, teba chcem najlepšie, lebo vlani, keď som bola maličká a keď bola tuhá zima, roztrúsila si <text:span text:style-name="T9">s</text:span>ienca za vašou stodolou, aby som hla­dom nezahynula.</text:p>
        <text:p text:style-name="P8">Ale Anička nerozumela ani srňacej reči, smutná túlala sa po hore, a všade sa <text:soft-page-break/>dozvedala, či by ju niekto nechcel. Sodrala sa jej jedna čižmička, sodrala i druhá, cesty domov nevedela, hora zašuchotala a naraz sa začal sypať sneh.</text:p>
        <text:p text:style-name="P8">Sypal sa sypal a do tých čias sa sypal, kým neprišly Vianoce.</text:p>
        <text:p text:style-name="P8">Vrany si našly šušku, v šuške zrnko, veverička mala bukvice, zajko ohrýzal kôrky, srnka pod pňami mala suchú trávu, ale Anička nič nemala, iba pod deravým pňom sedávala a bolo jej smutno.</text:p>
        <text:p text:style-name="P8">Na Štedrý večer však rozsvietila sa hora, lebo do hory vošiel anjel a pred anjelom kráčal sám Ježiško. Išli dobré zvieratká odmieňať.</text:p>
        <text:p text:style-name="P8">Drobné hviezdičky padaly s neba a anjel rozhla­soval:</text:p>
        <text:p text:style-name="P140">— Nesiem vzácne veci, zajkovi topánky a veve­ričke sukničku.</text:p>
        <text:p text:style-name="P8">Tu vyskočí veverička a volá:</text:p>
        <text:p text:style-name="P328">— Nie veveričke, ale Aničke!</text:p>
        <text:p text:style-name="P8">Vyskočí zajko a kričí:</text:p>
        <text:p text:style-name="P248">— Nie mne, ale tomu, koho máme všetci radi!</text:p>
        <text:p text:style-name="P8"><text:span text:style-name="T9">I </text:span>polietnu vranky, cestu ukazujú, veverička duby váľa na buku, zajko š<text:span text:style-name="T9">ľ</text:span>akuje cestu, a všetci utekajú, aby čím skôr boly pri Aničke.</text:p>
        <text:p text:style-name="P8">Lenže prví nedošli, lebo srnka bola už tam. Na Aničku dýchala, ruky jej zohrievala.</text:p>
        <text:p text:style-name="P8"><text:soft-page-break/>Čuduje sa Anička, či by ju srnka ozaj chcela, a tu len keď pribehnú aj ostatné zvieratká, a napokon príde krásna žiara. Len sa díva, vlastným očiam ne­verí, Ježiškove dary prijíma. Zajkove topánky si na­ťahuje, veveričkinu sukničku si oblieka, na Ježiška sa díva, na anjela kuká, a napokon sa i rozosmeje.</text:p>
        <text:p text:style-name="P8">A keď sa rozosmiala, celá hora zazvonila striebor­ným hlasom.</text:p>
        <text:p text:style-name="P8">Počuje to babka, a hovorí:</text:p>
        <text:p text:style-name="P70">— To sa naša Anička usmiala, ktorú chceme a ne­máme.</text:p>
        <text:p text:style-name="P8">Počuje dedko, vyskočí, srdce mu od radosti po­skočí:</text:p>
        <text:p text:style-name="P20">— To je naša Anička, ktorú chceme a už ju bu­deme zase mať!</text:p>
        <text:p text:style-name="P8">A už si naťahuje kožuch, naťahuje kapce, že Aničku dovedie.</text:p>
        <text:p text:style-name="P8">Na jedličkách zvoní zmrznutý sniežik, na chodní­ček padajú hviezdičky, a dedko ide, ide, vedie Anič­ku, hladká ju po líčku a hovorí:</text:p>
        <text:p text:style-name="P140">— <text:span text:style-name="T9">V</text:span>eď ťa mi chceme, chceme, veď ťa už svetom nepustíme.</text:p>
        <text:p text:style-name="P8"><text:span text:style-name="T9">V</text:span>o vrátkach čaká babka, pred vrátkami psík. V izbe stojí pozlátená jedlička, na jedličke červená svie­čočka a na samom-samučkom vrchu zlatý zvoniec a už je Aničkinej rozprávočke koniec.</text:p>
        <text:h text:style-name="P4" text:outline-level="2"/>
        <text:h text:style-name="P550" text:outline-level="2"/>
        <text:h text:style-name="P550" text:outline-level="2"><text:bookmark-start text:name="bookmark12"/><text:soft-page-break/>Zázračná perina<text:bookmark-end text:name="bookmark12"/></text:h>
        <text:p text:style-name="P8"/>
        <text:p text:style-name="P534">Žili raz chudobní rodičia, čo mali deväť detí a len jednu perinu. Ba i tá jedna bola len taká hocijaká; viac bolo v nej kostrnôk ako páperia, nuž ani zo­hrievať veľmi nemohla. Ale deväť detí ju malo rado, rady by pod ňou spávaly, lenže kde by sa ich pod jednu toľko spratalo?</text:p>
        <text:p text:style-name="P8">Nedalo by sa to inde, nedalo sa to ani tam.</text:p>
        <text:p text:style-name="P8">Hútali, dohodli sa, každú noc iné dieťa bude spať pod perinou, aby nebolo nijakých hádok a škriepok. Deti sa takto uspokojily a večne vyratúvaly, kedy na koho príde rad, a ktorému z detí dostala sa perina, to už za dňa sa vtiahlo pod ňu, aby jej lepšie vyu­žilo.</text:p>
        <text:p text:style-name="P8">A nikdy nebolo nijakých škriepok a hádok.</text:p>
        <text:p text:style-name="P8">Raz, keď prichodila zima, deti vymyslely: čo je perina i primalá, jednak by mohly pod ňou po dvoje spávať a nemuselo by sa tak dlho čakať, kým na každého príde rad. I rodičia už pristávali, ale keď sa mal začať nový poriadok, práve v ten deň ocho­relo najmladšie dieťa.</text:p>
        <text:p text:style-name="P201">— Chorému perinu, my vydržíme! — volaly deti.</text:p>
        <text:p text:style-name="P8">I daly chorému perinu, mysliac si, do rána pod pe­rinou iste vyzdravie, lebo perina <text:soft-page-break/>zdala sa im najlep­šou vecou na svete.</text:p>
        <text:p text:style-name="P8">Dobre hádaly.</text:p>
        <text:p text:style-name="P8">Keď prišlo ráno, najmladšie vyskočilo zpod pe­riny zdravé a bystré ako ryba. Ale <text:span text:style-name="T9">č</text:span>o<text:span text:style-name="T9">ž</text:span>e, ke<text:span text:style-name="T9">ď</text:span> sa blížil večer, zrazu začala matka postonávať.</text:p>
        <text:p text:style-name="P8">Deti ani teraz nerozmýšľaly, hneď všetky volaly:</text:p>
        <text:p text:style-name="P42">— Mame perinu, my vydržíme!</text:p>
        <text:p text:style-name="P8">Prikryly mamku, verily, do rána nebude jej nič, lebo perina všetko prevládze. Ale ráno darmo obsko<text:span text:style-name="T9">č</text:span>ily mamku, mamka nevstávala, musela sa liečiť pod perinou i druhú noc.</text:p>
        <text:p text:style-name="P8">Deti mrzly, ako mrzly, lenže sa ani slovíčkom nežalovaly, ba si hovorily, že sa im dobre spalo, len či je už mamka zdravá.</text:p>
        <text:p text:style-name="P8">A zdravá bola, kdeže by nebola, keď ju toľké deti maly rady. Usmiala sa na jedno, usmiala sa na druhé, ba keď sa usmiala aj na deviate, taká bola zdravá ako buk.</text:p>
        <text:p text:style-name="P8">Tu deti až do samého poludnia zasa rátaly, vyratúvaly, na koho kedy príde rad, ale na poludnie do­tiahne do domu akýsi čudný pocestný a prosí:</text:p>
        <text:p text:style-name="P260">— Ľudia dobrí, smilujte sa, pritúľte ma, chorý som a domov by som zájsť nevládal.</text:p>
        <text:p text:style-name="P8">Otec krúti hlavou, mamka rozmýšľa, deti sa obze­rajú, až napokon najmladšie <text:soft-page-break/>zvolá:</text:p>
        <text:p text:style-name="P201">— Pod našou perinou by mu zlo prešlo, ako mne!</text:p>
        <text:p text:style-name="P8">A potom tu jedn<text:span text:style-name="T9">o</text:span>, tu druhé volalo:</text:p>
        <text:p text:style-name="P65">— Požičajme mu perinu do večera!</text:p>
        <text:p text:style-name="P8"><text:span text:style-name="T9">I</text:span> ľahol si pocestný a zaspal.</text:p>
        <text:p text:style-name="P8">Spal, odfukoval, ani mihalnicou nehol, hoci sa už mrkalo. Budiť ho nechceli, utiahli sa, ako sa vedeli, lenže sa pocestný nezobudil ani na svitaní, a keď sa nezobudil ani do druhého večera, tu bolo <text:span text:style-name="T9">z</text:span>le-nedobre na to najmladšie, čo prvé ponúklo perin<text:span text:style-name="T9">u</text:span>.</text:p>
        <text:p text:style-name="P8">Nuž to najmladšie na tretí deň, keď sa pocestný neprebúdzal, len sa k nemu pobralo, začalo ho bu­diť, vyvolávať, potrhávať.</text:p>
        <text:p text:style-name="P8">Čože však, keď ten ani palcom nepohol!</text:p>
        <text:p text:style-name="P20">— To už nemôže byť po dobrom! — povie otec; deti uveria a čakajú, čo sa bude robiť.</text:p>
        <text:p text:style-name="P8">No, pocestný neprebúdzal sa ani na piaty deň.</text:p>
        <text:p text:style-name="P259">— Nikdy viac sa my nedostaneme pod našu pe­rinu! — hovoria si deti, smútia, plakať by sa im chcelo.</text:p>
        <text:p text:style-name="P8">Ale na deviaty deň, keď sa pocestný začne pre­búdzať, utekajú z chalupy, lebo sa <text:soft-page-break/>ho boja a nemajú ho za človeka, lebo človek to<text:span text:style-name="T9">ľ</text:span>ký spánok vraj nevy­drží.</text:p>
        <text:p text:style-name="P10">— Ej, čože utekáte! Práve som vám chcel povedať, ako sa mi dobre spalo za tú chvíľočku, čo ste ma pe­rinou prikryly! — volal tu pocestný a pobral sa preč.</text:p>
        <text:p text:style-name="P5"><text:span text:style-name="T1">Ani „s Boho</text:span><text:span text:style-name="T4">m“</text:span><text:span text:style-name="T1"> nikomu nepovedal.</text:span></text:p>
        <text:p text:style-name="P8">Nuž mohly sa deti radovať, že ho už niet, ale ne­bolo tomu tak. Ba bolo celkom inak, lebo sa večer ani jedno neosmelilo pod perinu líhať, pod ktorou ležal čudný človek po toľký čas.</text:p>
        <text:p text:style-name="P8">Najstarší chlapec začal vykrúcať a hovorí:</text:p>
        <text:p text:style-name="P173">— Čože ma po perine, perina je nič, a mne sa jej nežiada, radšej by som takú klobásu jedol, ako som videl na svadbe u rychtára.</text:p>
        <text:p text:style-name="P8">Ale v noci, ako <text:span text:style-name="T9">a</text:span>no, ako nie, bola mu zima a nevedomky potiahol si perinu na seba.</text:p>
        <text:p text:style-name="P8">I prestrašil sa ráno, keď sa našiel pod <text:span text:style-name="T9">ň</text:span>ou.</text:p>
        <text:p text:style-name="P38">— Jaj zle je, zle, pohnúť sa nevládzem! — kričal a hneď všetci poskákali na rovné nohy, zvedaví, čo sa stalo.</text:p>
        <text:p text:style-name="P20">— Od periny mu je zle! — začala zalamovať ru­kami mamka a deti hneď prisviedčaly.</text:p>
        <text:p text:style-name="P259">— Ej, to veru nie od periny, ale tejto noci som toľkú klobásu pojedol, že za dva <text:soft-page-break/>dni ani ústa neotvo­rím! — hovorí a usmieva sa na celú tvár.</text:p>
        <text:p text:style-name="P8">Počúvajú, čudujú sa, nevedia, čo sa stalo; no, chla­pec nič nechce do úst položiť, iba tvrdí, že sa zname­nite najedol.</text:p>
        <text:p text:style-name="P8">Tak sa nasýtil na dva dni.</text:p>
        <text:p text:style-name="P8">Tu vidia deti, že sa s perinou niečo stalo, i tisly by sa pod ňu na preteky.</text:p>
        <text:p text:style-name="P13">— Takej kaše by sa mi chcelo, čo by na každom zrnku sedel oškvarok! — žiadalo si jedno.</text:p>
        <text:p text:style-name="P56">— Celé pečené kura by bolo málo, keby sa mi na tanieri ukázalo! — volalo druhé.</text:p>
        <text:p text:style-name="P240">— Teplé halušky chcem! — kričalo tretie a nedalo by sa ani vyrátať, čo si ktoré žiadalo.</text:p>
        <text:p text:style-name="P8">Netrpezlive vyčkávaly, kedy ktorému sa perina dostane a začaly spávať pod ňou aj za bieleho dňa, lebo od toho dňa dobre sa malo deväť detí chudob­ných rodičov; najedly sa, čoho sa im zachcelo.</text:p>
        <text:p text:style-name="P8">Perina ich tak kŕmila, že deti za krátko tak stučnely, až radosť.</text:p>
        <text:p text:style-name="P8">A dobre by sa boly maly až do smrti, keby neboly vymyslely, že aj po dvoch, keď spávajú, neskoro sa obráti rad, nuž lepšie by bolo, keby sa každému do­stal kúsok z nej. Leto je a z periny i toľko postačí, čo jednu pätu prikryje.</text:p>
        <text:p text:style-name="P8">Takto si rozhútaly, perinu na dvor vyniesly, päty si všetky pod ňu popchaly a <text:soft-page-break/>dobre sa im začalo viesť. Lenže v noci prišiel chlad a prvé práve vtedy za­čalo perinu na seba ťahať, ke<text:span text:style-name="T12">ď</text:span> sa druhému o najlepších haluškách snívalo, a tu ke<text:span text:style-name="T9">ď</text:span> sa chcelo do nich pustiť, zmizla s neho perina a bolo po hostine. Prebudilo sa, začalo ťahať perinu, kazi<text:span text:style-name="T9">ť</text:span> hostinu ostatných, až si ju všetky bránily, všetky naťahovaly, mykaly, až naraz — draps! — roztrhly perinu práve na pravom prostriedku.</text:p>
        <text:p text:style-name="P10">Páperie sa vysypalo, uchytil ho vietor a keď sa deväť detí poobzeralo, už nebolo po perine ani znaku.</text:p>
        <text:p text:style-name="P535"><text:span text:style-name="T9">T</text:span>ak uchytil vietor i kašu i klobásy.</text:p>
        <text:p text:style-name="P3"/>
        <text:p text:style-name="P549"/>
        <text:p text:style-name="P549">Zlatý dážď</text:p>
        <text:p text:style-name="P8"/>
        <text:p text:style-name="P534">Podul vetrík, podul, soskočil do záhrady, ale ne­bolo v nej nič. Zaskočil na luky, ale po kvetoch už ani znaku. Pobehol na stráne, kde sa pastieri bavievajú, ani tam nikoho nebolo.</text:p>
        <text:p text:style-name="P8">Kdeže by aj bolo?</text:p>
        <text:p text:style-name="P8">Tráva suchá, hora tichá, a pastieri by sa už ani pri ohníčku nezohriali.</text:p>
        <text:p text:style-name="P8">Vyskočil vetrík až po samý vrchovec javora, odtr­hol lístok, lístok žltušký ako zlato, <text:soft-page-break/>a niesol ho svetom.</text:p>
        <text:p text:style-name="P8">Ponúkal ho včelám vo včelíne, ale včely už spaly, a darmo sa im prihováral, nič nepočuly a slova neodpovedaly.</text:p>
        <text:p text:style-name="P8">Ponúkal ho vrane, ale vrana iba zakvákala a le­tela ďalej.</text:p>
        <text:p text:style-name="P8">Ponúkal ho zajačkovi na podhorí.</text:p>
        <text:p text:style-name="P140">— Načože by mi bol? — povedal zajac a odskacka<text:span text:style-name="T10">l.</text:span></text:p>
        <text:p text:style-name="P8">Po chodníčku bežalo však dievča, rozprestrelo zá­sterku a už zďaleka volalo:</text:p>
        <text:p text:style-name="P266">— Mne ho daj, mne ho daj, ja si ho vezmem!</text:p>
        <text:p text:style-name="P8">Nuž sadol lístok do zásterky.</text:p>
        <text:p text:style-name="P8">Sadol jedon, sadly dva, ba sadlo ich mnoho: pršaly listy ako dážď.</text:p>
        <text:p text:style-name="P7"><text:span text:style-name="T1">— Aký dážď, zlatý dážď! — kričalo dievča a div-divúci, keď potom pozrelo do zásterky, — miesto lí­stia ozaj boly tam zlaté dukáty.</text:span><text:bookmark-start text:name="bookmark13"/><text:bookmark-end text:name="bookmark13"/></text:p>
        <text:p text:style-name="P537"><text:span text:style-name="T1">Mamičke dalo jedon, otcovi jedon, bratom — se­strám po jednom a všetkým dobrým ľuďom aspoň po polovičke. Hoci sa jej chytro pomíňaly, nermútila sa zato, vystrela zásterku a volala:</text:span></text:p>
        <text:p text:style-name="P399">— Poduj vetrík, poduj, dukáty mi hotuj!</text:p>
        <text:p text:style-name="P8">A hneď začal vetrík podúvať a pršať zlatý dážď.</text:p>
        <text:p text:style-name="P8">Ale raz namyslelo si dievča, že rozdávať viacej nebude. Dukáty poukladá do <text:soft-page-break/>truhly, a keď bude truhla plná dukátov, — bude bohatá, ako nikto na svete. Opásalo si mamkinu zásteru, lebo tá bola väč­šia, vybehlo pod javorie a kričalo:</text:p>
        <text:p text:style-name="P266">— Poduj vetrík, poduj, dukáty mi hotuj!</text:p>
        <text:p text:style-name="P8">A tu vetrík podul, ale o zlatom dáždi už ani chýru, ani slychu.</text:p>
        <text:p text:style-name="P8">Miesto neho drobné, snehové páperie začalo poletúvať a do zásterky sadať.</text:p>
        <text:p text:style-name="P8">A sadlo jedno, sadlo dvoje, ba padalo ho mnoho, a keby dievča nebolo zutekalo pod pec, tam by ju bolo zavalilo.</text:p>
        <text:p text:style-name="P8">Od tých čias každú jeseň opŕcha lístie, prší zlatý dážď, ale na dukáty sa nikomu viac nepremení.</text:p>
        <text:h text:style-name="P4" text:outline-level="2"/>
        <text:h text:style-name="P550" text:outline-level="2"/>
        <text:h text:style-name="P550" text:outline-level="2"><text:bookmark-start text:name="bookmark14"/>Kmotor snehuliak<text:bookmark-end text:name="bookmark14"/></text:h>
        <text:p text:style-name="P8"/>
        <text:p text:style-name="P534">Na vŕšku stál, na chlapcov sa smial, lebo smiešne ústa mal.</text:p>
        <text:p text:style-name="P407">— Snehuliak sa nám posmieva! — vykríkli chlapci, obstáli snehuliačka a že mu vraj niečo vykonajú, čo by nechcel.</text:p>
        <text:p text:style-name="P8">Prvý pochytí svoju čiapku a pričapí ju na snehu­liakovu hlavu. A keď to vykonal, snehuliačik poký­val jedným uchom, lenže to nikto nezbadal.</text:p>
        <text:p text:style-name="P8"><text:soft-page-break/>Druhý chlapec chytro svlečie svoj kožušťok a za­hodí ho na snehuliačka.</text:p>
        <text:p text:style-name="P125">— Na, ty chudák, čo si kožuch ešte ani nevidel, nie by si ho mal.</text:p>
        <text:p text:style-name="P8">A snehuliak sa hneď zohrial, že z fajky začalo sa mu dymiť, ako by naozaj fajčil.</text:p>
        <text:p text:style-name="P8">A tu priskočí tretí chlapec, podsotí pod snehu­liaka svoje lyže a skríkne:</text:p>
        <text:p text:style-name="P282">— <text:span text:style-name="T10">V</text:span>eď sa pohni, ak si chlap!</text:p>
        <text:p text:style-name="P8">Lenže druhý raz to nepovedal, lebo snehuliak v tej chvíli — hop! — pohol sa a sletel s vŕška do do­liny sťa strela.</text:p>
        <text:p text:style-name="P8">Letel, letel, ani v doline sa nezastavil.</text:p>
        <text:p text:style-name="P8">Mal kožuch, mal čiapku, a na lyžiach viezlo sa mu dobre. Šuch sem, šuch tam, chlapci ho viac nevideli, lebo bol už v treťom chotári za dedinou a tam býval</text:p>
        <text:p text:style-name="P547">o samote starý hájnik Krkavčík.<text:bookmark-start text:name="bookmark15"/><text:bookmark-end text:name="bookmark15"/></text:p>
        <text:p text:style-name="P8">Krkavčík práve očakával kmotra, že príde k nemu na návštevu. Každú chvíľu vybehol pred dom, či nej­de kmotor, a dlho hľadel, lebo slabý mal už zrak, a dlho načúval, lebo ani nedopočul už dobre.</text:p>
        <text:p text:style-name="P8">A keď tade fučal snehuliak, nuž zďaleka mu pri­volal:</text:p>
        <text:p text:style-name="P175">— Vítaj, kmotor, veď ťa už dávno vyčkávam.</text:p>
        <text:p text:style-name="P22">— Keď som kmotor, nuž som kmotor, — myslel si snehuliak, — už len ostanem, keď ma tak pekne víta.</text:p>
        <text:p text:style-name="P8"><text:soft-page-break/>I zastavil sa.</text:p>
        <text:p text:style-name="P8">Ale keď ho Krkavčík volal do teplej chyže, nuž zaraz sa začal vykrúcať.</text:p>
        <text:p text:style-name="P8">Ďakujem ti, kmotrík, ja veru musím zostať na dvore, lebo dnes, ako vidíš, obul som si také veľké čižmy, že sa cez dvere v nich nespracem. Len mi radšej povedz, čo budeme dnes robiť.</text:p>
        <text:p text:style-name="P8">Hájnik poškrabal sa za uchom a hovorí:</text:p>
        <text:p text:style-name="P45">— Najlepšie by bolo do hory ísť, dreva nastínať, aby bolo pri čom večeru uvariť.</text:p>
        <text:p text:style-name="P426">— Aj tak dobre! — povie snehuliak, i vystroja sa do hory a stínajú búčky, až sa snehuliakovi hlava zakrúti. A to sa mu preto zakrútila, lebo sa začal pri­veľmi rozohrievať.</text:p>
        <text:p text:style-name="P13">— Kmotre, musím si oddýchnuť, lebo mi para ne­stačí, — žaloval sa snehuliak.</text:p>
        <text:p text:style-name="P173">— Veď si len oddýchni; hľa, tam poniže v závetrí rozložil som oheň, nuž sa i zohriať môžeš.</text:p>
        <text:p text:style-name="P8">Snehuliak odbehol, ale vatra sa mu nezdala, len čo trošku teplého dymu zacítil, už musel utekať.</text:p>
        <text:p text:style-name="P70">— Či si sa zohrial, kmotre? — spýtal sa Krkavčík, keď sa snehuliak vrátil.</text:p>
        <text:p text:style-name="P13">— Ej, zohrial, ani som sa lepšie nemohol, už mi je veru tak teplo, že sa trošku aj na ľade ochladím.</text:p>
        <text:p text:style-name="P8"><text:soft-page-break/>A sadol si na ľad, a zatiaľ tam sedel, kým mu vše­tky choroby neprešly a kým zase nestuhol na kameň.</text:p>
        <text:p text:style-name="P8">Potom u hájnika ukladal dovezené drevo, kým hájnik schystal večeru.</text:p>
        <text:p text:style-name="P8">Keď ju nachystal, vyšiel predo dvere a volal:</text:p>
        <text:p text:style-name="P65">— Či ti dať hor<text:span text:style-name="T10">ú</text:span>cu kašu, alebo len teplú, kmotre?</text:p>
        <text:p text:style-name="P38">— Len mi ti daj celkom studenú, kmotre, lebo včera som bol u doktora a povedal mi, že by mi od horúcej kaše všetky zuby vypadaly.</text:p>
        <text:p text:style-name="P8">Hájnik krútil hlavou, no, hosť bol hosť, musel mu robiť po vôli a začudoval sa až vtedy, keď nemohol dostať kmotra ani len do chyže, že vraj prenocuje pod holým nebom.</text:p>
        <text:p text:style-name="P407">— Len mi daj pušku, kmotre, lebo ti v noci zajace chodia do stodoly na seno a ja ich tejto noci poplaším!</text:p>
        <text:p text:style-name="P8">Čo mal hájnik robiť, — dal mu pušku a snehuliak postavil sa k súsedovie plotu, lebo si myslel, že naj­lepšie sa vyspí po snehuliacky pri plote.</text:p>
        <text:p text:style-name="P8">Hájnik viac ráz pozeral cez oblok, no, videl, kmo­tor stojí pri plote, ani sa len nehne, nu<text:span text:style-name="T10">ž</text:span> pokojne si ľahol spať.</text:p>
        <text:p text:style-name="P8">U súsedov mali na druhy den zakaľať bravca a vstali ešte za tmy. Išli k plotu, postavili kotol, pod ko­tol rozložili ohňa, že zvaria vody. A bolo to práve na tom <text:soft-page-break/>mieste, kde spal snehuliak.</text:p>
        <text:p text:style-name="P8">Spal, tuho spal, nič nepočul, nič nezbadal, plamene ho popod nohy pošibaly; ani nezbadal, — len sa roz­topil.</text:p>
        <text:p text:style-name="P8">Keď hájnik šiel hľadať kmotra, — našiel z neho iba čiapku, kožuch, pušku a fajku.</text:p>
        <text:p text:style-name="P8">A povedal si:</text:p>
        <text:p text:style-name="P125">— Škoda, že už kmotra nemám, no, keď nemám kmotra, mám aspoň kožuch, veď kožuch je najlepšia rodina, keď pred chalupou behá mráz.</text:p>
        <text:h text:style-name="P4" text:outline-level="2"/>
        <text:h text:style-name="P550" text:outline-level="2"/>
        <text:h text:style-name="P550" text:outline-level="2"><text:bookmark-start text:name="bookmark16"/>Vnuč<text:span text:style-name="T10">ki</text:span>n hrnč<text:span text:style-name="T10">i</text:span>sko<text:bookmark-end text:name="bookmark16"/></text:h>
        <text:p text:style-name="P8"/>
        <text:p text:style-name="P534">Žila raz neveľká, nemalá vnučka, čo mala obra za deda. Obor pracoval za desiatich, ale za dvanástich zjedol, nuž mu vnučka ani variť nestačila.</text:p>
        <text:p text:style-name="P8">Ale si neraz povedala:</text:p>
        <text:p text:style-name="P56">— Ešte by som ja aj pre dvoch uvarila, len keby som nemusela vláčiť tento veľký hrniec za dedom na oračku, lebo ma hrniec najväčšmi trápi. Ej, ty hrnčisko, či by si nemohol behať sám?</text:p>
        <text:p text:style-name="P8">Tak si to opakovala deň po deň, a keď to sedemdesiatysiedmy raz vypovedala, <text:soft-page-break/>len sa jej hrniec zra­zu z ruky vytrhne a, — hybaj, uteká po chodníku sám.</text:p>
        <text:p text:style-name="P8">Usmeje sa vnučka, teší sa, že nemusí vláčiť toľkú ťarchu, veselo si za hrncom vykračuje a na deda už zďaleka vyvoláva:</text:p>
        <text:p text:style-name="P45">— Obzrite sa, dedko, uvidíte, aká sa mi pomoc stala! Už vám s obedom nikdy nezameškám!</text:p>
        <text:p text:style-name="P8">Obzrie sa dedo, vidí, ako sa hrniec sám rediká, usmeje sa aj <text:span text:style-name="T11">o</text:span>n, ide mu naproti a už si aj myslí, ako mu z takého podivného hrnca bude kaša chutiť.</text:p>
        <text:p text:style-name="P8">Ide mu naproti, ale, keď sa majú stretnúť, tu sa mu hrniec vyhne, a ide si len ďalej po chodníčku, ako by nič.</text:p>
        <text:p text:style-name="P8"><text:span text:style-name="T11">V</text:span>idí to vnučka, a v strachu skríkne:</text:p>
        <text:p text:style-name="P65">— Hrniec stoj!</text:p>
        <text:p text:style-name="P8">Vidí to dedo, rukami kýva, vyvoláva:</text:p>
        <text:p text:style-name="P134">— Hrniec, stoj!</text:p>
        <text:p text:style-name="P8">Ale hrniec nič.</text:p>
        <text:p text:style-name="P8">Rediká sa ďalej, ani uchom nezakýva.</text:p>
        <text:p text:style-name="P8">Rozbehne sa vnučka, aby mal dedo obed, aby zno­va variť nemusela, tu však rozbehne sa pred ňou i hrniec, dotknúť sa ho nemôže.</text:p>
        <text:p text:style-name="P8">Rozbehne sa dedo, aby neostal o hlade, i kaše i hrnca bola by škoda, uteká, <text:soft-page-break/>cvála, ale ako on, tak uteká a cvála i hrniec, zavše sa z neho vylo<text:span text:style-name="T11">č</text:span>ká <text:span text:style-name="T11">i </text:span>kase.</text:p>
        <text:p text:style-name="P39">— Hrniec, stoj, lebo na dnes viac kaše nemám,— kričí vnučka, už neuteká, aby neutekal ani hrniec, aby v ňom niečo ostalo.</text:p>
        <text:p text:style-name="P407">— Hrniec, stoj! — prosí aj dedo, lebo keď je obor, bez kaše ostať nemôže, a ako prosí, len tak pomaličky vykračuje, aby sa hrniec nikde nedrgol.</text:p>
        <text:p text:style-name="P8">Ale hrniec nič.</text:p>
        <text:p text:style-name="P8">Darmo prosia, darmo chodia, hrniec zastať ne­chce, alebo nemôže.</text:p>
        <text:p text:style-name="P8">Tu sa vnučka rozplače:</text:p>
        <text:p text:style-name="P70">— Mučil si ma dosiaľ, keď som ťa musela nosiť, mučíš ma teraz ešte väčšmi, keď chodíš sám, ej, ty hrnčisko, nože postoj!</text:p>
        <text:p text:style-name="P8">Ako vypovedala slovo „hrnčisko“, hrniec si hneď kvokol, vyfúkol-vydýchol, len sa tak z neho spa­rilo a udychčaný hovorí:</text:p>
        <text:p text:style-name="P426">— Chvalabohu, že si ma zastavila, už ma sily i tak opúšťaly, ak ma nezastavíš, bol by som sa hneď na prvej ceste rozpukol.</text:p>
        <text:p text:style-name="P8">Vnučka sa vyhovárala, že mu na meno natrafiť nemohla, lebo si nemyslela, že ho bude mať také špatné.</text:p>
        <text:p text:style-name="P38">— Aké mám, také mám, — hovorí hrniec, — ako si ma prvý raz pokrstila, keď si ma do cesty púšťala, také ho budem mať na večné veky, na inakšie meno slúžiť <text:soft-page-break/>nesmiem.</text:p>
        <text:p text:style-name="P8">Ale dedo sa veľa nestaral o meno; lačný bol, v na­háňačke ešte lepšie vyhladol, rád bol, že drží hrniec za ucho a varečku za koniec. Keď dedo všetko vyje­dol, vyumývala vnučka hrniec a rozkázala:</text:p>
        <text:p text:style-name="P53">— Hrnčisko, domov!</text:p>
        <text:p text:style-name="P8">Nuž hrniec sa hneď pratal domov a doma už sám sa posadil na policu, aj pekne hore dnom obrátil.</text:p>
        <text:p text:style-name="P8">Tak už potom chodila vnučka s hrncom do poľa, ani kaše ľutovať nemusela, mohla jej naklásť do hrnca hocikoľko, hrniec všetko uniesol a dedo chvá­lil vnučku, že veru teraz o hlade nikdy nepracuje.</text:p>
        <text:p text:style-name="P8">Raz, keď sa vnučka mala vracať domov, zo samopaše sadla si do hrnca a povedala:</text:p>
        <text:p text:style-name="P42">— Hrnčisko, domov!</text:p>
        <text:p text:style-name="P8">Lenže, ani to dore nepovedala, len keď sa hrniec schytí, nečaká, nehľadí ani nepočuje, vnučku nesie, dolu chodníkom sa kníše.</text:p>
        <text:p text:style-name="P8">I dobre bolo vnučke s obedom chodievať, svet jej závidel, kto nevidel, ani neveril, že sa má s hrncom tak dobre.</text:p>
        <text:p text:style-name="P8">Starý pastier, čo býval hneď na kraji dediny, čo už bol dávno nevládny, že sa mu <text:soft-page-break/>ani rozprávať ne­chcelo, kým vnučka nosila hrniec, vždy povedal svo­jej žene na poludnie:</text:p>
        <text:p text:style-name="P235">— Vnučka nesie hrniec.</text:p>
        <text:p text:style-name="P8">Až tu raz príde mu povedať:</text:p>
        <text:p text:style-name="P235">— Hrniec nesie vnučku.</text:p>
        <text:p text:style-name="P8">Pastierova žena sa vtedy rozosmiala a začala pastiera vysmievať:</text:p>
        <text:p text:style-name="P56">— Ej, už ti je aj rozum nevládny, dnes si sa po­mýlil, mal si povedať: vnučka nesie hrniec.</text:p>
        <text:p text:style-name="P240">— Ej, to nie, mám ja svoj rozum a svoje oči aj te­raz: hrniec nesie vnučku.</text:p>
        <text:p text:style-name="P8">I začali sa hádať, hádali sa sedem dní a sedem no­cí, napokon zrútili piecku. Z piecky vyšľahol pla­meň, chytila sa posteľ, od postele povál, a od povale zhorela celá chalupa. Tak sa chytil aj súsedný dom, až kým nezhorela celá dedina.</text:p>
        <text:p text:style-name="P8">Vnučka bola vtedy práve s obedom; nevedela, čo sa robí, nuž keď dedo všetko pojedol, vyumývala hrniec a pekne sa doň posadila.</text:p>
        <text:p text:style-name="P8">Ba už bola tak naučená, že si po ceste i podriemala. Driemala v hrnci, a spala i vtedy, keď maly vojsť do chalupy, ale po chalupe nebolo ani stopy, lebo ležala v popole. A čo horšie, hrniec si nenašiel policu, inde bez rozkazu zastať nesmel, nuž len išiel, vnučku svetom odnášal a sám si ani oddýchnuť nemohol, lebo nesmel.</text:p>
        <text:p text:style-name="P8"><text:soft-page-break/><text:span text:style-name="T11">V</text:span>nučka sa vždy zobudila, keď sa hrniec na poli­cu driapal a keď sa nedriapal, nemohla sa zobudiť.</text:p>
        <text:p text:style-name="P8">Tak prišiel i večer, prišla i noc, — a kto by sa v noci prebudil? — nuž hrniec musel putovať ďalej, a ďalej. Za ten čas prešly hory-doly a nik by už neuhá­dol, kde nad ránom boly, keď si vnučka začala oči pretierať.</text:p>
        <text:p text:style-name="P35">— Hrnčisko, veďže stoj!</text:p>
        <text:p text:style-name="P492">— Uch, veď už stojím, ani sa nehnem, ak ešte krok spravím, na kameň sa svalím a nikdy viac zo mňa hrniec nebude!</text:p>
        <text:p text:style-name="P235">— Kdeže si ma to odvliekol?</text:p>
        <text:p text:style-name="P259">— Keď si sama cestu neukazovala, ukazovalo mi ju ucho, nuž tade som išiel, kade ma viedlo. Už sme iste v takej krajine, kde kašu nevaria, ani len lasto­vička nelieta a nikdy viac sa my domov nedosta­neme.</text:p>
        <text:p text:style-name="P8"><text:span text:style-name="T11">V</text:span>nučka uľakaná, hrniec prestrašený, začnú sa obzerať, až sa naraz hrniec rozosmeje a smeje sa, smeje, nadúva, len sa mu tak brucho natriasa, o ka­mienky klepká.</text:p>
        <text:p text:style-name="P65">— Čože sa ti stalo! — čuduje sa vnučka.</text:p>
        <text:p text:style-name="P259">— Ešte nič, ale ak ma smiech nepopustí, iste sa rozpučím, he-he-he, ha-ha-ha...</text:p>
        <text:p text:style-name="P39">— Tak chytro prižmúr oči, aby si nič nevidel a čo si videl, o tom mi rozprávaj, <text:soft-page-break/>nech je i mne veselšie.</text:p>
        <text:p text:style-name="P499">— Neviem, či ti bude veselšie, a či nie, ale ja vidím mládenca, čo má drevené nohy!</text:p>
        <text:p text:style-name="P8">Obzerá sa vnučka na všetky strany, ale nikde ne­vidí ani ducha, iba horu, horu javorovú.</text:p>
        <text:p text:style-name="P8">A hrniec sa neprestáva smiať.</text:p>
        <text:p text:style-name="P66">— Čože sa toľko smeješ?</text:p>
        <text:p text:style-name="P173">— Nuž keď sa dívam na mládenca, čo má drevené nohy, drevené parohy.</text:p>
        <text:p text:style-name="P8">Zasa sa vnučka obzerá, zasa nevidí nikde ani ducha, všade len hora a hora, a to hora javorová.</text:p>
        <text:p text:style-name="P8">Len hrniec sa neprestáva smiať.</text:p>
        <text:p text:style-name="P188">— Čože sa už neprestávaš smiať?</text:p>
        <text:p text:style-name="P13">— Nuž, keď sa dívam na mládenca, čo má dreve­né nohy, drevené parohy, zelený klobúk a červený nos.</text:p>
        <text:p text:style-name="P8">Neuhádla vnučka ani takto, čo hrniec hovorí: darmo sa skrúcala na všetky strany, až napokon za­čala hrncu hroziť, aby ju na posmech nem<text:span text:style-name="T11">al.</text:span></text:p>
        <text:p text:style-name="P20">— Nemám ťa ja na posmech, lenže smiať sa mu­sím, keď na mládenca hľadím, čo má drevené nohy, drevené parohy, klobúk zelený, nos červený a čo sa iba vtedy <text:soft-page-break/>pohne, keď ho cudzí pokýva.</text:p>
        <text:p text:style-name="P8">Nahnevala sa vnučka na hrniec a v hneve vy­kríkla:</text:p>
        <text:p text:style-name="P20">— Hrnčisko, — posmešník, keď ho vidíš, len si naň hľaď, na hlavu mu vyskoč, keď sa ti tak páči!</text:p>
        <text:p text:style-name="P8"><text:span text:style-name="T11">V</text:span>šak to druhý raz nemusela povedať.</text:p>
        <text:p text:style-name="P8">Hrniec sa hneď pohol, poskočil a práve na ten javor sa vyhodil, pod ktorým stály.</text:p>
        <text:p text:style-name="P8">Vnučka nebola hlúpa, niečo porozumela: javor má drevené nohy i drevené parohy, na pni mu drie­me červená straka, koruna je zelená, i kývať sa len vtedy môže, keď ho vietor pokýva, ale mládenca v ňom nevidela.</text:p>
        <text:p text:style-name="P243">— Hrnčisko, ku mne si sadni, ale o mládencovi nerozprávaj, lebo čo je javor, nie je mládenec.</text:p>
        <text:p text:style-name="P22">— Keď si myslíš, ja nedbám, povedal hrniec a vy­valil sa pod peň driemať.</text:p>
        <text:p text:style-name="P8">Vnučka sa začala túlať po hore, korienky sbierala, hríby našla, lačná bola, variť sa chystala. Tu zdvihla malinu, tu jahodu, všetko nosila do hrnca, ale koľkokoľvek nosila, hrniec nikdy nebol plný. Na­pokon sa jej to nezdalo; začala striehnuť, a tu vidí, že javor prihne si až po zem jednu haluz, prihne druhú a tak sa naťahuje do hrnca. Keď sa naťahuje, červená straka sa vždy prebudí, zaškrieka, až tak v ušiach zalieha.</text:p>
        <text:p text:style-name="P8"><text:soft-page-break/>Naľakala sa vnučka, veď ani nepočula o takom strome, čo by maliny jedol, ani o takom, čo by mal haluzy rukaté. Ale napokon rozmyslela si vec a ho­vorila si.</text:p>
        <text:p text:style-name="P266">— Ten jie, kto je hladný!</text:p>
        <text:p text:style-name="P520">I rozbehla sa, pojala hrniec hríby sbierať, aké našla, uvarila, sama sa ich ledva dotkla, potom ich pod javor postavila, a robila sa, ako by spala. Lenže nespala, dobrý pozor dávala a keď straka zaškrie­kala, podvihla jedno vĺčko, či sa haluz naťahuje.</text:p>
        <text:p text:style-name="P8">Čo videla, to videla, skoro sa pozabudla, skoro otvorila obe oči, keď videla nimi halúzku a na konci zlatý prsteň s takým svietiacim kameňom, ako živá, veľká iskra.</text:p>
        <text:p text:style-name="P8">Žmurkala vnučka, dívala sa, ale sa nehla; kým bolo v hrnci hríbov, darmo straka škriekala, ale keď javor-mládenec vyberal posledný hríb, chytila vnuč­ka haluz a vykríkla:</text:p>
        <text:p text:style-name="P35">— Aj mne niečo, aspoň so dna!</text:p>
        <text:p text:style-name="P8">A hneď zacítila vo svojej ľudskú ruku, ba ani javora nikde nebolo; stál pred ňou mládenec, ako svieca, usmiaty ako kvet, v striebre v zlate oblečený a naokolo hora, hora javorová práve mizla. Z každé­ho javora stal sa parobok, a to jeden krajší od druhé­ho. Iba červená straka škriekala, sem i tam lietala, ale nemala si kde sadnúť, nuž na zem si musela. Ale keď si sadla na zem, zaraz bolo po strake, premenila sa <text:soft-page-break/>na starú babu a to na takú ošklivú, že vnučka od strachu zjajkala.</text:p>
        <text:p text:style-name="P259">— Neboj sa už nikoho, ničoho, — hovorí mláde­nec; — keď som raz prišiel o drevené nohy, aj o dre­vené parohy, keď už nemám ani klobúk zelený, i kývať sa už vládzem sám, nikto ti ublížiť nemôže! Moja tetka viac moci nemá, iba raz nás mohla za­kliať; neboj sa jej, čo ako bude škriekať.</text:p>
        <text:p text:style-name="P8">Poľutovala si ma, nachovala si ma a teraz nám bude sveta žiť!</text:p>
        <text:p text:style-name="P8">Vnučka počúva, ani sa neobzrie a keď sa obzrie, vidí pred sebou zámok maľovaný, kvetmi obsypaný, na zámku veľká brána a von bránou len sa tak hrnú parádne družice, aby ju uvítaly.</text:p>
        <text:p text:style-name="P66">— Vítaj, mladucha nášho princa!</text:p>
        <text:p text:style-name="P529">I bola hneď svadba bohatá; vnučka sa usmievala, málo jedla, menej pila, iba svojho deda si vidieť žia­dala; nuž zapriahli najrýchlejšie paripy a kým pri­šli hostia od pol hostiny, tam bol i dedo.</text:p>
        <text:p text:style-name="P8">Dobre, že ho priviezli.</text:p>
        <text:p text:style-name="P8">Ak ho neprivezú, bol by už doma hladom umrel, a tu sa mal, ako sa chcel.</text:p>
        <text:p text:style-name="P532">I žil potom dedo i vnučka vo všetkých dobrotách, a žijú i dnes; iba hrniec-hrnčisko bol na svadbe priveselý: mnoho jedol, viacej pil a keď mal všetké­ho viac, ako bolo treba, schytil sa tancovať.</text:p>
        <text:p text:style-name="P8"><text:soft-page-break/>Tancoval, tancoval, zvŕtal sa, kým sa o sud ne­buchol a vtedy sa rozbil.</text:p>
        <text:h text:style-name="P4" text:outline-level="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Arial" svg:font-family="Ari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color="#000000" style:text-position="0% 100%" style:font-name="Courier New" fo:font-size="12pt" fo:letter-spacing="normal" fo:language="sk" fo:country="none" style:font-name-asian="Courier New" style:font-size-asian="12pt" style:language-asian="sk" style:country-asian="none" style:font-name-complex="Courier New" style:font-size-complex="12pt" style:language-complex="sk" style:country-complex="none" style:text-scale="100%"/>
    </style:default-style>
    <style:default-style style:family="paragraph">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Courier New" fo:font-size="12pt" fo:letter-spacing="normal" fo:language="sk" fo:country="none" style:font-name-asian="Courier New" style:font-size-asian="12pt" style:language-asian="sk" style:country-asian="none" style:font-name-complex="Courier New" style:font-size-complex="12pt" style:language-complex="sk" style:country-complex="none"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FontStyle" style:family="text">
      <style:text-properties fo:color="#000000" style:text-position="0% 100%" style:font-name="Courier New" fo:font-family="'Courier New'" fo:font-size="12pt" fo:letter-spacing="normal" fo:language="sk" fo:country="none" style:font-name-asian="Courier New" style:font-family-asian="'Courier New'" style:font-size-asian="12pt" style:language-asian="sk" style:country-asian="none" style:font-name-complex="Courier New" style:font-family-complex="'Courier New'" style:font-size-complex="12pt" style:language-complex="sk" style:country-complex="none" style:text-scale="100%"/>
    </style:style>
    <style:style style:name="Hyperlink" style:family="text" style:parent-style-name="DefaultFontStyle">
      <style:text-properties fo:color="#000080"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693cm" fo:page-height="21.006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0cm"/>
      </style:header-style>
      <style:footer-style>
        <style:header-footer-properties fo:min-height="2.54cm" fo:margin-left="0cm" fo:margin-right="0cm" fo:margin-top="2.54cm"/>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minolta_c322111009340</dc:title>
    <dc:subject/>
    <meta:initial-creator/>
    <meta:keyword/>
    <dc:date>2022-11-13T18:24:04.496000000</dc:date>
    <meta:editing-duration>PT2H55M44S</meta:editing-duration>
    <meta:editing-cycles>8</meta:editing-cycles>
    <meta:generator>LibreOffice/5.4.2.2$Windows_x86 LibreOffice_project/22b09f6418e8c2d508a9eaf86b2399209b0990f4</meta:generator>
    <meta:document-statistic meta:table-count="0" meta:image-count="0" meta:object-count="0" meta:page-count="56" meta:paragraph-count="565" meta:word-count="9586" meta:character-count="54056" meta:non-whitespace-character-count="44753"/>
  </office:meta>
</office:document-meta>
</file>